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34.258cm"/>
    </style:style>
    <style:style style:name="co8" style:family="table-column">
      <style:table-column-properties fo:break-before="auto" style:column-width="9.232cm"/>
    </style:style>
    <style:style style:name="co9" style:family="table-column">
      <style:table-column-properties fo:break-before="auto" style:column-width="6.699cm"/>
    </style:style>
    <style:style style:name="co10" style:family="table-column">
      <style:table-column-properties fo:break-before="auto" style:column-width="3.812cm"/>
    </style:style>
    <style:style style:name="co11" style:family="table-column">
      <style:table-column-properties fo:break-before="auto" style:column-width="3.54cm"/>
    </style:style>
    <style:style style:name="co12" style:family="table-column">
      <style:table-column-properties fo:break-before="auto" style:column-width="4.657cm"/>
    </style:style>
    <style:style style:name="co13" style:family="table-column">
      <style:table-column-properties fo:break-before="auto" style:column-width="2.623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3.022cm"/>
    </style:style>
    <style:style style:name="co16" style:family="table-column">
      <style:table-column-properties fo:break-before="auto" style:column-width="2.586cm"/>
    </style:style>
    <style:style style:name="co17" style:family="table-column">
      <style:table-column-properties fo:break-before="auto" style:column-width="4.847cm"/>
    </style:style>
    <style:style style:name="co18" style:family="table-column">
      <style:table-column-properties fo:break-before="auto" style:column-width="2.514cm"/>
    </style:style>
    <style:style style:name="co19" style:family="table-column">
      <style:table-column-properties fo:break-before="auto" style:column-width="29.639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3.731cm"/>
    </style:style>
    <style:style style:name="co22" style:family="table-column">
      <style:table-column-properties fo:break-before="auto" style:column-width="2.641cm"/>
    </style:style>
    <style:style style:name="co23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wolucja" table:style-name="ta1">
        <office:forms form:automatic-focus="false" form:apply-design-mode="false"/>
        <table:shapes>
          <draw:frame draw:z-index="0" draw:style-name="gr1" draw:text-style-name="P1" svg:width="15.999cm" svg:height="8.999cm" svg:x="18.415cm" svg:y="1.639cm">
            <draw:object draw:notify-on-update-of-ranges="Ewolucja.B3:Ewolucja.B20 Ewolucja.B3:Ewolucja.B20 Ewolucja.C2:Ewolucja.C2 Ewolucja.C3:Ewolucja.C20 Ewolucja.B3:Ewolucja.B20 Ewolucja.D2:Ewolucja.D2 Ewolucja.D3:Ewolucja.D20 Ewolucja.B3:Ewolucja.B20 Ewolucja.E2:Ewolucja.E2 Ewolucja.E3:Ewolucja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koleni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est chromosome's magnitu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0.832025640630544" calcext:value-type="float">
            <text:p>0,832025640630544</text:p>
          </table:table-cell>
          <table:table-cell office:value-type="float" office:value="0.552091449578055" calcext:value-type="float">
            <text:p>0,55209144957805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0.7170309151866" calcext:value-type="float">
            <text:p>0,7170309151866</text:p>
          </table:table-cell>
          <table:table-cell office:value-type="float" office:value="0.450854619214379" calcext:value-type="float">
            <text:p>0,45085461921437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0.718888030224457" calcext:value-type="float">
            <text:p>0,718888030224457</text:p>
          </table:table-cell>
          <table:table-cell office:value-type="float" office:value="0.376178987717368" calcext:value-type="float">
            <text:p>0,37617898771736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0.653605385534728" calcext:value-type="float">
            <text:p>0,653605385534728</text:p>
          </table:table-cell>
          <table:table-cell office:value-type="float" office:value="0.335915397153895" calcext:value-type="float">
            <text:p>0,33591539715389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0.638748776906852" calcext:value-type="float">
            <text:p>0,638748776906852</text:p>
          </table:table-cell>
          <table:table-cell office:value-type="float" office:value="0.265602470776833" calcext:value-type="float">
            <text:p>0,26560247077683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0.565685424949238" calcext:value-type="float">
            <text:p>0,565685424949238</text:p>
          </table:table-cell>
          <table:table-cell office:value-type="float" office:value="0.250142047008082" calcext:value-type="float">
            <text:p>0,25014204700808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560475988186232" calcext:value-type="float">
            <text:p>0,560475988186232</text:p>
          </table:table-cell>
          <table:table-cell office:value-type="float" office:value="0.239267303527839" calcext:value-type="float">
            <text:p>0,23926730352783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590592922409336" calcext:value-type="float">
            <text:p>0,590592922409336</text:p>
          </table:table-cell>
          <table:table-cell office:value-type="float" office:value="0.24463108519497" calcext:value-type="float">
            <text:p>0,244631085194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0.694742158406028" calcext:value-type="float">
            <text:p>0,694742158406028</text:p>
          </table:table-cell>
          <table:table-cell office:value-type="float" office:value="0.260299000500151" calcext:value-type="float">
            <text:p>0,2602990005001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0.562375912239017" calcext:value-type="float">
            <text:p>0,562375912239017</text:p>
          </table:table-cell>
          <table:table-cell office:value-type="float" office:value="0.24909356381046" calcext:value-type="float">
            <text:p>0,2490935638104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0.238702874045947" calcext:value-type="float">
            <text:p>0,23870287404594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0.23173130285144" calcext:value-type="float">
            <text:p>0,2317313028514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0.462457205227323" calcext:value-type="float">
            <text:p>0,462457205227323</text:p>
          </table:table-cell>
          <table:table-cell office:value-type="float" office:value="0.191205790475816" calcext:value-type="float">
            <text:p>0,1912057904758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476655011512519" calcext:value-type="float">
            <text:p>0,476655011512519</text:p>
          </table:table-cell>
          <table:table-cell office:value-type="float" office:value="0.208175314901963" calcext:value-type="float">
            <text:p>0,2081753149019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230940107675851" calcext:value-type="float">
            <text:p>0,023094010767585</text:p>
          </table:table-cell>
          <table:table-cell office:value-type="float" office:value="0.418887415264134" calcext:value-type="float">
            <text:p>0,418887415264134</text:p>
          </table:table-cell>
          <table:table-cell office:value-type="float" office:value="0.213334174310327" calcext:value-type="float">
            <text:p>0,21333417431032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478887599895146" calcext:value-type="float">
            <text:p>0,478887599895146</text:p>
          </table:table-cell>
          <table:table-cell office:value-type="float" office:value="0.213034571292886" calcext:value-type="float">
            <text:p>0,21303457129288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30940107675851" calcext:value-type="float">
            <text:p>0,023094010767585</text:p>
          </table:table-cell>
          <table:table-cell office:value-type="float" office:value="0.628225012767453" calcext:value-type="float">
            <text:p>0,628225012767453</text:p>
          </table:table-cell>
          <table:table-cell office:value-type="float" office:value="0.201089092899388" calcext:value-type="float">
            <text:p>0,20108909289938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0.493693562175297" calcext:value-type="float">
            <text:p>0,493693562175297</text:p>
          </table:table-cell>
          <table:table-cell office:value-type="float" office:value="0.190572861962026" calcext:value-type="float">
            <text:p>0,190572861962026</text:p>
          </table:table-cell>
          <table:table-cell office:value-type="float" office:value="184" calcext:value-type="float">
            <text:p>184</text:p>
          </table:table-cell>
        </table:table-row>
      </table:table>
      <table:table table:name="Najlepsze chromosomy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 najlepszych chromosomów z ewolucji + chromosom zerow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yniki dla turnieju 3x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85930997501449" calcext:value-type="float">
            <text:p>0,685930997501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1084965058297" calcext:value-type="float">
            <text:p>0,15108496505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01954238100565" calcext:value-type="float">
            <text:p>0,10195423810056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9912273951" calcext:value-type="float">
            <text:p>0,056991227395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0044436217039" calcext:value-type="float">
            <text:p>0,12004443621703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161162443929513" calcext:value-type="float">
            <text:p>0,16116244392951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15043049336266" calcext:value-type="float">
            <text:p>0,1504304933626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2485373276431" calcext:value-type="float">
            <text:p>0,12248537327643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17779454914684" calcext:value-type="float">
            <text:p>0,1177794549146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157615566067145" calcext:value-type="float">
            <text:p>0,15761556606714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1,-2,-2,2,-3,-1,2,1,-1,2,-1,-3,2,0,-1,-2,-2,-1,2,-1,0,-3,2,1,1,-1,-2,-3,-2,-3,0,-2,-2,2,-2,1,1,0,0,2,-2,1,-1,-3,-1,2,-1,-3,-1,-1,0,2,-1,1,-2,-2,2,-3,1,2,-3,1,1,-3,0,0,1,2,-3,2]</text:p>
          </table:table-cell>
          <table:table-cell office:value-type="float" office:value="0.192249837451167" calcext:value-type="float">
            <text:p>0,192249837451167</text:p>
          </table:table-cell>
          <table:table-cell office:value-type="float" office:value="186" calcext:value-type="float">
            <text:p>186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9912273951" calcext:value-type="float">
            <text:p>0,056991227395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01954238100565" calcext:value-type="float">
            <text:p>0,10195423810056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17779454914684" calcext:value-type="float">
            <text:p>0,1177794549146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0044436217039" calcext:value-type="float">
            <text:p>0,12004443621703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2485373276431" calcext:value-type="float">
            <text:p>0,12248537327643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15043049336266" calcext:value-type="float">
            <text:p>0,1504304933626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1084965058297" calcext:value-type="float">
            <text:p>0,15108496505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157615566067145" calcext:value-type="float">
            <text:p>0,15761556606714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161162443929513" calcext:value-type="float">
            <text:p>0,16116244392951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1,-2,-2,2,-3,-1,2,1,-1,2,-1,-3,2,0,-1,-2,-2,-1,2,-1,0,-3,2,1,1,-1,-2,-3,-2,-3,0,-2,-2,2,-2,1,1,0,0,2,-2,1,-1,-3,-1,2,-1,-3,-1,-1,0,2,-1,1,-2,-2,2,-3,1,2,-3,1,1,-3,0,0,1,2,-3,2]</text:p>
          </table:table-cell>
          <table:table-cell office:value-type="float" office:value="0.192249837451167" calcext:value-type="float">
            <text:p>0,19224983745116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85930997501449" calcext:value-type="float">
            <text:p>0,68593099750144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urniej talii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Druid (Aggro)</text:p>
          </table:table-cell>
          <table:table-cell office:value-type="string" calcext:value-type="string">
            <text:p>Druid (Control)</text:p>
          </table:table-cell>
          <table:table-cell office:value-type="string" calcext:value-type="string">
            <text:p>Druid (Midrange)</text:p>
          </table:table-cell>
          <table:table-cell office:value-type="string" calcext:value-type="string">
            <text:p>Mage (Aggro)</text:p>
          </table:table-cell>
          <table:table-cell office:value-type="string" calcext:value-type="string">
            <text:p>Mage (Control)</text:p>
          </table:table-cell>
          <table:table-cell office:value-type="string" calcext:value-type="string">
            <text:p>Mage (Midrange)</text:p>
          </table:table-cell>
          <table:table-cell office:value-type="string" calcext:value-type="string">
            <text:p>Hunter (Aggro)</text:p>
          </table:table-cell>
          <table:table-cell office:value-type="string" calcext:value-type="string">
            <text:p>Hunter (Control)</text:p>
          </table:table-cell>
          <table:table-cell office:value-type="string" calcext:value-type="string">
            <text:p>Hunter (Midrange)</text:p>
          </table:table-cell>
          <table:table-cell office:value-type="string" calcext:value-type="string">
            <text:p>wsp. zwycięstw vs meta</text:p>
          </table:table-cell>
        </table:table-row>
        <table:table-row table:style-name="ro1">
          <table:table-cell table:style-name="ce2" office:value-type="string" calcext:value-type="string">
            <text:p>Druid (Aggro)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.32" calcext:value-type="float">
            <text:p>0,32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table:formula="of:=AVERAGE([.B4:.J4])" office:value-type="float" office:value="0.177777777777778" calcext:value-type="float">
            <text:p>0,177777777777778</text:p>
          </table:table-cell>
        </table:table-row>
        <table:table-row table:style-name="ro1">
          <table:table-cell office:value-type="string" calcext:value-type="string">
            <text:p>Druid (Control)</text:p>
          </table:table-cell>
          <table:table-cell office:value-type="float" office:value="0.82" calcext:value-type="float">
            <text:p>0,82</text:p>
          </table:table-cell>
          <table:table-cell office:value-type="float" office:value="0.5" calcext:value-type="float">
            <text:p>0,5</text:p>
          </table:table-cell>
          <table:table-cell office:value-type="float" office:value="0.54" calcext:value-type="float">
            <text:p>0,54</text:p>
          </table:table-cell>
          <table:table-cell office:value-type="float" office:value="0.8" calcext:value-type="float">
            <text:p>0,8</text:p>
          </table:table-cell>
          <table:table-cell office:value-type="float" office:value="0.44" calcext:value-type="float">
            <text:p>0,44</text:p>
          </table:table-cell>
          <table:table-cell office:value-type="float" office:value="0.34" calcext:value-type="float">
            <text:p>0,34</text:p>
          </table:table-cell>
          <table:table-cell office:value-type="float" office:value="0.72" calcext:value-type="float">
            <text:p>0,72</text:p>
          </table:table-cell>
          <table:table-cell office:value-type="float" office:value="0.42" calcext:value-type="float">
            <text:p>0,42</text:p>
          </table:table-cell>
          <table:table-cell office:value-type="float" office:value="0.34" calcext:value-type="float">
            <text:p>0,34</text:p>
          </table:table-cell>
          <table:table-cell table:formula="of:=AVERAGE([.B5:.J5])" office:value-type="float" office:value="0.546666666666667" calcext:value-type="float">
            <text:p>0,546666666666667</text:p>
          </table:table-cell>
        </table:table-row>
        <table:table-row table:style-name="ro1">
          <table:table-cell office:value-type="string" calcext:value-type="string">
            <text:p>Druid (Midrange)</text:p>
          </table:table-cell>
          <table:table-cell office:value-type="float" office:value="0.82" calcext:value-type="float">
            <text:p>0,82</text:p>
          </table:table-cell>
          <table:table-cell office:value-type="float" office:value="0.46" calcext:value-type="float">
            <text:p>0,46</text:p>
          </table:table-cell>
          <table:table-cell office:value-type="float" office:value="0.5" calcext:value-type="float">
            <text:p>0,5</text:p>
          </table:table-cell>
          <table:table-cell office:value-type="float" office:value="0.98" calcext:value-type="float">
            <text:p>0,98</text:p>
          </table:table-cell>
          <table:table-cell office:value-type="float" office:value="0.6" calcext:value-type="float">
            <text:p>0,6</text:p>
          </table:table-cell>
          <table:table-cell office:value-type="float" office:value="0.58" calcext:value-type="float">
            <text:p>0,58</text:p>
          </table:table-cell>
          <table:table-cell office:value-type="float" office:value="0.86" calcext:value-type="float">
            <text:p>0,86</text:p>
          </table:table-cell>
          <table:table-cell office:value-type="float" office:value="0.42" calcext:value-type="float">
            <text:p>0,42</text:p>
          </table:table-cell>
          <table:table-cell office:value-type="float" office:value="0.36" calcext:value-type="float">
            <text:p>0,36</text:p>
          </table:table-cell>
          <table:table-cell table:formula="of:=AVERAGE([.B6:.J6])"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Mage (Aggro)</text:p>
          </table:table-cell>
          <table:table-cell office:value-type="float" office:value="0.74" calcext:value-type="float">
            <text:p>0,74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formula="of:=AVERAGE([.B7:.J7])" office:value-type="float" office:value="0.237777777777778" calcext:value-type="float">
            <text:p>0,237777777777778</text:p>
          </table:table-cell>
        </table:table-row>
        <table:table-row table:style-name="ro1">
          <table:table-cell office:value-type="string" calcext:value-type="string">
            <text:p>Mage (Control)</text:p>
          </table:table-cell>
          <table:table-cell office:value-type="float" office:value="0.94" calcext:value-type="float">
            <text:p>0,94</text:p>
          </table:table-cell>
          <table:table-cell office:value-type="float" office:value="0.56" calcext:value-type="float">
            <text:p>0,5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office:value-type="float" office:value="0.22" calcext:value-type="float">
            <text:p>0,22</text:p>
          </table:table-cell>
          <table:table-cell table:formula="of:=AVERAGE([.B8:.J8])" office:value-type="float" office:value="0.571111111111111" calcext:value-type="float">
            <text:p>0,571111111111111</text:p>
          </table:table-cell>
        </table:table-row>
        <table:table-row table:style-name="ro1">
          <table:table-cell office:value-type="string" calcext:value-type="string">
            <text:p>Mage (Midrange)</text:p>
          </table:table-cell>
          <table:table-cell office:value-type="float" office:value="0.98" calcext:value-type="float">
            <text:p>0,98</text:p>
          </table:table-cell>
          <table:table-cell office:value-type="float" office:value="0.66" calcext:value-type="float">
            <text:p>0,66</text:p>
          </table:table-cell>
          <table:table-cell office:value-type="float" office:value="0.42" calcext:value-type="float">
            <text:p>0,42</text:p>
          </table:table-cell>
          <table:table-cell office:value-type="float" office:value="0.94" calcext:value-type="float">
            <text:p>0,94</text:p>
          </table:table-cell>
          <table:table-cell office:value-type="float" office:value="0.82" calcext:value-type="float">
            <text:p>0,8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46" calcext:value-type="float">
            <text:p>0,46</text:p>
          </table:table-cell>
          <table:table-cell table:formula="of:=AVERAGE([.B9:.J9])" office:value-type="float" office:value="0.697777777777778" calcext:value-type="float">
            <text:p>0,697777777777778</text:p>
          </table:table-cell>
        </table:table-row>
        <table:table-row table:style-name="ro1">
          <table:table-cell office:value-type="string" calcext:value-type="string">
            <text:p>Hunter (Aggro)</text:p>
          </table:table-cell>
          <table:table-cell office:value-type="float" office:value="0.68" calcext:value-type="float">
            <text:p>0,68</text:p>
          </table:table-cell>
          <table:table-cell office:value-type="float" office:value="0.28" calcext:value-type="float">
            <text:p>0,28</text:p>
          </table:table-cell>
          <table:table-cell office:value-type="float" office:value="0.14" calcext:value-type="float">
            <text:p>0,14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02" calcext:value-type="float">
            <text:p>0,02</text:p>
          </table:table-cell>
          <table:table-cell table:formula="of:=AVERAGE([.B10:.J10])" office:value-type="float" office:value="0.228888888888889" calcext:value-type="float">
            <text:p>0,228888888888889</text:p>
          </table:table-cell>
        </table:table-row>
        <table:table-row table:style-name="ro1">
          <table:table-cell office:value-type="string" calcext:value-type="string">
            <text:p>Hunter (Control)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58" calcext:value-type="float">
            <text:p>0,58</text:p>
          </table:table-cell>
          <table:table-cell office:value-type="float" office:value="0.96" calcext:value-type="float">
            <text:p>0,96</text:p>
          </table:table-cell>
          <table:table-cell office:value-type="float" office:value="0.66" calcext:value-type="float">
            <text:p>0,66</text:p>
          </table:table-cell>
          <table:table-cell office:value-type="float" office:value="0.5" calcext:value-type="float">
            <text:p>0,5</text:p>
          </table:table-cell>
          <table:table-cell office:value-type="float" office:value="0.98" calcext:value-type="float">
            <text:p>0,98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table:formula="of:=AVERAGE([.B11:.J11])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Hunter (Midrange)</text:p>
          </table:table-cell>
          <table:table-cell office:value-type="float" office:value="0.98" calcext:value-type="float">
            <text:p>0,98</text:p>
          </table:table-cell>
          <table:table-cell office:value-type="float" office:value="0.66" calcext:value-type="float">
            <text:p>0,66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  <table:table-cell office:value-type="float" office:value="0.54" calcext:value-type="float">
            <text:p>0,54</text:p>
          </table:table-cell>
          <table:table-cell office:value-type="float" office:value="0.98" calcext:value-type="float">
            <text:p>0,98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formula="of:=AVERAGE([.B12:.J12])" office:value-type="float" office:value="0.753333333333333" calcext:value-type="float">
            <text:p>0,753333333333333</text:p>
          </table:table-cell>
        </table:table-row>
      </table:table>
      <table:table table:name="nsga2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0" table:default-cell-style-name="Default"/>
        <table:table-row table:style-name="ro1" table:visibility="filter">
          <table:table-cell office:value-type="string" calcext:value-type="string">
            <text:p>Rozmiar</text:p>
          </table:table-cell>
          <table:table-cell office:value-type="string" calcext:value-type="string">
            <text:p>Chromosom</text:p>
          </table:table-cell>
          <table:table-cell office:value-type="string" calcext:value-type="string">
            <text:p>Balans</text:p>
          </table:table-cell>
          <table:table-cell office:value-type="string" calcext:value-type="string">
            <text:p>Zmiany 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-2,2,-2,0,0,0,0,0,0,0,0,0,0,0,0,0,0,0,0,0,0,0,0,0,0,0,0,-1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-2,2,-2,0,0,0,0,0,0,0,0,0,0,0,0,0,0,0,0,0,0,0,0,0,0,0,0,-1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0,0,0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0,0,0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0,0,0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0,0,0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0,0,0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2,-2,-2,-2,-1,-2,0,2,-3,0,-3,-1,-2,2,-2,-2,-3,-1,2,0,1,-1,1,1,-1,-3,-1,0,0,-3,-1,-3,-3,-2,-3,-2,-2,-3,2,2,-1,-2,2,2,2,1,0,-3,0,-2,1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2,-2,-2,-2,-1,-2,0,2,-3,0,-3,-1,-2,2,-2,-2,-3,-1,2,0,1,-1,1,1,-1,-3,-1,0,0,-3,-1,-3,-3,-2,-3,-2,-2,-3,2,2,-1,-2,2,2,2,1,0,-3,0,-2,1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2,-2,-2,-2,-1,-2,0,2,-3,0,-3,-1,-2,2,-2,-2,-3,-1,2,0,1,-1,1,1,-1,-3,-1,0,0,-3,-1,-3,-3,-2,-3,-2,-2,-3,2,2,-1,-2,2,2,2,1,0,-3,0,-2,1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2,-2,-2,-2,-1,-2,0,2,-3,0,-3,-1,-2,2,-2,-2,-3,-1,2,0,1,-1,1,1,-1,-3,-1,0,0,-3,-1,-3,-3,-2,-3,-2,-2,-3,2,2,-1,-2,2,2,2,1,0,-3,0,-2,1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2,-2,-2,-2,-1,-2,0,1,2,0,0,0,0,0,-2,-2,-3,-1,2,0,1,-1,1,1,-1,-3,-1,0,0,-3,-1,-3,-3,-2,-3,-2,-2,-3,2,2,-1,-2,2,2,2,1,0,-3,0,-2,1,0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2,-2,-2,-2,-1,-2,0,1,2,0,0,0,0,0,-2,-2,-3,-1,2,0,1,-1,1,1,-1,-3,-1,0,0,-3,-1,-3,-3,-2,-3,-2,-2,-3,2,2,-1,-2,2,2,2,1,0,-3,0,-2,1,0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2,-2,-2,-2,-1,-2,0,1,2,0,0,0,0,0,-2,-2,-3,-1,2,0,1,-1,1,1,-1,-3,-1,0,0,-3,-1,-3,-3,-2,-3,-2,-2,-3,2,2,-1,-2,2,2,2,1,0,-3,0,-2,1,0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1,-1,-2,-3,-1,-2,-2,2,2,-3,2,-3,-3,-3,0,0,2,-3,0,-3,-1,0,0,0,0,0,0,0,0,0,0,0,0,0,0,0,0,0,0,0,0,-3,-2,0,0,0,0,0,0,0,0,0,0,0,0,2,2,0,0,-1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1,-1,-2,-3,-1,-2,-2,2,2,-3,2,-3,-3,-3,0,0,2,-3,0,-3,-1,0,0,0,0,0,0,0,0,0,0,0,0,0,0,0,0,0,0,0,0,-3,-2,0,0,0,0,0,0,0,0,0,0,0,0,2,2,0,0,-1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1,-1,-2,-3,-1,-2,-2,2,2,-3,2,-3,-3,-3,0,0,2,-3,0,-3,-1,0,0,0,0,0,0,0,0,0,0,0,0,0,0,0,0,0,0,0,0,-3,-2,0,0,0,0,0,0,0,0,0,0,0,0,2,2,0,0,-1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1,-1,-2,-3,-1,-2,-2,2,2,-3,2,-3,-3,-3,0,0,2,-3,0,-3,-1,0,0,0,0,0,0,0,0,0,0,0,0,0,0,0,0,0,0,0,0,-3,-2,0,0,0,0,0,0,0,0,0,0,0,0,2,2,0,0,-1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2,0,-1,1,0,-1,1,-2,-1,-1,-2,-3,-1,-2,-2,2,2,0,0,0,0,0,-2,0,0,0,0,0,0,0,0,0,0,0,0,0,0,0,0,0,0,0,0,0,0,0,0,0,0,-3,-2,0,0,0,0,0,0,0,0,0,0,0,0,2,2,0,0,-1,-1]</text:p>
          </table:table-cell>
          <table:table-cell office:value-type="float" office:value="0.08" calcext:value-type="float">
            <text:p>0,0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2,0,-1,1,0,-1,1,-2,-1,-1,-2,-3,-1,-2,-2,2,2,0,0,0,0,0,-2,0,0,0,0,0,0,0,0,0,0,0,0,0,0,0,0,0,0,0,0,0,0,0,0,0,0,-3,-2,0,0,0,0,0,0,0,0,0,0,0,0,2,2,0,0,-1,-1]</text:p>
          </table:table-cell>
          <table:table-cell office:value-type="float" office:value="0.08" calcext:value-type="float">
            <text:p>0,0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2,0,-1,1,0,-1,1,-2,-1,-1,-2,-3,-1,-2,-2,2,2,0,0,0,0,0,-2,0,0,0,0,0,0,0,0,0,0,0,0,0,0,0,0,0,0,0,0,0,0,0,0,0,0,-3,-2,0,0,0,0,0,0,0,0,0,0,0,0,2,2,0,0,-1,-1]</text:p>
          </table:table-cell>
          <table:table-cell office:value-type="float" office:value="0.08" calcext:value-type="float">
            <text:p>0,0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2,0,-1,1,0,-1,1,-2,-1,-1,-2,-3,-1,-2,-2,2,2,0,0,0,0,0,-2,0,0,0,0,0,0,0,0,0,0,0,0,0,0,0,0,0,0,0,0,0,0,0,0,0,0,-3,-2,0,0,0,0,0,0,0,0,0,0,0,0,2,2,0,0,-1,-1]</text:p>
          </table:table-cell>
          <table:table-cell office:value-type="float" office:value="0.08" calcext:value-type="float">
            <text:p>0,0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-2,-3,-3,-2,1,-1,2,-1,-1,-2,-3,-1,-2,-2,2,2,-3,2,-2,-2,-1,-2,0,0,1,2,2,3,1,2,-3,-3,-1,0,0,0,-2,0,0,0,0,0,0,-2,0,0,0,1,-2,0,0,0,0,0,0,0,0,0,0,0,0,0,2,2,0,2,-2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-1,0,2,0,-1,1,0,-1,1,-2,-1,-1,-2,-3,-1,-2,-2,2,2,-3,2,-3,-3,-3,2,0,1,2,0,0,0,0,0,0,0,0,0,0,0,0,0,0,0,0,0,0,0,0,0,0,0,0,0,0,0,0,0,0,0,0,0,0,0,0,0,2,2,0,2,-2,2]</text:p>
          </table:table-cell>
          <table:table-cell office:value-type="float" office:value="0.0952190457139048" calcext:value-type="float">
            <text:p>0,095219045713905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-1,2,-2,-1,-1,-2,-1,-3,-3,-3,-3,1,1,-2,-1,-1,1,-1,1,-3,-3,1,1,0,2,-3,3,-2,-3,0,2,-3,2,-2,-3,-2,-2,-1,1,1,0,-2,-3,0,1,2,2,2,-2,2,-1,-1,-3,-2,3,-3,2,1,-1,1,-1,2,-1,0,1,2,2,-1,1,-3,-2,0,-2,-1,1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-1,2,-2,-1,-1,-2,-1,-3,-3,-3,-3,1,1,-2,-1,-1,1,-1,1,-3,-3,1,1,0,2,-3,3,-2,-3,0,2,-3,2,-2,-3,-2,-2,-1,1,1,0,-2,-3,0,1,2,2,2,-2,2,-1,-1,-3,-2,3,-3,2,1,-1,1,-1,2,-1,0,1,2,2,-1,1,-3,-2,0,-2,-1,1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0,0,-3,0,-1,-1,-1,-1,1,-1,-1,-1,-3,-1,-1,1,0,-1,-3,-3,1,0,2,-2,-2,-2,-1,-2,0,0,1,2,2,3,1,0,-3,-3,-1,-3,0,0,-2,0,-3,-3,-1,-2,-2,2,-3,-3,-2,-3,-2,2,1,-1,-2,0,-2,-3,0,-1,0,0,0,-2,2,0,2,-2,-3,0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0,0,-3,0,-1,-1,-1,-1,1,-1,-1,-1,-3,-1,-1,1,0,-1,-3,-3,1,0,2,-2,-2,-2,-1,-2,0,0,1,2,2,3,1,0,-3,-3,-1,-3,0,0,-2,0,-3,-3,-1,-2,-2,2,-3,-3,-2,-3,-2,2,1,-1,-2,0,-2,-3,0,-1,0,0,0,-2,2,0,2,-2,-3,0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0,-3,-3,-1,-3,0,0,-2,0,0,0,0,0,0,0,0,0,0,0,-3,-2,0,0,0,0,0,0,0,0,0,0,0,0,2,2,0,2,-2,-1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0,0,-3,0,-1,-1,-1,-1,1,-1,-1,-1,-3,-1,-1,1,0,-1,-3,-3,1,0,2,-2,-2,-2,-1,-2,0,0,1,2,2,3,1,0,-3,-3,-1,-3,0,0,-2,0,-3,-3,-1,-2,-2,2,-3,-3,-2,-3,-2,2,1,-1,-2,0,-2,-3,0,-1,0,0,0,-2,2,0,2,-2,-3,0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0,-3,-3,-1,-3,0,0,-2,0,0,0,0,0,0,0,0,0,0,0,-3,-2,0,0,0,0,0,0,0,0,0,0,0,0,2,2,0,2,-2,-1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0,0,0,0,0,0,2,-1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0,0,0,0,0,0,2,-1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0,0,0,0,0,0,2,-1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0,0,0,0,0,0,2,-1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0,-2,2,2,-3,2,-3,0,-3,2,0,1,2,0,0,0,0,0,0,0,0,0,0,0,0,0,0,0,0,0,0,0,0,0,0,0,0,0,0,0,0,0,0,0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0,-2,2,2,-3,2,-3,0,-3,2,0,1,2,0,0,0,0,0,0,0,0,0,0,0,0,0,0,0,0,0,0,0,0,0,0,0,0,0,0,0,0,0,0,0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0,-2,2,2,-3,2,-3,0,-3,2,0,1,2,0,0,0,0,0,0,0,0,0,0,0,0,0,0,0,0,0,0,0,0,0,0,0,0,0,0,0,0,0,0,0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0,-2,2,2,-3,2,-3,0,-3,2,0,1,2,0,0,0,0,0,0,0,0,0,0,0,0,0,0,0,0,0,0,0,0,0,0,0,0,0,0,0,0,0,0,0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2,-3,0,-3,-1,-2,2,-2,-2,-3,-1,2,0,1,-1,1,1,-1,-3,-1,0,0,-3,-1,-3,-3,-2,-3,-2,-2,-3,2,2,-1,-2,2,2,-1,1,-3,0,2,0,-1,-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2,-3,0,-3,-1,-2,2,-2,-2,-3,-1,2,0,1,-1,1,1,-1,-3,-1,0,0,-3,-1,-3,-3,-2,-3,-2,-2,-3,2,2,-1,-2,2,2,-1,1,-3,0,2,0,-1,-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2,-3,0,-3,-1,-2,2,-2,-2,-3,-1,2,0,1,-1,1,1,-1,-3,-1,0,0,-3,-1,-3,-3,-2,-3,-2,-2,-3,2,2,-1,-2,2,2,-1,1,-3,0,2,0,-1,-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2,-3,0,-3,-1,-2,2,-2,-2,-3,-1,2,0,1,-1,1,1,-1,-3,-1,0,0,-3,-1,-3,-3,-2,-3,-2,-2,-3,2,2,-1,-2,2,2,-1,1,-3,0,2,0,-1,-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2,-3,0,-3,-1,-2,2,-2,-2,-3,-1,2,0,1,-1,1,1,-1,-3,-1,0,0,-3,-1,-3,-3,-2,-3,-2,-2,-3,2,2,-1,-2,2,2,-1,1,-3,0,2,0,-1,-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0,0,-3,0,-1,-1,-1,-3,-1,-1,-2,-2,-2,-3,-1,1,0,-1,-3,-3,1,0,2,-2,-2,-2,-1,-2,0,0,1,2,2,3,1,0,-3,-3,-1,-3,0,0,-2,0,-3,-3,-1,-2,-2,2,-3,-3,-2,-3,-2,2,1,-1,-2,0,-2,-3,0,-1,0,0,0,-2,2,0,2,-2,-3,0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0,0,-3,0,-1,-1,-1,-3,-1,-1,-2,-2,-2,-3,-1,1,0,-1,-3,-3,1,0,2,-2,-2,-2,-1,-2,0,0,1,2,2,3,1,0,-3,-3,-1,-3,0,0,-2,0,-3,-3,-1,-2,-2,2,-3,-3,-2,-3,-2,2,1,-1,-2,0,-2,-3,0,-1,0,0,0,-2,2,0,2,-2,-3,0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0,0,-3,0,-1,-1,-1,-3,-1,-1,-2,-2,-2,-3,-1,1,0,-1,-3,-3,1,0,2,-2,-2,-2,-1,-2,0,0,1,2,2,3,1,0,-3,-3,-1,-3,0,0,-2,0,-3,-3,-1,-2,-2,2,-3,-3,-2,-3,-2,2,1,-1,-2,0,-2,-3,0,-1,0,0,0,-2,2,0,2,-2,-3,0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2,0,0,0,-2,0,0,-2,0,0,0,0,0,0,0,2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2,0,0,0,-2,0,0,-2,0,0,0,0,0,0,0,2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2,0,0,0,-2,0,0,-2,0,0,0,0,0,0,0,2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2,0,0,0,-2,0,0,-2,0,0,0,0,0,0,0,2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2,0,0,0,-2,0,0,-2,0,0,0,0,0,0,0,2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2,0,0,0,-2,0,0,-2,0,0,0,0,0,0,0,2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-2,2,-2,0,0,0,0,0,0,0,0,0,0,0,0,0,0,0,0,0,0,0,0,0,0,0,0,0,0,0,0,0,0,0,2,2,0,0,-1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-2,2,-2,0,0,0,0,0,0,0,0,0,0,0,0,0,0,0,0,0,0,0,0,0,0,0,0,0,0,0,0,0,0,0,2,2,0,0,-1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-2,2,-2,0,0,0,0,0,0,0,0,0,0,0,0,0,0,0,0,0,0,0,0,0,0,0,0,0,0,0,0,0,0,0,2,2,0,0,-1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-2,2,-2,0,0,0,0,0,0,0,0,0,0,0,0,0,0,0,0,0,0,0,0,0,0,0,0,0,0,0,0,0,0,0,2,2,0,0,-1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12" calcext:value-type="float">
            <text:p>0,12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12" calcext:value-type="float">
            <text:p>0,12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12" calcext:value-type="float">
            <text:p>0,12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12" calcext:value-type="float">
            <text:p>0,12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3,-3,-1,-2,-2,2,0,0,0,0,0,0,-1,0,0,0,0,0,0,0,0,0,0,0,0,0,0,0,0,0,0,0,0,0,0,0,0,0,0,0,0,0,0,0,0,0,0,0,0,0,0,0,0,2,2,0,0,-2,-1]</text:p>
          </table:table-cell>
          <table:table-cell office:value-type="float" office:value="0.12" calcext:value-type="float">
            <text:p>0,1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3,-3,-1,-2,-2,2,0,0,0,0,0,0,-1,0,0,0,0,0,0,0,0,0,0,0,0,0,0,0,0,0,0,0,0,0,0,0,0,0,0,0,0,0,0,0,0,0,0,0,0,0,0,0,0,2,2,0,0,-2,-1]</text:p>
          </table:table-cell>
          <table:table-cell office:value-type="float" office:value="0.12" calcext:value-type="float">
            <text:p>0,1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3,-3,-1,-2,-2,2,0,0,0,0,0,0,-1,0,0,0,0,0,0,0,0,0,0,0,0,0,0,0,0,0,0,0,0,0,0,0,0,0,0,0,0,0,0,0,0,0,0,0,0,0,0,0,0,2,2,0,0,-2,-1]</text:p>
          </table:table-cell>
          <table:table-cell office:value-type="float" office:value="0.12" calcext:value-type="float">
            <text:p>0,1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1,2,0,-2,1,-1,0,-1,-2,1,-1,1,-1,2,1,0,-2,-2,2,-2,-3,1,2,2,2,-2,2,-1,-1,-3,-2,-3,-2,2,1,-1,-2,0,-2,-3,1,-2,1,0,1,-1,0,0,2,0,-1,-1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1,2,0,-2,1,-1,0,-1,-2,1,-1,1,-1,2,1,0,-2,-2,2,-2,-3,1,2,2,2,-2,2,-1,-1,-3,-2,-3,-2,2,1,-1,-2,0,-2,-3,1,-2,1,0,1,-1,0,0,2,0,-1,-1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1,2,0,-2,1,-1,0,-1,-2,1,-1,1,-1,2,1,0,-2,-2,2,-2,-3,1,2,2,2,-2,2,-1,-1,-3,-2,-3,-2,2,1,-1,-2,0,-2,-3,1,-2,1,0,1,-1,0,0,2,0,-1,-1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1,2,0,-2,1,-1,0,-1,-2,1,-1,1,-1,2,1,0,-2,-2,2,-2,-3,1,2,2,2,-2,2,-1,-1,-3,-2,-3,-2,2,1,-1,-2,0,-2,-3,1,-2,1,0,1,-1,0,0,2,0,-1,-1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1,2,0,-2,1,-1,0,-1,-2,1,-1,1,-1,2,1,0,-2,-2,2,-2,-3,1,2,2,2,-2,2,-1,-1,-3,-2,-3,-2,2,1,-1,-2,0,-2,-3,1,-2,1,0,1,-1,0,0,2,0,-1,-1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0,0,0,0,0,0,0,0,0,0,0,0,0,0,0,0,0,0,0,0,-3,-2,0,0,0,0,0,0,0,0,0,0,0,0,0,0,0,0,0,0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0,0,0,0,0,0,0,0,0,0,0,0,0,0,0,0,0,0,0,0,-3,-2,0,0,0,0,0,0,0,0,0,0,0,0,0,0,0,0,0,0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0,0,0,0,0,0,0,0,0,0,0,0,0,0,0,0,0,0,0,0,0,0,0,0,0,0,0,0,0,-1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0,0,0,0,0,0,0,0,0,0,0,0,0,0,0,0,0,0,0,0,0,0,0,0,0,0,0,0,0,-1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0,0,0,0,0,0,0,0,0,0,0,0,0,0,0,0,0,0,0,0,0,0,0,0,0,0,0,0,0,-1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2,-3,2,-3,-3,-3,2,0,1,2,0,0,0,0,0,0,0,0,0,0,0,0,0,0,0,0,0,0,0,0,0,0,0,0,0,0,0,0,0,0,0,0,0,0,0,0,0,0,0,0,0,0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0,0,0,0,0,0,0,0,0,0,0,0,0,0,0,0,0,0,0,0,0,0,0,0,0,0,0,0,0,-1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2,-3,2,-3,-3,-3,2,0,1,2,0,0,0,0,0,0,0,0,0,0,0,0,0,0,0,0,0,0,0,0,0,0,0,0,0,0,0,0,0,0,0,0,0,0,0,0,0,0,0,0,0,0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0,0,0,0,0,0,0,0,0,0,0,0,0,0,0,0,0,0,0,0,0,0,0,0,0,0,0,0,0,-1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2,-3,2,-3,-3,-3,2,0,1,2,0,0,0,0,0,0,0,0,0,0,0,0,0,0,0,0,0,0,0,0,0,0,0,0,0,0,0,0,0,0,0,0,0,0,0,0,0,0,0,0,0,0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0,0,0,0,0,0,0,0,0,0,0,0,0,0,0,0,0,0,0,0,0,0,0,0,0,0,0,0,0,-1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2,-3,2,-3,-3,-3,2,0,1,2,0,0,0,0,0,0,0,0,0,0,0,0,0,0,0,0,0,0,0,0,0,0,0,0,0,0,0,0,0,0,0,0,0,0,0,0,0,0,0,0,0,0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0,0,0,0,0,0,0,0,0,0,0,0,0,0,0,0,0,0,0,0,0,0,0,0,0,0,0,0,0,-1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2,-3,2,-3,-3,-3,2,0,1,2,0,0,0,0,0,0,0,0,0,0,0,0,0,0,0,0,0,0,0,0,0,0,0,0,0,0,0,0,0,0,0,0,0,0,0,0,0,0,0,0,0,0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3,0,0,0,0,0,0,0,0,0,0,0,-3,-1,-2,-3,-1,-2,-2,2,0,0,0,0,0,0,0,0,2,-3,0,-3,-1,0,0,0,0,0,0,0,0,0,0,0,0,0,0,0,0,0,0,0,0,0,0,0,0,0,0,0,0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2,-3,2,-3,-3,-3,2,0,1,2,0,0,0,0,0,0,0,0,0,0,0,0,0,0,0,0,0,0,0,0,0,0,0,0,0,0,0,0,0,0,0,0,0,0,0,0,0,0,0,0,0,0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3,0,0,0,0,0,0,0,0,0,0,0,-3,-1,-2,-3,-1,-2,-2,2,0,0,0,0,0,0,0,0,2,-3,0,-3,-1,0,0,0,0,0,0,0,0,0,0,0,0,0,0,0,0,0,0,0,0,0,0,0,0,0,0,0,0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2,-3,2,-3,-3,-3,2,0,1,2,0,0,0,0,0,0,0,0,0,0,0,0,0,0,0,0,0,0,0,0,0,0,0,0,0,0,0,0,0,0,0,0,0,0,0,0,0,0,0,0,0,0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3,0,0,0,0,0,0,0,0,0,0,0,-3,-1,-2,-3,-1,-2,-2,2,0,0,0,0,0,0,0,0,2,-3,0,-3,-1,0,0,0,0,0,0,0,0,0,0,0,0,0,0,0,0,0,0,0,0,0,0,0,0,0,0,0,0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3,0,0,0,0,0,0,0,0,0,0,0,-3,-1,-2,-3,-1,-2,-2,2,0,0,0,0,0,0,0,0,2,-3,0,-3,-1,0,0,0,0,0,0,0,0,0,0,0,0,0,0,0,0,0,0,0,0,0,0,0,0,0,0,0,0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0,0,0,0,0,0,0,0,0,0,0,0,0,0,0,0,0,0,0,0,0,0,0,0,0,0,0,0,0,0,0,0,0,0,0,0,0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0,0,0,0,0,0,0,0,0,0,0,0,0,0,0,0,0,0,0,0,0,0,0,0,0,0,0,0,0,0,0,0,0,0,0,0,0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0,0,0,0,0,0,0,0,0,0,0,0,0,0,0,0,0,0,0,0,0,0,0,0,0,0,0,0,0,0,0,0,0,0,0,0,0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0,0,0,0,0,0,0,0,0,0,0,0,0,0,0,0,0,0,0,0,0,0,0,0,0,0,0,0,0,0,0,0,0,0,0,0,0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0,0,0,0,0,0,0,0,0,0,0,0,0,0,0,0,0,0,0,0,0,0,0,0,0,0,0,0,0,0,0,0,0,0,0,0,0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0,0,0,0,0,0,0,0,0,0,0,0,0,0,0,0,0,0,0,0,0,0,0,0,0,0,0,0,0,0,0,0,0,0,0,0,0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0,-2,1,-1,0,-1,-2,1,-1,1,-1,2,1,0,-2,-2,0,-2,-2,-1,-2,-2,-1,2,0,-1,1,0,1,-1,0,-3,-2,0,-2,-3,2,2,-1,-2,2,2,-1,1,-3,0,0,-2,-1,1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0,-2,1,-1,0,-1,-2,1,-1,1,-1,2,1,0,-2,-2,0,-2,-2,-1,-2,-2,-1,2,0,-1,1,0,1,-1,0,-3,-2,0,-2,-3,2,2,-1,-2,2,2,-1,1,-3,0,0,-2,-1,1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0,-2,1,-1,0,-1,-2,1,-1,1,-1,2,1,0,-2,-2,0,-2,-2,-1,-2,-2,-1,2,0,-1,1,0,1,-1,0,-3,-2,0,-2,-3,2,2,-1,-2,2,2,-1,1,-3,0,0,-2,-1,1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-1,-1,-1,-1,-3,-1,-1,-2,-2,-2,-3,2,2,-3,2,-2,-2,2,0,0,0,0,0,0,0,0,2,-3,0,-3,-1,-2,2,-2,-2,-3,-1,2,0,-1,-1,1,0,0,0,0,0,0,0,0,0,0,0,0,0,0,0,0,0,0,0,0,0,0,0,0,0,0,0,0,0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-1,-1,-1,-1,-3,-1,-1,-2,-2,-2,-3,2,2,-3,2,-2,-2,2,0,0,0,0,0,0,0,0,2,-3,0,-3,-1,-2,2,-2,-2,-3,-1,2,0,-1,-1,1,0,0,0,0,0,0,0,0,0,0,0,0,0,0,0,0,0,0,0,0,0,0,0,0,0,0,0,0,0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-1,-1,-1,-1,-3,-1,-1,-2,-2,-2,-3,2,2,-3,2,-2,-2,2,0,0,0,0,0,0,0,0,2,-3,0,-3,-1,-2,2,-2,-2,-3,-1,2,0,-1,-1,1,0,0,0,0,0,0,0,0,0,0,0,0,0,0,0,0,0,0,0,0,0,0,0,0,0,0,0,0,0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-1,-1,-1,-1,-3,-1,-1,-2,-2,-2,-3,2,2,-3,2,-2,-2,2,0,0,0,0,0,0,0,0,2,-3,0,-3,-1,-2,2,-2,-2,-3,-1,2,0,-1,-1,1,0,0,0,0,0,0,0,0,0,0,0,0,0,0,0,0,0,0,0,0,0,0,0,0,0,0,0,0,0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-1,-1,-1,-1,-3,-1,-1,-2,-2,-2,-3,2,2,-3,2,-2,-2,2,0,0,0,0,0,0,0,0,2,-3,0,-3,-1,-2,2,-2,-2,-3,-1,2,0,-1,-1,1,0,0,0,0,0,0,0,0,0,0,0,0,0,0,0,0,0,0,0,0,0,0,0,0,0,0,0,0,0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-1,0,2,0,-1,1,0,-1,1,-2,-1,-1,-2,-3,-1,-2,-2,2,2,-3,2,-3,-3,-3,2,0,1,2,0,0,0,0,0,0,0,0,0,0,0,0,0,0,0,0,0,0,0,0,0,0,0,0,0,0,0,0,0,0,0,0,0,0,0,0,0,2,2,0,2,-2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-1,0,2,0,-1,1,0,-1,1,-2,-1,-1,-2,-3,-1,-2,-2,2,2,-3,2,-3,-3,-3,2,0,1,2,0,0,0,0,0,0,0,0,0,0,0,0,0,0,0,0,0,0,0,0,0,0,0,0,0,0,0,0,0,0,0,0,0,0,0,0,0,2,2,0,2,-2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-1,-1,1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2,-3,-3,0,0,0,-2,0,0,0,0,0,0,0,0,0,0,0,0,0,0,2,-1,0,-1,0,0,2,-3,0,-3,2,1,-1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2,-3,-3,0,0,0,-2,0,0,0,0,0,0,0,0,0,0,0,0,0,0,2,-1,0,-1,0,0,2,-3,0,-3,2,1,-1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2,-3,-3,0,0,0,-2,0,0,0,0,0,0,0,0,0,0,0,0,0,0,2,-1,0,-1,0,0,2,-3,0,-3,2,1,-1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2,-3,-3,0,0,0,-2,0,0,0,0,0,0,0,0,0,0,0,0,0,0,2,-1,0,-1,0,0,2,-3,0,-3,2,1,-1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-2,-1,-1,-2,-3,-1,-2,-2,2,2,-3,2,-3,-3,-3,2,0,1,2,0,0,0,0,0,0,0,0,0,0,0,0,0,0,0,0,0,0,0,0,0,0,0,0,0,0,0,0,0,0,0,0,0,0,0,0,0,0,0,0,0,0,0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-2,-1,-1,-2,-3,-1,-2,-2,2,2,-3,2,-3,-3,-3,2,0,1,2,0,0,0,0,0,0,0,0,0,0,0,0,0,0,0,0,0,0,0,0,0,0,0,0,0,0,0,0,0,0,0,0,0,0,0,0,0,0,0,0,0,0,0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-2,-1,-1,-2,-3,-1,-2,-2,2,2,-3,2,-3,-3,-3,2,0,1,2,0,0,0,0,0,0,0,0,0,0,0,0,0,0,0,0,0,0,0,0,0,0,0,0,0,0,0,0,0,0,0,0,0,0,0,0,0,0,0,0,0,0,0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-2,-1,-1,-2,-3,-1,-2,-2,2,2,-3,2,-3,-3,-3,2,0,1,2,0,0,0,0,0,0,0,0,0,0,0,0,0,0,0,0,0,0,0,0,0,0,0,0,0,0,0,0,0,0,0,0,0,0,0,0,0,0,0,0,0,0,0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1,0,-3,-3,-1,-3,0,-3,-3,2,-1,-2,-1,-2,-2,2,-3,-3,-2,-3,-2,2,1,-1,-2,0,-2,-3,1,-2,1,0,1,-1,0,0,2,0,-1,-1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1,0,-3,-3,-1,-3,0,-3,-3,2,-1,-2,-1,-2,-2,2,-3,-3,-2,-3,-2,2,1,-1,-2,0,-2,-3,1,-2,1,0,1,-1,0,0,2,0,-1,-1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1,0,-3,-3,-1,-3,0,-3,-3,2,-1,-2,-1,-2,-2,2,-3,-3,-2,-3,-2,2,1,-1,-2,0,-2,-3,1,-2,1,0,1,-1,0,0,2,0,-1,-1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3,2,-1,-3,1,0,-2,0,-3,-3,-1,-2,-2,2,-3,-3,-2,-3,-2,2,1,-1,-2,0,-2,-3,0,-1,0,0,0,-2,2,0,2,-2,-3,0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1,2,-3,-1,0,2,0,-1,1,-1,-1,-1,-3,-1,-1,1,0,-1,-3,-3,1,0,2,-2,-2,-2,-1,-2,0,0,1,2,2,3,1,0,-3,-3,-1,-3,0,0,-2,0,-3,-3,-1,-2,-2,2,-3,-3,-2,-3,-2,2,1,-1,-2,0,-2,-3,0,-1,0,0,0,-2,2,0,2,-2,-3,0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3,2,-1,-3,1,0,-2,0,-3,-3,-1,-2,-2,2,-3,-3,-2,-3,-2,2,1,-1,-2,0,-2,-3,0,-1,0,0,0,-2,2,0,2,-2,-3,0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-3,-3,0,0,0,0,0,0,0,0,0,0,0,0,0,0,2,2,0,2,-2,-1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-3,-3,0,0,0,0,0,0,0,0,0,0,0,0,0,0,2,2,0,2,-2,-1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-3,-3,0,0,0,0,0,0,0,0,0,0,0,0,0,0,2,2,0,2,-2,-1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1,-2,-1,-3,-3,-3,-3,1,1,-2,1,2,0,2,1,-2,-2,2,2,-1,-3,2,-2,-1,-1,2,-2,-2,1,-2,1,-2,-1,1,1,-1,-3,0,-3,0,1,2,2,2,-2,2,-1,-1,-3,-2,-2,-3,2,1,-1,1,-1,2,-1,0,-1,0,0,0,-2,2,0,2,-2,-3,0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1,-2,-1,-3,-3,-3,-3,1,1,-2,1,2,0,2,1,-2,-2,2,2,-1,-3,2,-2,-1,-1,2,-2,-2,1,-2,1,-2,-1,1,1,-1,-3,0,-3,0,1,2,2,2,-2,2,-1,-1,-3,-2,-2,-3,2,1,-1,1,-1,2,-1,0,-1,0,0,0,-2,2,0,2,-2,-3,0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0,0,0,0,0,0,-2,2,2,-3,2,-3,0,-3,2,0,1,2,0,0,0,0,0,0,0,0,0,0,0,0,0,0,0,0,0,0,0,0,0,0,0,0,0,0,0,0,0,0,0,0,0,0,0,0,0,2,2,0,2,-2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0,0,0,0,0,0,-2,2,2,-3,2,-3,0,-3,2,0,1,2,0,0,0,0,0,0,0,0,0,0,0,0,0,0,0,0,0,0,0,0,0,0,0,0,0,0,0,0,0,0,0,0,0,0,0,0,0,2,2,0,2,-2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0,0,0,0,0,0,-2,2,2,-3,2,-3,0,-3,2,0,1,2,0,0,0,0,0,0,0,0,0,0,0,0,0,0,0,0,0,0,0,0,0,0,0,0,0,0,0,0,0,0,0,0,0,0,0,0,0,2,2,0,2,-2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0,0,0,0,0,0,-2,2,2,-3,2,-3,0,-3,2,0,1,2,0,0,0,0,0,0,0,0,0,0,0,0,0,0,0,0,0,0,0,0,0,0,0,0,0,0,0,0,0,0,0,0,0,0,0,0,0,2,2,0,2,-2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0,0,0,0,0,0,-2,2,2,-3,2,-3,0,-3,2,0,1,2,0,0,0,0,0,0,0,0,0,0,0,0,0,0,0,0,0,0,0,0,0,0,0,0,0,0,0,0,0,0,0,0,0,0,0,0,0,2,2,0,2,-2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-2,-1,-1,-2,-1,-3,-3,-3,-3,1,1,-2,1,2,0,-1,-3,-1,-1,1,-1,0,2,-3,0,-2,-3,0,2,-3,2,-2,-3,-2,-2,-1,1,1,0,-2,-3,0,1,2,2,2,-2,2,-1,-1,-3,-2,-2,-3,2,1,-1,1,-1,2,-1,0,-2,2,2,-1,1,-3,0,0,-2,-1,1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-1,-3,-1,-1,-2,-3,-1,-2,-2,2,2,-3,2,-3,-3,-3,2,0,1,2,0,0,0,0,0,0,0,0,0,0,0,0,0,0,0,0,0,0,0,0,0,0,0,-3,-2,0,0,0,0,0,0,0,0,0,0,0,0,2,2,0,2,-2,-1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-1,-3,-1,-1,-2,-3,-1,-2,-2,2,2,-3,2,-3,-3,-3,2,0,1,2,0,0,0,0,0,0,0,0,0,0,0,0,0,0,0,0,0,0,0,0,0,0,0,-3,-2,0,0,0,0,0,0,0,0,0,0,0,0,2,2,0,2,-2,-1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-1,-3,-1,-1,-2,-3,-1,-2,-2,2,2,-3,2,-3,-3,-3,2,0,1,2,0,0,0,0,0,0,0,0,0,0,0,0,0,0,0,0,0,0,0,0,0,0,0,-3,-2,0,0,0,0,0,0,0,0,0,0,0,0,2,2,0,2,-2,-1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0,2,0,-1,1,-1,-1,-1,-3,-1,-1,1,0,-1,-3,-3,1,0,2,-2,-2,-2,-1,-2,0,2,-3,0,-3,-1,-2,2,-2,-2,-3,-1,2,0,1,-1,1,1,-1,-3,-1,0,0,-3,-1,-3,-3,-2,-3,-2,-2,-3,2,2,-1,-2,2,2,2,1,0,-3,0,-2,1,0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0,2,0,-1,1,-1,-1,-1,-3,-1,-1,1,0,-1,-3,-3,1,0,2,-2,-2,-2,-1,-2,0,2,-3,0,-3,-1,-2,2,-2,-2,-3,-1,2,0,1,-1,1,1,-1,-3,-1,0,0,-3,-1,-3,-3,-2,-3,-2,-2,-3,2,2,-1,-2,2,2,2,1,0,-3,0,-2,1,0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3,1,-2,1,2,-2,-1,-3,2,0,0,1,0,-1,-1,-3,-1,-1,0,0,-3,-3,-2,1,-2,0,-2,2,-3,2,-1,-3,1,0,-2,0,-3,0,-1,-2,-2,2,-3,-3,-2,-3,-2,2,1,-1,-2,0,-2,-3,0,-1,0,0,0,-2,2,0,2,-2,-3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-3,-3,-1,-2,-2,2,-3,-3,-2,-3,-2,2,1,-1,-2,0,-2,-3,1,-2,1,0,1,-1,0,0,2,0,-1,-1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-3,-3,-1,-2,-2,2,-3,-3,-2,-3,-2,2,1,-1,-2,0,-2,-3,1,-2,1,0,1,-1,0,0,2,0,-1,-1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-3,-3,-1,-2,-2,2,-3,-3,-2,-3,-2,2,1,-1,-2,0,-2,-3,1,-2,1,0,1,-1,0,0,2,0,-1,-1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-1,1,0,0,2,1,0,1,-2,-1,-3,-1,2,0,0,1,-2,0,-2,2,-3,2,-1,-3,1,0,-2,0,-3,-3,-1,-2,-2,2,-3,-3,-2,-3,-2,2,1,-1,-2,0,-2,-3,0,-1,0,0,0,-2,2,0,2,-2,-3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-3,-3,-1,-2,-2,2,-3,-3,-2,-3,-2,2,1,-1,-2,0,-2,-3,1,-2,1,0,1,-1,0,0,2,0,-1,-1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-1,1,0,0,2,1,0,1,-2,-1,-3,-1,2,0,0,1,-2,0,-2,2,-3,2,-1,-3,1,0,-2,0,-3,-3,-1,-2,-2,2,-3,-3,-2,-3,-2,2,1,-1,-2,0,-2,-3,0,-1,0,0,0,-2,2,0,2,-2,-3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-1,-3,0,0,0,0,0,-1,-1,-2,-3,-1,-2,-2,2,0,0,0,0,0,0,-2,0,0,0,0,0,0,0,0,0,0,0,0,0,0,0,0,0,0,0,0,0,0,0,0,0,0,0,0,0,0,0,0,0,0,0,0,0,0,0,0,0,0,0,0,0,-1]</text:p>
          </table:table-cell>
          <table:table-cell office:value-type="float" office:value="0.172819751957543" calcext:value-type="float">
            <text:p>0,17281975195754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-1,-3,0,0,0,0,0,-1,-1,-2,-3,-1,-2,-2,2,0,0,0,0,0,0,-2,0,0,0,0,0,0,0,0,0,0,0,0,0,0,0,0,0,0,0,0,0,0,0,0,0,0,0,0,0,0,0,0,0,0,0,0,0,0,0,0,0,0,0,0,0,-1]</text:p>
          </table:table-cell>
          <table:table-cell office:value-type="float" office:value="0.172819751957543" calcext:value-type="float">
            <text:p>0,17281975195754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-1,-3,0,0,0,0,0,-1,-1,-2,-3,-1,-2,-2,2,0,0,0,0,0,0,-2,0,0,0,0,0,0,0,0,0,0,0,0,0,0,0,0,0,0,0,0,0,0,0,0,0,0,0,0,0,0,0,0,0,0,0,0,0,0,0,0,0,0,0,0,0,-1]</text:p>
          </table:table-cell>
          <table:table-cell office:value-type="float" office:value="0.172819751957543" calcext:value-type="float">
            <text:p>0,17281975195754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0,-2,1,-1,0,-1,-2,1,-1,1,-1,2,1,0,-2,-2,0,-2,-2,-1,-2,-2,-1,2,0,-1,1,0,1,-1,0,-3,-2,0,-2,-3,2,2,-1,-2,2,2,-1,1,-3,0,0,-2,-1,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0,-2,1,-1,0,-1,-2,1,-1,1,-1,2,1,0,-2,-2,0,-2,-2,-1,-2,-2,-1,2,0,-1,1,0,1,-1,0,-3,-2,0,-2,-3,2,2,-1,-2,2,2,-1,1,-3,0,0,-2,-1,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-3,-2,0,0,0,0,0,0,0,0,0,0,0,0,2,2,0,2,-2,-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-3,-2,0,0,0,0,0,0,0,0,0,0,0,0,2,2,0,2,-2,-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-3,-2,0,0,0,0,0,0,0,0,0,0,0,0,2,2,0,2,-2,-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-3,-2,0,0,0,0,0,0,0,0,0,0,0,0,2,2,0,2,-2,-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-3,-2,0,0,0,0,0,0,0,0,0,0,0,0,2,2,0,2,-2,-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0,0,0,0,0,0,0,0,0,0,0,0,0,0,0,0,0,0,0,0,0,2,-1,0,-1,0,0,2,-3,0,-3,2,1,-1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0,0,0,0,0,0,0,0,0,0,0,0,0,0,0,0,0,0,0,0,0,2,-1,0,-1,0,0,2,-3,0,-3,2,1,-1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0,0,0,0,0,0,0,0,0,0,0,0,0,0,0,0,0,0,0,0,0,2,-1,0,-1,0,0,2,-3,0,-3,2,1,-1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-1,-1,-2,-3,-1,-2,-2,2,2,-3,2,-2,-2,-1,-2,0,2,1,2,2,3,1,0,-3,-3,0,0,0,0,0,0,0,0,0,0,0,0,0,0,0,0,0,0,0,0,0,0,0,0,0,0,0,0,0,0,0,0,0,0,0,0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-1,-1,-2,-3,-1,-2,-2,2,2,-3,2,-2,-2,-1,-2,0,2,1,2,2,3,1,0,-3,-3,0,0,0,0,0,0,0,0,0,0,0,0,0,0,0,0,0,0,0,0,0,0,0,0,0,0,0,0,0,0,0,0,0,0,0,0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-1,-1,-1,-1,-3,-1,-1,-2,-2,-2,-3,2,2,-3,2,-2,-2,2,0,0,0,0,0,0,0,0,2,-3,0,-3,-1,-2,2,-2,-2,-3,0,0,0,0,0,0,0,0,0,0,0,0,0,0,0,0,0,0,0,0,0,0,0,0,0,0,0,0,0,0,0,0,0,0,0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-1,-1,-2,-3,-1,-2,-2,2,2,-3,2,-2,-2,-1,-2,0,2,1,2,2,3,1,0,-3,-3,0,0,0,0,0,0,0,0,0,0,0,0,0,0,0,0,0,0,0,0,0,0,0,0,0,0,0,0,0,0,0,0,0,0,0,0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1,2,0,-2,1,-1,0,-1,-2,1,-2,0,-2,2,-2,2,-1,-3,1,0,-1,1,-1,2,1,-2,2,-1,-1,-3,-2,-3,-2,2,1,-1,-2,0,-2,-3,1,-2,1,0,1,-1,0,0,2,0,-1,-1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0,2,-2,2,-3,2,0,1,2,0,0,0,0,0,0,0,0,0,0,0,0,0,0,0,0,0,0,0,0,0,0,0,-3,-2,0,0,0,0,0,0,0,0,0,0,0,0,2,2,0,2,-2,-1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0,2,-2,2,-3,2,0,1,2,0,0,0,0,0,0,0,0,0,0,0,0,0,0,0,0,0,0,0,0,0,0,0,-3,-2,0,0,0,0,0,0,0,0,0,0,0,0,2,2,0,2,-2,-1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1,-3,-1,-1,1,0,-1,-3,-3,1,0,2,-2,-2,-2,-1,-2,0,0,1,2,2,3,1,0,-3,-3,-1,-3,0,-3,-3,2,-1,-2,0,-1,0,-2,-3,-3,2,1,-2,-2,-1,1,1,1,2,-2,-1,-3,-3,2,-3,0,-1,-2,0,-2,-1,1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1,-3,-1,-1,1,0,-1,-3,-3,1,0,2,-2,-2,-2,-1,-2,0,0,1,2,2,3,1,0,-3,-3,-1,-3,0,-3,-3,2,-1,-2,0,-1,0,-2,-3,-3,2,1,-2,-2,-1,1,1,1,2,-2,-1,-3,-3,2,-3,0,-1,-2,0,-2,-1,1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0,0,0,0,0,0,-2,-3,1,-2,1,0,1,-1,0,0,2,0,-2,-1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1,-1,1,0,-1,-3,-3,1,0,2,-2,-2,-2,-1,-2,0,2,-3,0,-3,-1,-2,2,-2,-2,0,0,0,0,0,0,0,0,0,0,0,0,0,0,0,0,0,0,0,0,0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1,-1,1,0,-1,-3,-3,1,0,2,-2,-2,-2,-1,-2,0,2,-3,0,-3,-1,-2,2,-2,-2,0,0,0,0,0,0,0,0,0,0,0,0,0,0,0,0,0,0,0,0,0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1,-1,1,0,-1,-3,-3,1,0,2,-2,-2,-2,-1,-2,0,2,-3,0,-3,-1,-2,2,-2,-2,0,0,0,0,0,0,0,0,0,0,0,0,0,0,0,0,0,0,0,0,0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1,-1,1,0,-1,-3,-3,1,0,2,-2,-2,-2,-1,-2,0,2,-3,0,-3,-1,-2,2,-2,-2,0,0,0,0,0,0,0,0,0,0,0,0,0,0,0,0,0,0,0,0,0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1,-1,1,0,-1,-3,-3,1,0,2,-2,-2,-2,-1,-2,0,2,-3,0,-3,-1,-2,2,-2,-2,0,0,0,0,0,0,0,0,0,0,0,0,0,0,0,0,0,0,0,0,0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-3,2,-3,0,2,-1,-2,2,-1,2,0,-2,-1,2,3,0,0,0,2,2,-3,0,0,-3,0,-1,-3,-2,2,1,2,-2,-3,0,-2,0,-2,-2,-3,0,1,-2,-2,-1,1,1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-3,2,-3,0,2,-1,-2,2,-1,2,0,-2,-1,2,3,0,0,0,2,2,-3,0,0,-3,0,-1,-3,-2,2,1,2,-2,-3,0,-2,0,-2,-2,-3,0,1,-2,-2,-1,1,1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-3,2,-3,0,2,-1,-2,2,-1,2,0,-2,-1,2,3,0,0,0,2,2,-3,0,0,-3,0,-1,-3,-2,2,1,2,-2,-3,0,-2,0,-2,-2,-3,0,1,-2,-2,-1,1,1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-3,2,-3,0,2,-1,-2,2,-1,2,0,-2,-1,2,3,0,0,0,2,2,-3,0,0,-3,0,-1,-3,-2,2,1,2,-2,-3,0,-2,0,-2,-2,-3,0,1,-2,-2,-1,1,1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-3,-3,2,0,1,2,0,0,0,0,0,0,0,0,0,0,0,0,0,0,0,0,0,0,0,0,0,0,0,0,0,0,0,0,0,0,0,0,0,0,0,0,0,2,2,0,2,-2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-3,-3,2,0,1,2,0,0,0,0,0,0,0,0,0,0,0,0,0,0,0,0,0,0,0,0,0,0,0,0,0,0,0,0,0,0,0,0,0,0,0,0,0,2,2,0,2,-2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-3,-3,2,0,1,2,0,0,0,0,0,0,0,0,0,0,0,0,0,0,0,0,0,0,0,0,0,0,0,0,0,0,0,0,0,0,0,0,0,0,0,0,0,2,2,0,2,-2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-2,2,-3,2,-1,-3,1,0,-2,0,1,-2,-1,-2,-2,2,-3,-3,-2,-3,-2,2,1,-1,-2,0,-2,-3,1,-2,1,0,1,-1,0,0,2,0,-1,-1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-2,2,-3,2,-1,-3,1,0,-2,0,1,-2,-1,-2,-2,2,-3,-3,-2,-3,-2,2,1,-1,-2,0,-2,-3,1,-2,1,0,1,-1,0,0,2,0,-1,-1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2,-2,2,2,-3,2,-1,-3,-3,2,0,1,2,0,0,0,0,0,0,0,0,0,0,0,0,0,0,0,0,0,0,0,0,0,0,1,-2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2,-2,2,2,-3,2,-1,-3,-3,2,0,1,2,0,0,0,0,0,0,0,0,0,0,0,0,0,0,0,0,0,0,0,0,0,0,1,-2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2,-2,2,2,-3,2,-1,-3,-3,2,0,1,2,0,0,0,0,0,0,0,0,0,0,0,0,0,0,0,0,0,0,0,0,0,0,1,-2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2,-2,2,2,-3,2,-1,-3,-3,2,0,1,2,0,0,0,0,0,0,0,0,0,0,0,0,0,0,0,0,0,0,0,0,0,0,1,-2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2,-2,2,2,-3,2,-1,-3,-3,2,0,1,2,0,0,0,0,0,0,0,0,0,0,0,0,0,0,0,0,0,0,0,0,0,0,1,-2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1,-2,-1,-1,-2,-3,-1,-2,-2,2,0,0,0,0,0,0,0,0,2,-3,0,-3,-1,-2,2,-2,0,0,0,0,0,0,0,0,0,0,0,0,0,0,0,0,0,0,0,0,0,0,0,0,0,0,0,0,0,0,0,0,0,0,0,0,0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1,-2,-1,-1,-2,-3,-1,-2,-2,2,0,0,0,0,0,0,0,0,2,-3,0,-3,-1,-2,2,-2,0,0,0,0,0,0,0,0,0,0,0,0,0,0,0,0,0,0,0,0,0,0,0,0,0,0,0,0,0,0,0,0,0,0,0,0,0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1,-2,-1,-1,-2,-3,-1,-2,-2,2,0,0,0,0,0,0,0,0,2,-3,0,-3,-1,-2,2,-2,0,0,0,0,0,0,0,0,0,0,0,0,0,0,0,0,0,0,0,0,0,0,0,0,0,0,0,0,0,0,0,0,0,0,0,0,0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1,0,0,-3,0,-3,-2,-1,1,2,-1,-1,1,-2,1,0,-2,-3,-1,-2,-2,2,2,-3,2,-3,-3,-3,2,0,1,2,-2,1,1,-2,0,-1,-3,-1,-3,0,-2,0,1,0,1,-2,-3,-2,-1,-2,-2,1,-1,0,2,-2,2,0,0,0,0,0,0,0,0,0,0,2,2,0,2,-2,-1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-3,-1,-3,-2,1,2,-2,0,-3,0,-2,0,-2,1,2,-3,-3,1,-3,2,1,-2,-2,2,2,-1,-3,2,-2,-1,-1,2,-2,-2,1,-2,1,-2,-1,1,1,-1,-3,0,-2,1,2,-1,-2,1,0,0,-2,0,0,2,-2,-3,-2,-2,2,-2,-2,0,-2,-2,-1,-3,-1,1,-2,1,-1,-2,-3,-2,-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-2,2,-3,2,-1,-3,1,0,-2,0,1,-2,-1,-2,-2,0,0,0,0,0,-3,-2,0,0,0,0,0,0,0,0,0,0,0,0,2,2,0,2,-2,-1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-2,2,-3,2,-1,-3,1,0,-2,0,1,-2,-1,-2,-2,0,0,0,0,0,-3,-2,0,0,0,0,0,0,0,0,0,0,0,0,2,2,0,2,-2,-1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-1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-1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2,-3,-3,0,0,1,-2,2,2,-3,-3,-2,-1,-3,0,-2,1,-3,-1,0,-1,1,1,-3,-1,-2,-2,2,-3,0,-3,2,1,-1,2]</text:p>
          </table:table-cell>
          <table:table-cell office:value-type="float" office:value="0.2" calcext:value-type="float">
            <text:p>0,2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2,2,2,-3,2,-3,-3,-3,2,0,1,2,0,0,0,0,0,0,0,0,0,0,0,0,0,0,0,0,0,0,0,0,0,0,0,0,0,0,0,0,0,0,0,0,0,0,0,0,0,2,2,0,2,-2,-1]</text:p>
          </table:table-cell>
          <table:table-cell office:value-type="float" office:value="0.2" calcext:value-type="float">
            <text:p>0,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2,-3,-3,0,0,1,-2,2,2,-3,-3,-2,-1,-3,0,-2,1,-3,-1,0,-1,1,1,-3,-1,-2,-2,2,-3,0,-3,2,1,-1,2]</text:p>
          </table:table-cell>
          <table:table-cell office:value-type="float" office:value="0.2" calcext:value-type="float">
            <text:p>0,2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2,2,2,-3,2,-3,-3,-3,2,0,1,2,0,0,0,0,0,0,0,0,0,0,0,0,0,0,0,0,0,0,0,0,0,0,0,0,0,0,0,0,0,0,0,0,0,0,0,0,0,2,2,0,2,-2,-1]</text:p>
          </table:table-cell>
          <table:table-cell office:value-type="float" office:value="0.2" calcext:value-type="float">
            <text:p>0,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2,2,2,-3,2,-3,-3,-3,2,0,1,2,0,0,0,0,0,0,0,0,0,0,0,0,0,0,0,0,0,0,0,0,0,0,0,0,0,0,0,0,0,0,0,0,0,0,0,0,0,2,2,0,2,-2,-1]</text:p>
          </table:table-cell>
          <table:table-cell office:value-type="float" office:value="0.2" calcext:value-type="float">
            <text:p>0,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2,2,2,-3,2,-3,-3,-3,2,0,1,2,0,0,0,0,0,0,0,0,0,0,0,0,0,0,0,0,0,0,0,0,0,0,0,0,0,0,0,0,0,0,0,0,0,0,0,0,0,2,2,0,2,-2,-1]</text:p>
          </table:table-cell>
          <table:table-cell office:value-type="float" office:value="0.2" calcext:value-type="float">
            <text:p>0,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2,2,2,-3,2,-3,-3,-3,2,0,1,2,0,0,0,0,0,0,0,0,0,0,0,0,0,0,0,0,0,0,0,0,0,0,0,0,0,0,0,0,0,0,0,0,0,0,0,0,0,2,2,0,2,-2,-1]</text:p>
          </table:table-cell>
          <table:table-cell office:value-type="float" office:value="0.2" calcext:value-type="float">
            <text:p>0,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-3,-3,2,0,1,2,0,0,0,0,0,0,0,0,0,0,0,0,0,0,0,0,0,0,0,0,0,0,0,0,0,0,0,0,0,0,0,0,0,0,0,0,0,2,2,0,2,-2,2]</text:p>
          </table:table-cell>
          <table:table-cell office:value-type="float" office:value="0.2" calcext:value-type="float">
            <text:p>0,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0,0,0,0,0,0,0,0,0,-2,2,2,-3,2,-3,0,-3,2,0,1,2,0,0,0,-2,2,-2,0,0,0,0,0,0,0,0,0,0,0,0,0,0,0,0,0,0,0,0,0,0,0,0,0,0,0,0,0,0,0,2,2,0,2,-2,-1]</text:p>
          </table:table-cell>
          <table:table-cell office:value-type="float" office:value="0.2" calcext:value-type="float">
            <text:p>0,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-3,-3,2,0,1,2,0,0,0,0,0,0,0,0,0,0,0,0,0,0,0,0,0,0,0,0,0,0,0,0,0,0,0,0,0,0,0,0,0,0,0,0,0,2,2,0,2,-2,2]</text:p>
          </table:table-cell>
          <table:table-cell office:value-type="float" office:value="0.2" calcext:value-type="float">
            <text:p>0,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0,0,0,0,0,0,0,0,0,-2,2,2,-3,2,-3,0,-3,2,0,1,2,0,0,0,-2,2,-2,0,0,0,0,0,0,0,0,0,0,0,0,0,0,0,0,0,0,0,0,0,0,0,0,0,0,0,0,0,0,0,2,2,0,2,-2,-1]</text:p>
          </table:table-cell>
          <table:table-cell office:value-type="float" office:value="0.2" calcext:value-type="float">
            <text:p>0,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-3,-3,2,0,1,2,0,0,0,0,0,0,0,0,0,0,0,0,0,0,0,0,0,0,0,0,0,0,0,0,0,0,0,0,0,0,0,0,0,0,0,0,0,2,2,0,2,-2,2]</text:p>
          </table:table-cell>
          <table:table-cell office:value-type="float" office:value="0.2" calcext:value-type="float">
            <text:p>0,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-3,-3,2,0,1,2,0,0,0,0,0,0,0,0,0,0,0,0,0,0,0,0,0,0,0,0,0,0,0,0,0,0,0,0,0,0,0,0,0,0,0,0,0,2,2,0,2,-2,2]</text:p>
          </table:table-cell>
          <table:table-cell office:value-type="float" office:value="0.2" calcext:value-type="float">
            <text:p>0,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0,-3,-1,-2,-3,-1,-2,-2,2,0,0,0,0,0,-3,2,1,1,2,0,0,0,0,0,0,0,0,0,0,0,0,0,0,0,0,0,0,0,0,0,0,0,0,0,0,0,0,0,0,0,0,0,0,0,0,0,0,0,0,0,0,0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0,-3,-1,-2,-3,-1,-2,-2,2,0,0,0,0,0,-3,2,1,1,2,0,0,0,0,0,0,0,0,0,0,0,0,0,0,0,0,0,0,0,0,0,0,0,0,0,0,0,0,0,0,0,0,0,0,0,0,0,0,0,0,0,0,0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0,-3,-1,-2,-3,-1,-2,-2,2,0,0,0,0,0,-3,2,1,1,2,0,0,0,0,0,0,0,0,0,0,0,0,0,0,0,0,0,0,0,0,0,0,0,0,0,0,0,0,0,0,0,0,0,0,0,0,0,0,0,0,0,0,0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0,-3,-1,-2,-3,-1,-2,-2,2,0,0,0,0,0,-3,2,1,1,2,0,0,0,0,0,0,0,0,0,0,0,0,0,0,0,0,0,0,0,0,0,0,0,0,0,0,0,0,0,0,0,0,0,0,0,0,0,0,0,0,0,0,0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-1,-3,-3,1,2,-3,2,-3,-3,-3,2,0,1,2,0,0,0,0,0,0,0,0,0,0,0,0,-1,0,3,0,0,0,0,0,0,0,0,0,-1,1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-1,-3,-3,1,2,-3,2,-3,-3,-3,2,0,1,2,0,0,0,0,0,0,0,0,0,0,0,0,-1,0,3,0,0,0,0,0,0,0,0,0,-1,1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-1,-3,-3,1,2,-3,2,-3,-3,-3,2,0,1,2,0,0,0,0,0,0,0,0,0,0,0,0,-1,0,3,0,0,0,0,0,0,0,0,0,-1,1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0,0,0,0,0,0,0,0,0,0,0,0,-2,2,2,-3,2,-3,-3,-3,2,0,1,2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-1,-3,-3,1,2,-3,2,-3,-3,-3,2,0,1,2,0,0,0,0,0,0,0,0,0,0,0,0,-1,0,3,0,0,0,0,0,0,0,0,0,-1,1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0,0,0,0,0,0,0,0,0,0,0,0,-2,2,2,-3,2,-3,-3,-3,2,0,1,2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0,0,0,0,0,0,0,0,0,0,0,0,-2,2,2,-3,2,-3,-3,-3,2,0,1,2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0,0,0,0,0,0,0,0,0,0,0,0,-2,2,2,-3,2,-3,-3,-3,2,0,1,2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0,0,0,0,0,0,0,0,0,0,0,0,-2,2,2,-3,2,-3,-3,-3,2,0,1,2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2,-2,-3,0,0,0,0,0,0,0,0,0,0,0,0,0,0,0,2,0,-3,1,0,-2,-1,-1,2,1,-3,-3,-2,-3,0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2,-2,-3,0,0,0,0,0,0,0,0,0,0,0,0,0,0,0,2,0,-3,1,0,-2,-1,-1,2,1,-3,-3,-2,-3,0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2,-2,-3,0,0,0,0,0,0,0,0,0,0,0,0,0,0,0,2,0,-3,1,0,-2,-1,-1,2,1,-3,-3,-2,-3,0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-1,-2,-2,2,0,-3,-1,-2,-2,-1,-2,0,1,1,-2,0,1,-1,-2,-2,1,1,-3,-1,0,2,1,-2,0,0,1,2,-1,0,2,2,1,1,2,2,-1,-2,-2,-2,2,2,-2,1,0,-1,0,1,-3,0,0,0,-2,2,-2,0,-2,1,-2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-1,-2,-2,2,0,-3,-1,-2,-2,-1,-2,0,1,1,-2,0,1,-1,-2,-2,1,1,-3,-1,0,2,1,-2,0,0,1,2,-1,0,2,2,1,1,2,2,-1,-2,-2,-2,2,2,-2,1,0,-1,0,1,-3,0,0,0,-2,2,-2,0,-2,1,-2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1,-3,-1,-1,1,0,-1,-3,-3,1,0,2,-2,-2,-2,-1,-2,0,2,-3,0,-3,-1,-2,2,-2,-2,-3,-1,2,0,1,-1,1,1,-1,-3,-1,0,0,-3,-1,-3,-3,-2,-3,-2,-2,-3,2,2,-1,-2,2,2,-1,1,-3,0,0,-2,-1,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1,-3,-1,-1,1,0,-1,-3,-3,1,0,2,-2,-2,-2,-1,-2,0,2,-3,0,-3,-1,-2,2,-2,-2,-3,-1,2,0,1,-1,1,1,-1,-3,-1,0,0,-3,-1,-3,-3,-2,-3,-2,-2,-3,2,2,-1,-2,2,2,-1,1,-3,0,0,-2,-1,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-3,-3,-3,-3,2,0,1,2,0,0,0,0,0,0,0,0,0,0,0,0,0,0,0,0,0,0,0,0,0,-3,-3,0,0,0,0,0,0,0,0,0,0,0,0,0,0,2,2,0,2,-2,-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-3,-3,-3,-3,2,0,1,2,0,0,0,0,0,0,0,0,0,0,0,0,0,0,0,0,0,0,0,0,0,-3,-3,0,0,0,0,0,0,0,0,0,0,0,0,0,0,2,2,0,2,-2,-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-3,-3,-3,-3,2,0,1,2,0,0,0,0,0,0,0,0,0,0,0,0,0,0,0,0,0,0,0,0,0,-3,-3,0,0,0,0,0,0,0,0,0,0,0,0,0,0,2,2,0,2,-2,-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1,-2,-1,-3,-3,-3,-3,-1,-1,-3,-1,-1,1,0,-1,-3,-3,1,0,2,-2,-2,-2,-1,-2,0,2,-3,0,-3,-1,-2,2,-2,-2,-3,-1,2,0,1,-1,1,1,-1,-3,-1,0,0,-3,-1,-3,-3,-2,-3,-2,-2,-3,2,2,-1,-2,2,2,-1,1,-3,0,0,-2,-1,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1,-2,-1,-3,-3,-3,-3,-1,-1,-3,-1,-1,1,0,-1,-3,-3,1,0,2,-2,-2,-2,-1,-2,0,2,-3,0,-3,-1,-2,2,-2,-2,-3,-1,2,0,1,-1,1,1,-1,-3,-1,0,0,-3,-1,-3,-3,-2,-3,-2,-2,-3,2,2,-1,-2,2,2,-1,1,-3,0,0,-2,-1,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1,-2,-1,-3,-3,-3,-3,-1,-1,-3,-1,-1,1,0,-1,-3,-3,1,0,2,-2,-2,-2,-1,-2,0,2,-3,0,-3,-1,-2,2,-2,-2,-3,-1,2,0,1,-1,1,1,-1,-3,-1,0,0,-3,-1,-3,-3,-2,-3,-2,-2,-3,2,2,-1,-2,2,2,-1,1,-3,0,0,-2,-1,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0,0,2,0,-1,0,0,0,0,0,0,0,0,0,0,0,-2,2,2,-3,2,-3,0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0,0,2,0,-1,0,0,0,0,0,0,0,0,0,0,0,-2,2,2,-3,2,-3,0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-2,0,1,2,2,2,-2,2,-1,-1,-3,-2,-2,-3,2,1,-1,1,-1,2,-1,0,-1,0,0,0,-2,2,0,2,-2,-3,0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-2,0,1,2,2,2,-2,2,-1,-1,-3,-2,-2,-3,2,1,-1,1,-1,2,-1,0,-1,0,0,0,-2,2,0,2,-2,-3,0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-2,0,1,2,2,2,-2,2,-1,-1,-3,-2,-2,-3,2,1,-1,1,-1,2,-1,0,-1,0,0,0,-2,2,0,2,-2,-3,0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-2,0,1,2,2,2,-2,2,-1,-1,-3,-2,-2,-3,2,1,-1,1,-1,2,-1,0,-1,0,0,0,-2,2,0,2,-2,-3,0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-1,-1,-3,-1,-1,1,0,-1,-2,-2,2,2,-3,2,-1,-3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-1,-1,-3,-1,-1,1,0,-1,-2,-2,2,2,-3,2,-1,-3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1,2,-1,-1,1,-2,1,-1,-3,-1,1,0,0,2,1,0,1,-2,-1,-3,-1,2,0,0,1,2,1,-2,2,-3,2,-1,-3,1,0,-2,0,-3,-3,-1,-2,-2,2,-3,-3,-2,-3,-2,2,1,-1,-2,0,-2,-3,1,-2,1,0,1,-1,0,2,0,2,-2,-1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1,2,-1,-1,1,-2,1,-1,-3,-1,1,0,0,2,1,0,1,-2,-1,-3,-1,2,0,0,1,2,1,-2,2,-3,2,-1,-3,1,0,-2,0,-3,-3,-1,-2,-2,2,-3,-3,-2,-3,-2,2,1,-1,-2,0,-2,-3,1,-2,1,0,1,-1,0,2,0,2,-2,-1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0,0,0,0,0,0,0,0,0,0,0,0,0,0,0,0,0,0,0,0,0,0,0,0,0,0,0,0,0,0,0,0,0,0,0,0,0,0,0,0,0,0,0,0,0]</text:p>
          </table:table-cell>
          <table:table-cell office:value-type="float" office:value="0.220302821891444" calcext:value-type="float">
            <text:p>0,22030282189144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0,0,0,0,0,0,0,0,0,0,0,0,0,0,0,0,0,0,0,0,0,0,0,0,0,0,0,0,0,0,0,0,0,0,0,0,0,0,0,0,0,0,0,0,0]</text:p>
          </table:table-cell>
          <table:table-cell office:value-type="float" office:value="0.220302821891444" calcext:value-type="float">
            <text:p>0,22030282189144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0,0,0,0,0,0,0,0,0,0,0,0,0,0,0,0,0,0,0,0,0,0,0,0,0,0,0,0,0,0,0,0,0,0,0,0,0,0,0,0,0,0,0,0,0]</text:p>
          </table:table-cell>
          <table:table-cell office:value-type="float" office:value="0.220302821891444" calcext:value-type="float">
            <text:p>0,22030282189144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0,0,2,2,-3,0,0,-3,0,-1,-3,-2,2,1,2,-2,-3,0,-2,0,-2,-2,-3,0,1,-2,-2,-1,1,1,1,2,-2,-1,-3,-3,2,-3,0,-1,-2,2,0,-1,-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3,2,-1,-3,1,0,-2,0,-3,-3,-1,-2,-2,2,-3,-3,-2,-3,-2,2,1,-1,-2,0,-2,-3,0,-1,0,0,0,-2,2,0,2,-2,-3,0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1,-2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1,-2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1,-2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1,-2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1,-2,-1,-2,-2,2,-3,-3,-2,-3,-2,2,1,-1,-2,0,-2,-3,1,-2,1,0,1,-1,0,0,2,0,-1,-1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1,-2,-1,-2,-2,2,-3,-3,-2,-3,-2,2,1,-1,-2,0,-2,-3,1,-2,1,0,1,-1,0,0,2,0,-1,-1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1,-2,-1,-2,-2,2,-3,-3,-2,-3,-2,2,1,-1,-2,0,-2,-3,1,-2,1,0,1,-1,0,0,2,0,-1,-1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1,-2,-1,-2,-2,2,-3,-3,-2,-3,-2,2,1,-1,-2,0,-2,-3,1,-2,1,0,1,-1,0,0,2,0,-1,-1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0,0,0,0,0,0,0,0,0,0,0,0,0,0,0,0,0,0,0,2,-1,0,-1,0,0,0,-2,2,0,2,-2,-3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0,0,0,0,0,0,0,0,0,0,0,0,0,0,0,0,0,0,0,2,-1,0,-1,0,0,0,-2,2,0,2,-2,-3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0,0,0,0,0,0,0,0,0,0,0,0,0,0,0,0,0,0,0,2,-1,0,-1,0,0,0,-2,2,0,2,-2,-3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0,0,0,0,0,0,0,0,0,0,0,0,0,0,0,0,0,0,0,2,-1,0,-1,0,0,0,-2,2,0,2,-2,-3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2,0,0,0,0,0,0,0,0,0,0,0,0,0,0,0,0,0,0,0,0,0,0,0,0,0,0,0,0,0,0,0,0,0,0,0,0,0,0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2,0,0,0,0,0,0,0,0,0,0,0,0,0,0,0,0,0,0,0,0,0,0,0,0,0,0,0,0,0,0,0,0,0,0,0,0,0,0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2,0,0,0,0,0,0,0,0,0,0,0,0,0,0,0,0,0,0,0,0,0,0,0,0,0,0,0,0,0,0,0,0,0,0,0,0,0,0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-1,0,0,0,0,0,0,0,0,0,0,0,0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-1,0,0,0,0,0,0,0,0,0,0,0,0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0,0,0,-1,-1,-1,-1,1,-1,-1,-1,-3,-1,-1,1,0,-1,-3,-2,2,2,-3,2,-3,-3,-3,2,0,1,2,0,0,0,0,0,0,0,0,0,0,0,0,0,0,0,0,0,0,0,0,0,0,0,0,0,0,0,0,0,0,0,0,0,0,0,0,0,2,2,0,2,-2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2,-1,-1,1,0,-1,-3,-3,1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1,-2,-3,1,-2,2,1,-3,-1,-3,1,-2,2,-1,1,0,-2,-2,0,-2,-3,-1,2,1,2,1,-3,1,1,-1,0,-2,-3,-1,0,1,-3,1,-1,0,2,0,-2,2,1,-3,-3,0,-1,-2,1,-3,1,1,-3,2,-1,-1,1,-1,2,-1,0,-1,0,0,0,-2,2,0,2,-2,-3,0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1,-2,-3,1,-2,2,1,-3,-1,-3,1,-2,2,-1,1,0,-2,-2,0,-2,-3,-1,2,1,2,1,-3,1,1,-1,0,-2,-3,-1,0,1,-3,1,-1,0,2,0,-2,2,1,-3,-3,0,-1,-2,1,-3,1,1,-3,2,-1,-1,1,-1,2,-1,0,-1,0,0,0,-2,2,0,2,-2,-3,0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1,-2,-3,1,-2,2,-1,-3,1,0,1,-3,-1,1,-1,-2,-3,-1,-2,-2,2,2,-1,2,-3,3,-3,2,0,1,2,0,0,0,0,0,1,0,0,0,0,0,0,0,0,-3,0,0,-2,0,0,0,0,0,1,0,0,0,0,-1,2,-1,0,-1,0,0,0,-2,2,0,2,-2,-3,0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2,2,2,-3,2,-3,-3,-3,2,0,1,2,0,0,0,0,0,0,0,0,0,0,0,0,0,0,0,0,0,0,0,0,0,0,0,0,0,0,0,0,0,0,0,0,0,0,0,0,0,2,2,0,2,-2,-1]</text:p>
          </table:table-cell>
          <table:table-cell office:value-type="float" office:value="0.24" calcext:value-type="float">
            <text:p>0,24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2,2,2,-3,2,-3,-3,-3,2,0,1,2,0,0,0,0,0,0,0,0,0,0,0,0,0,0,0,0,0,0,0,0,0,0,0,0,0,0,0,0,0,0,0,0,0,0,0,0,0,2,2,0,2,-2,-1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2,2,2,-3,2,-3,-3,-3,2,0,1,2,0,0,0,0,0,0,0,0,0,0,0,0,0,0,0,0,0,0,0,0,0,0,0,0,0,0,0,0,0,0,0,0,0,0,0,0,0,2,2,0,2,-2,-1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2,2,2,-3,2,-3,-3,-3,2,0,1,2,0,0,0,0,0,0,0,0,0,0,0,0,0,0,0,0,0,0,0,0,0,0,0,0,0,0,0,0,0,0,0,0,0,0,0,0,0,2,2,0,2,-2,-1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2,2,2,-3,2,-3,-3,-3,2,0,1,2,0,0,0,0,0,0,0,0,0,0,0,0,0,0,0,0,0,0,0,0,0,0,0,0,0,0,0,0,0,0,0,0,0,0,0,0,0,2,2,0,2,-2,-1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2,2,2,-3,2,-3,-3,-3,2,0,1,2,0,0,0,0,0,0,0,0,0,0,0,0,0,0,0,0,0,0,0,0,0,0,0,0,0,0,0,0,0,0,0,0,0,0,0,0,0,2,2,0,2,-2,-1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2,2,-1,-1,-1,-1,0,-2,-2,0,-1,0,1,2,-3,2,-3,-3,0,0,-3,-3,2,2,-3,-3,-2,-1,-3,0,-2,1,-3,-1,0,-1,1,1,-3,-3,-2,-2,2,1,0,-3,2,1,1,0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2,2,-1,-1,-1,-1,0,-2,-2,0,-1,0,1,2,-3,2,-3,-3,0,0,-3,-3,2,2,-3,-3,-2,-1,-3,0,-2,1,-3,-1,0,-1,1,1,-3,-3,-2,-2,2,1,0,-3,2,1,1,0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0,0,0,0,0,0,0,0,0,0,0,0,0,0,0,-2,0,0,0,0,0,0,0,0,0,0,0,0,0,0,0,0,0,0,0,0,0,0,0,0,0,0,2,2,0,2,-2,-1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0,0,0,0,0,0,0,0,0,0,0,0,0,0,0,-2,0,0,0,0,0,0,0,0,0,0,0,0,0,0,0,0,0,0,0,0,0,0,0,0,0,0,2,2,0,2,-2,-1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1,-2,-3,1,-2,2,-1,-3,1,0,1,-3,-1,-3,2,-3,0,2,-1,-2,2,-1,2,0,-2,-1,2,-2,0,0,0,2,2,-3,0,0,-3,0,-1,-3,-2,2,1,2,-2,-3,0,-2,0,-2,-2,-3,0,1,-2,-2,-1,1,1,-1,2,-1,0,-1,0,0,0,-2,2,0,2,-2,-3,0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0,0,0,0,0,0,0,0,0,-2,2,2,-3,2,-3,0,-3,2,0,1,2,0,0,0,0,0,0,0,0,0,0,0,0,0,0,0,0,0,0,0,0,0,0,0,0,0,0,0,0,0,0,0,0,0,0,0,0,0,2,2,0,2,-2,-1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0,0,0,0,0,0,0,0,0,-2,2,2,-3,2,-3,0,-3,2,0,1,2,0,0,0,0,0,0,0,0,0,0,0,0,0,0,0,0,0,0,0,0,0,0,0,0,0,0,0,0,0,0,0,0,0,0,0,0,0,2,2,0,2,-2,-1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0,0,0,0,0,0,0,0,0,-2,2,2,-3,2,-3,0,-3,2,0,1,2,0,0,0,0,0,0,0,0,0,0,0,0,0,0,0,0,0,0,0,0,0,0,0,0,0,0,0,0,0,0,0,0,0,0,0,0,0,2,2,0,2,-2,-1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0,0,0,0,0,0,0,0,0,-2,2,2,-3,2,-3,0,-3,2,0,1,2,0,0,0,0,0,0,0,0,0,0,0,0,0,0,0,0,0,0,0,0,0,0,0,0,0,0,0,0,0,0,0,0,0,0,0,0,0,2,2,0,2,-2,-1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3,1,2,-3,2,-3,-3,-3,2,0,1,2,0,0,0,0,0,0,0,0,0,0,0,0,0,0,0,0,0,0,0,0,0,0,0,0,0,0,0,0,0,0,0,0,0,0,0,0,0,2,2,0,2,-2,-1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3,1,2,-3,2,-3,-3,-3,2,0,1,2,0,0,0,0,0,0,0,0,0,0,0,0,0,0,0,0,0,0,0,0,0,0,0,0,0,0,0,0,0,0,0,0,0,0,0,0,0,2,2,0,2,-2,-1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1,-3,-3,2,0,1,2,0,0,0,0,0,0,0,0,0,0,0,0,0,0,0,0,0,0,0,0,0,0,1,-2,0,0,0,0,0,0,0,0,0,0,0,0,0,2,2,0,2,-2,-1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1,-1,1,0,-1,-3,-3,1,0,2,-2,-2,-2,-1,-2,0,2,-3,0,-3,-1,-2,2,-2,-2,0,0,0,0,0,0,0,0,0,0,0,0,0,0,0,0,0,0,0,0,0,0,0,0,0,0,0,0,0,0,2,2,0,2,-2,-1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1,-1,1,0,-1,-3,-3,1,0,2,-2,-2,-2,-1,-2,0,2,-3,0,-3,-1,-2,2,-2,-2,0,0,0,0,0,0,0,0,0,0,0,0,0,0,0,0,0,0,0,0,0,0,0,0,0,0,0,0,0,0,2,2,0,2,-2,-1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1,-1,1,0,-1,-3,-3,1,0,2,-2,-2,-2,-1,-2,0,2,-3,0,-3,-1,-2,2,-2,-2,0,0,0,0,0,0,0,0,0,0,0,0,0,0,0,0,0,0,0,0,0,0,0,0,0,0,0,0,0,0,2,2,0,2,-2,-1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1,-1,1,0,-1,-3,-3,1,0,2,-2,-2,-2,-1,-2,0,2,-3,0,-3,-1,-2,2,-2,-2,0,0,0,0,0,0,0,0,0,0,0,0,0,0,0,0,0,0,0,0,0,0,0,0,0,0,0,0,0,0,2,2,0,2,-2,-1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1,-1,1,0,-1,-3,-3,1,0,2,-2,-2,-2,-1,-2,0,2,-3,0,-3,-1,-2,2,-2,-2,0,0,0,0,0,0,0,0,0,0,0,0,0,0,0,0,0,0,0,0,0,0,0,0,0,0,0,0,0,0,2,2,0,2,-2,-1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0,0,2,2,2,1,0,-3,-3,-1,-3,0,-3,-3,2,-1,-2,2,1,1,2,2,-1,-2,-2,-2,2,2,-2,1,0,-1,0,1,-3,0,2,-3,0,-1,-2,2,0,-1,-2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0,2,0,-1,1,-1,-1,-1,-3,-1,-1,1,0,-1,-3,-3,1,0,2,-2,-2,-2,-1,-2,0,2,-3,0,-3,-1,-2,2,-2,-2,-3,-1,2,0,1,-1,1,1,-1,-3,-1,0,0,-3,-1,-3,-3,-2,-3,-2,-2,-3,2,2,-1,-2,2,2,2,1,0,-3,2,1,1,0]</text:p>
          </table:table-cell>
          <table:table-cell office:value-type="float" office:value="0.278088714861523" calcext:value-type="float">
            <text:p>0,278088714861523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1,-2,-1,-3,-3,-3,-3,1,1,-2,1,2,0,-1,-3,-1,-1,1,-1,0,2,-3,0,-2,-3,0,2,-3,2,-2,-3,-2,-2,-1,1,1,0,-2,-3,0,1,2,2,2,-2,2,-1,-1,-3,-2,-2,-3,2,1,-1,1,-1,2,-1,0,-1,0,0,0,-2,2,0,2,-2,-3,0]</text:p>
          </table:table-cell>
          <table:table-cell office:value-type="float" office:value="0.28" calcext:value-type="float">
            <text:p>0,28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2,-2,-3,1,2,2,2,-2,2,-1,-1,-3,-2,-2,-3,2,1,-1,1,-1,2,-1,0,-2,-1,-1,2,1,-3,-3,-2,-3,0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0,0,0,0,0,0,0,0,0,0,0,0,0,0,2,2,0,2,-2,-1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0,0,0,0,0,0,0,0,0,0,0,0,0,0,2,2,0,2,-2,-1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0,0,0,0,0,0,0,0,0,0,0,0,0,0,2,2,0,2,-2,-1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0,0,0,0,0,0,0,0,0,0,0,0,0,0,2,2,0,2,-2,-1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0,0,0,0,0,0,0,0,0,0,0,0,0,0,2,2,0,2,-2,-1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0,0,0,0,0,0,0,0,0,0,0,0,0,0,2,2,0,2,-2,-1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0,0,0,0,0,0,0,0,0,0,0,0,0,0,0,0,0,0,0,0,0,0,0,0,0,0,0,0,0,0,0,0,0,0,0,0,0,0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0,0,0,0,0,0,0,0,0,0,0,0,0,0,0,0,0,0,0,0,0,0,0,0,0,0,0,0,0,0,0,0,0,0,0,0,0,0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0,0,0,0,0,0,0,0,0,0,0,0,0,0,0,0,0,0,0,0,0,0,0,0,0,0,0,0,0,0,0,0,0,0,0,0,0,0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-1,-1,-1,-3,-1,-1,-2,-3,-1,-2,-2,2,2,-3,2,-3,-3,-3,2,0,1,2,0,0,0,0,0,0,0,0,0,0,0,0,0,0,0,0,0,0,0,0,0,0,0,-3,-2,0,0,0,0,0,0,0,0,0,0,0,0,2,2,0,2,-2,-1]</text:p>
          </table:table-cell>
          <table:table-cell office:value-type="float" office:value="0.286589136802729" calcext:value-type="float">
            <text:p>0,286589136802729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-2,0,1,2,2,-1,-3,-1,0,0,-3,-2,-2,-3,2,1,-1,1,-1,2,-1,0,-1,0,0,0,-2,2,0,2,-2,-3,0]</text:p>
          </table:table-cell>
          <table:table-cell office:value-type="float" office:value="0.29851629958677" calcext:value-type="float">
            <text:p>0,29851629958677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2,2,-1,-1,-1,-1,0,-2,-2,0,-1,0,1,2,-3,2,-3,-3,0,0,1,-2,2,2,-3,-3,-2,-1,-3,0,-2,1,-3,-1,0,-1,1,1,-3,-3,-2,-2,2,1,0,-3,2,1,1,0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2,2,-1,-1,-1,-1,0,-2,-2,0,-1,0,1,2,-3,2,-3,-3,0,0,1,-2,2,2,-3,-3,-2,-1,-3,0,-2,1,-3,-1,0,-1,1,1,-3,-3,-2,-2,2,1,0,-3,2,1,1,0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2,2,-3,-1,-1,2,-1,-3,-2,-3,-3,2,-2,0,-1,0,0,-2,-2,0,0,2,1,-1,2,-3,-3,-2,-1,-1,-1,0,-1,1,0,0,-1,0,2,1,0,0,0,0,0,0,0,0,0,0,0,0,0,0,0,0,0,0,0,0,0,0,2,2,0,-1,0,0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2,2,-3,-1,-1,2,-1,-3,-2,-3,-3,2,-2,0,-1,0,0,-2,-2,0,0,2,1,-1,2,-3,-3,-2,-1,-1,-1,0,-1,1,0,0,-1,0,2,1,0,0,0,0,0,0,0,0,0,0,0,0,0,0,0,0,0,0,0,0,0,0,2,2,0,-1,0,0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0,-2,-2,-1,-2,-2,-1,2,0,-1,1,0,1,-1,0,-3,-2,0,2,0,-3,1,0,-2,-1,-1,2,1,-3,-3,-2,-3,0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0,-2,-2,-1,-2,-2,-1,2,0,-1,1,0,1,-1,0,-3,-2,0,2,0,-3,1,0,-2,-1,-1,2,1,-3,-3,-2,-3,0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0,-2,-2,-1,-2,-2,-1,2,0,-1,1,0,1,-1,0,-3,-2,0,2,0,-3,1,0,-2,-1,-1,2,1,-3,-3,-2,-3,0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-1]</text:p>
          </table:table-cell>
          <table:table-cell office:value-type="float" office:value="0.304630924234556" calcext:value-type="float">
            <text:p>0,30463092423455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-1]</text:p>
          </table:table-cell>
          <table:table-cell office:value-type="float" office:value="0.304630924234556" calcext:value-type="float">
            <text:p>0,30463092423455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2,0,0,0,0,0]</text:p>
          </table:table-cell>
          <table:table-cell office:value-type="float" office:value="0.308976806033506" calcext:value-type="float">
            <text:p>0,3089768060335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2,0,0,0,0,0]</text:p>
          </table:table-cell>
          <table:table-cell office:value-type="float" office:value="0.308976806033506" calcext:value-type="float">
            <text:p>0,3089768060335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2,0,0,0,0,0]</text:p>
          </table:table-cell>
          <table:table-cell office:value-type="float" office:value="0.308976806033506" calcext:value-type="float">
            <text:p>0,3089768060335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2,0,0,0,0,0]</text:p>
          </table:table-cell>
          <table:table-cell office:value-type="float" office:value="0.308976806033506" calcext:value-type="float">
            <text:p>0,3089768060335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-2,-2,-2,-1,-2,0,2,-3,0,-3,-1,-2,2,-2,-2,-3,-1,2,0,1,-1,0,0,0,0,0,0,0,0,0,0,0,0,0,0,0,0,0,0,0,0,0,0,0,0,2,2,0,2,-2,-1]</text:p>
          </table:table-cell>
          <table:table-cell office:value-type="float" office:value="0.314112506383727" calcext:value-type="float">
            <text:p>0,314112506383727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-2,-2,-2,-1,-2,0,2,-3,0,-3,-1,-2,2,-2,-2,-3,-1,2,0,1,-1,0,0,0,0,0,0,0,0,0,0,0,0,0,0,0,0,0,0,0,0,0,0,0,0,2,2,0,2,-2,-1]</text:p>
          </table:table-cell>
          <table:table-cell office:value-type="float" office:value="0.314112506383727" calcext:value-type="float">
            <text:p>0,314112506383727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0,0,2,2,2,1,0,-3,-3,-1,-3,0,-3,-3,2,-1,-2,0,-1,0,-2,-2,-3,0,1,-2,-2,-1,1,1,1,2,-2,-1,-3,-3,2,-3,0,-1,-2,2,0,-1,-2]</text:p>
          </table:table-cell>
          <table:table-cell office:value-type="float" office:value="0.320832251080426" calcext:value-type="float">
            <text:p>0,320832251080426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0,0,2,2,2,1,0,-3,-3,-1,-3,0,-3,-3,2,-1,-2,0,-1,0,-2,-2,-3,0,1,-2,-2,-1,1,1,1,2,-2,-1,-3,-3,2,-3,0,-1,-2,2,0,-1,-2]</text:p>
          </table:table-cell>
          <table:table-cell office:value-type="float" office:value="0.320832251080426" calcext:value-type="float">
            <text:p>0,320832251080426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0,0,0,0,2,-2,-2,-2,-1,-2,0,0,0,0,0,0,0,0,0,0,0,0,0,0,0,0,0,0,0,0,0,0,0,0,0,0,0,0,0,0,0,0,0,0,0,0,0,0,0,0,0,0,0,0,0,0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0,0,0,0,2,-2,-2,-2,-1,-2,0,0,0,0,0,0,0,0,0,0,0,0,0,0,0,0,0,0,0,0,0,0,0,0,0,0,0,0,0,0,0,0,0,0,0,0,0,0,0,0,0,0,0,0,0,0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2,-1,-1,1,-2,1,-1,-3,-1,1,0,0,2,1,0,1,0,0,0,0,0,0,0,1,2,1,1,0,-3,-3,-1,-3,0,-3,-3,2,-1,-2,0,0,0,0,0,0,0,0,0,0,0,0,0,0,0,0,0,0,0,0,0,0,2,2,0,2,-2,-1]</text:p>
          </table:table-cell>
          <table:table-cell office:value-type="float" office:value="0.322490309931942" calcext:value-type="float">
            <text:p>0,322490309931942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2,-1,-1,1,-2,1,-1,-3,-1,1,0,0,2,1,0,1,0,0,0,0,0,0,0,1,2,1,1,0,-3,-3,-1,-3,0,-3,-3,2,-1,-2,0,0,0,0,0,0,0,0,0,0,0,0,0,0,0,0,0,0,0,0,0,0,2,2,0,2,-2,-1]</text:p>
          </table:table-cell>
          <table:table-cell office:value-type="float" office:value="0.322490309931942" calcext:value-type="float">
            <text:p>0,322490309931942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0,0,0,0,0,0,-2,2,2,-3,2,-3,0,-3,2,0,1,2,0,0,0,0,0,0,0,0,0,0,0,0,0,0,0,0,0,0,0,0,0,0,0,0,0,0,0,0,0,0,0,0,0,0,0,0,0,0,0,0,0,0,0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0,0,0,0,0,0,-2,2,2,-3,2,-3,0,-3,2,0,1,2,0,0,0,0,0,0,0,0,0,0,0,0,0,0,0,0,0,0,0,0,0,0,0,0,0,0,0,0,0,0,0,0,0,0,0,0,0,0,0,0,0,0,0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0,0,0,0,0,0,0,0,0,0,0,0,0,0,-2,2,2,-3,2,-3,0,-3,2,0,1,2,0,0,0,0,0,0,0,0,0,0,0,0,0,0,0,0,0,0,0,0,0,0,0,0,0,0,0,0,0,0,0,0,0,0,0,0,0,2,2,0,2,-2,-1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0,0,0,0,0,0,-2,2,2,-3,2,-3,0,-3,2,0,1,2,0,0,0,0,0,0,0,0,0,0,0,0,0,0,0,0,0,0,0,0,0,0,0,0,0,0,0,0,0,0,0,0,0,0,0,0,0,0,0,0,0,0,0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0,0,0,0,0,0,0,0,0,0,0,0,0,0,-2,2,2,-3,2,-3,0,-3,2,0,1,2,0,0,0,0,0,0,0,0,0,0,0,0,0,0,0,0,0,0,0,0,0,0,0,0,0,0,0,0,0,0,0,0,0,0,0,0,0,2,2,0,2,-2,-1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0,0,0,0,0,0,-2,2,2,-3,2,-3,0,-3,2,0,1,2,0,0,0,0,0,0,0,0,0,0,0,0,0,0,0,0,0,0,0,0,0,0,0,0,0,0,0,0,0,0,0,0,0,0,0,0,0,0,0,0,0,0,0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0,0,0,0,0,0,0,0,0,0,0,0,0,0,-2,2,2,-3,2,-3,0,-3,2,0,1,2,0,0,0,0,0,0,0,0,0,0,0,0,0,0,0,0,0,0,0,0,0,0,0,0,0,0,0,0,0,0,0,0,0,0,0,0,0,2,2,0,2,-2,-1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0,0,0,0,0,0,-2,2,2,-3,2,-3,0,-3,2,0,1,2,0,0,0,0,0,0,0,0,0,0,0,0,0,0,0,0,0,0,0,0,0,0,0,0,0,0,0,0,0,0,0,0,0,0,0,0,0,0,0,0,0,0,0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0,0,0,0,0,0,0,0,0,0,0,0,0,0,0,0,0,0,0,0,0,0,0,0,0,0,0,0,0,0,0,0,0,0,0,0,0,0,0,0,0,0,0,2,-1,0,-1,0,0,2,-3,0,-3,2,1,-1,2]</text:p>
          </table:table-cell>
          <table:table-cell office:value-type="float" office:value="0.329039004780082" calcext:value-type="float">
            <text:p>0,329039004780082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0,0,0,0,0,0,0,0,0,0,0,0,0,0,0,0,0,0,0,0,0,0,0,0,0,0,0,0,0,0,0,0,0,0,0,0,0,0,0,0,0,0,0,2,-1,0,-1,0,0,2,-3,0,-3,2,1,-1,2]</text:p>
          </table:table-cell>
          <table:table-cell office:value-type="float" office:value="0.329039004780082" calcext:value-type="float">
            <text:p>0,329039004780082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0,0,0,0,0,0,0,0,0,0,0,0,0,0,0,0,0,0,0,0,0,0,0,0,0,0,0,0,0,0,0,0,0,0,0,0,0,0,0,0,0,0,0,2,-1,0,-1,0,0,2,-3,0,-3,2,1,-1,2]</text:p>
          </table:table-cell>
          <table:table-cell office:value-type="float" office:value="0.329039004780082" calcext:value-type="float">
            <text:p>0,329039004780082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-3,-1,-3,-2,1,2,-2,0,-3,0,-2,0,-2,-3,2,-3,-3,1,-3,2,1,-2,-2,2,2,-1,-3,2,-2,-1,-1,2,-2,-2,1,-2,1,-2,-1,1,1,-1,-3,0,-2,1,2,-1,-2,1,0,0,-2,0,0,2,-2,-3,-2,-2,2,-2,-2,0,-2,-2,-1,-3,-1,1,-2,1,-1,-2,-3,-2,-2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-2,-3,-1,-3,-2,1,2,-2,0,-3,0,-2,0,-2,-3,2,-3,-3,1,-3,2,1,-2,-2,2,2,-1,-3,2,-2,-1,-1,2,-2,-2,1,-2,1,-2,-1,1,1,-1,-3,0,-2,1,2,-1,-2,1,0,0,-2,0,0,2,-2,-3,-2,-2,2,-2,-2,0,-2,-2,-1,-3,-1,1,-2,1,-1,-2,-3,-2,-2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2,2,-3,-1,-1,0,1,2,2,-3,-2,-2,-1,-3,1,2,-3,-3,-3,1,1,-2,-3,0,2,0,1,1,-1,-1,-1,2,-2,-2,1,-2,1,-2,-1,1,1,-1,-3,0,-2,1,2,-1,-2,-1,-2,-1,-1,-3,-2,-3,2,0,0,1,1,-3,0,0,1,-1,-1,-3,-1,1,-3,-3,0,-1,-2,1,-2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1,2,-1,-1,1,-2,1,-1,-2,-3,-1,-2,-2,2,2,-3,2,-3,-3,-3,2,0,1,2,0,0,0,0,0,0,0,0,0,0,0,0,0,0,0,0,0,0,0,0,0,0,0,0,0,0,0,0,0,0,0,0,0,0,0,0,0,2,2,0,2,-2,-1]</text:p>
          </table:table-cell>
          <table:table-cell office:value-type="float" office:value="0.33466401061363" calcext:value-type="float">
            <text:p>0,33466401061363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1,2,-1,-1,1,-2,1,-1,-2,-3,-1,-2,-2,2,2,-3,2,-3,-3,-3,2,0,1,2,0,0,0,0,0,0,0,0,0,0,0,0,0,0,0,0,0,0,0,0,0,0,0,0,0,0,0,0,0,0,0,0,0,0,0,0,0,2,2,0,2,-2,-1]</text:p>
          </table:table-cell>
          <table:table-cell office:value-type="float" office:value="0.33466401061363" calcext:value-type="float">
            <text:p>0,33466401061363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1,2,-1,-1,1,-2,1,-1,-2,-3,-1,-2,-2,2,2,-3,2,-3,-3,-3,2,0,1,2,0,0,0,0,0,0,0,0,0,0,0,0,0,0,0,0,0,0,0,0,0,0,0,0,0,0,0,0,0,0,0,0,0,0,0,0,0,2,2,0,2,-2,-1]</text:p>
          </table:table-cell>
          <table:table-cell office:value-type="float" office:value="0.33466401061363" calcext:value-type="float">
            <text:p>0,33466401061363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1,2,-1,-1,1,-2,1,-1,-2,-3,-1,-2,-2,2,2,-3,2,-3,-3,-3,2,0,1,2,0,0,0,0,0,0,0,0,0,0,0,0,0,0,0,0,0,0,0,0,0,0,0,0,0,0,0,0,0,0,0,0,0,0,0,0,0,2,2,0,2,-2,-1]</text:p>
          </table:table-cell>
          <table:table-cell office:value-type="float" office:value="0.33466401061363" calcext:value-type="float">
            <text:p>0,33466401061363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3,0,-2,-3,0,2,-3,2,-2,-3,-2,-2,-1,1,1,0,-2,-3,-2,-2,-3,-2,-1,-3,2,-3,-2,1,1,0,-3,-3,-1,-2,-2,-3,0,0,1,1,-1,2,0,-3,0,1,-3,0,1,0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3,0,-2,-3,0,2,-3,2,-2,-3,-2,-2,-1,1,1,0,-2,-3,-2,-2,-3,-2,-1,-3,2,-3,-2,1,1,0,-3,-3,-1,-2,-2,-3,0,0,1,1,-1,2,0,-3,0,1,-3,0,1,0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-3,-1,-3,-2,1,2,-2,-2,2,1,-3,-1,-3,1,-2,2,-1,1,0,-2,-2,0,-2,-3,-1,2,1,2,1,-3,1,1,-1,0,-2,-3,-1,0,1,-3,1,-1,0,2,0,-2,2,1,-3,-3,0,-1,-2,1,-3,1,1,-3,2,-1,-1,1,-1,2,-1,0,-1,0,0,0,-2,2,0,2,-2,-3,0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2,-2,-3,-1,0,1,-2,-3,-2,-1,-2,-2,1,-1,0,-3,-2,0,2,0,-3,1,0,-2,-1,-1,2,1,-3,-3,-2,-3,0,2]</text:p>
          </table:table-cell>
          <table:table-cell office:value-type="float" office:value="0.365148371670111" calcext:value-type="float">
            <text:p>0,365148371670111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-3,-3,1,2,-3,2,-3,-3,-3,2,0,1,2,0,0,0,0,0,0,0,0,0,0,0,0,0,0,0,0,0,0,0,0,0,0,0,0,0,0,0,0,0,0,0,0,0,0,0,0,0,2,2,0,2,-2,2]</text:p>
          </table:table-cell>
          <table:table-cell office:value-type="float" office:value="0.36587793957366" calcext:value-type="float">
            <text:p>0,36587793957366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1,-2,-1,-3,-3,-3,-3,1,1,-2,1,2,0,-1,-3,-1,-1,1,-1,0,2,-3,0,-2,-3,0,2,-3,2,-2,-3,-2,-2,-1,1,1,0,-2,-3,-2,-2,-3,-2,-1,-3,2,-3,-2,1,1,0,-3,-3,-1,-2,-2,-3,0,0,1,1,-1,2,0,-3,0,1,-3,0,-1,2]</text:p>
          </table:table-cell>
          <table:table-cell office:value-type="float" office:value="0.370944739819828" calcext:value-type="float">
            <text:p>0,370944739819828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-3,2,-1,2,-3,-1,0,2,0,-1,1,-1,-2,-2,-2,-3,-1,-2,-3,-1,-2,-2,2,2,-3,2,-3,-3,-3,2,0,1,2,0,0,0,0,0,0,0,0,0,0,0,0,0,0,0,0,0,0,0,0,0,0,1,-2,0,0,0,0,0,0,0,0,0,0,0,0,0,2,2,0,2,-2,-1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0,0,0,0,0,0,0,0,0,0,0,0,0,0,-2,2,2,-3,2,-3,0,-3,2,0,1,2,0,0,0,0,0,0,0,0,0,0,0,0,0,0,0,0,0,0,0,0,0,0,0,0,0,0,0,0,0,0,0,0,0,0,0,0,0,2,2,0,2,-2,-1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0,0,0,0,0,0,0,0,0,0,0,0,0,0,-2,2,2,-3,2,-3,0,-3,2,0,1,2,0,0,0,0,0,0,0,0,0,0,0,0,0,0,0,0,0,0,0,0,0,0,0,0,0,0,0,0,0,0,0,0,0,0,0,0,0,2,2,0,2,-2,-1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0,0,0,0,0,0,0,0,0,0,0,0,0,0,-2,2,2,-3,2,-3,0,-3,2,0,1,2,0,0,0,0,0,0,0,0,0,0,0,0,0,0,0,0,0,0,0,0,0,0,0,0,0,0,0,0,0,0,0,0,0,0,0,0,0,2,2,0,2,-2,-1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-2,2,-1,-3,1,0,-1,1,-1,2,1,0,0,0,0,0,-1,-3,-3,-2,-3,-2,-2,-3,2,2,-1,-2,2,2,-1,1,-3,0,0,0,0,0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-2,2,-1,-3,1,0,-1,1,-1,2,1,0,0,0,0,0,-1,-3,-3,-2,-3,-2,-2,-3,2,2,-1,-2,2,2,-1,1,-3,0,0,0,0,0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-2,2,-1,-3,1,0,-1,1,-1,2,1,0,0,0,0,0,-1,-3,-3,-2,-3,-2,-2,-3,2,2,-1,-2,2,2,-1,1,-3,0,0,0,0,0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-2,2,-1,-3,1,0,-1,1,-1,2,1,0,0,0,0,0,-1,-3,-3,-2,-3,-2,-2,-3,2,2,-1,-2,2,2,-1,1,-3,0,0,0,0,0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-1,-1,-3,-1,-1,-2,-2,-2,-3,-1,-2,-3,1,-2,-2,2,2,-3,2,-3,-3,-3,2,0,1,2,-2,1,1,-2,0,-1,-3,-1,-3,0,-2,0,-1,0,1,-2,-3,-2,-1,-2,-2,1,-1,0,2,-2,0,2,0,-3,1,0,-1,0,0,0,-1,2,2,0,2,-2,-1]</text:p>
          </table:table-cell>
          <table:table-cell office:value-type="float" office:value="0.375233260785874" calcext:value-type="float">
            <text:p>0,375233260785874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1,2,2,2,0,-2,2,2,-2,0,-2,2,-1,-3,-1,1,-3,-1,-3,-3,-2,-2,2,0,-1,1,-2,-3,2,1,2,2,-1,-1,2,1,-3,-1,-3,1,1,2,0,0,-3,-3,2,2,1,2,-2,2,-1,0,-2,-1,-3,-1,-1,1,2,1,2,-1,1,-1,-1,-3,-2,1,0,1,-2,-1,-1,-1,0,-2]</text:p>
          </table:table-cell>
          <table:table-cell office:value-type="float" office:value="0.375233260785874" calcext:value-type="float">
            <text:p>0,375233260785874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1,2,2,2,0,-2,2,2,-2,0,-2,2,-1,-3,-1,1,-3,-1,-3,-3,-2,-2,2,0,-1,1,-2,-3,2,1,2,2,-1,-1,2,1,-3,-1,-3,1,1,2,0,0,-3,-3,2,2,1,2,-2,2,-1,0,-2,-1,-3,-1,-1,1,2,1,2,-1,1,-1,-1,-3,-2,1,0,1,-2,-1,-1,-1,0,-2]</text:p>
          </table:table-cell>
          <table:table-cell office:value-type="float" office:value="0.375233260785874" calcext:value-type="float">
            <text:p>0,375233260785874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0,0,0,0,0,0,0,0,0,0,0,0,0]</text:p>
          </table:table-cell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0,0,0,0,0,0,0,0,0,0,0,0,0]</text:p>
          </table:table-cell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0,0,0,0,0,0,0,0,0,0,0,0,0]</text:p>
          </table:table-cell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0,0,0,0,0,0,0,0,0,0,0,0,0]</text:p>
          </table:table-cell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0,0,0,0,0,0,0,0,0,0,0,0,0]</text:p>
          </table:table-cell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0,0,0,0,0,0,0,0,0,0,0,0,0]</text:p>
          </table:table-cell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0,0,0,0,0,0,0,0,0,0,0,0,0]</text:p>
          </table:table-cell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-1,-2,-2,2,0,-3,-1,-2,-2,-1,-2,0,1,1,-2,0,1,-1,-2,-2,1,1,-3,-1,0,2,1,-2,0,0,1,2,-1,0,2,2,1,1,2,2,-1,-2,-2,-2,2,2,-2,1,0,-1,0,1,-3,0,0,0,0,0,0,0,0,0,0]</text:p>
          </table:table-cell>
          <table:table-cell office:value-type="float" office:value="0.376651917115348" calcext:value-type="float">
            <text:p>0,37665191711534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-1,-2,-2,2,0,-3,-1,-2,-2,-1,-2,0,1,1,-2,0,1,-1,-2,-2,1,1,-3,-1,0,2,1,-2,0,0,1,2,-1,0,2,2,1,1,2,2,-1,-2,-2,-2,2,2,-2,1,0,-1,0,1,-3,0,0,0,0,0,0,0,0,0,0]</text:p>
          </table:table-cell>
          <table:table-cell office:value-type="float" office:value="0.376651917115348" calcext:value-type="float">
            <text:p>0,37665191711534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1,1,-2,1,2,0,-1,-3,-1,-1,1,-1,0,2,-2,2,-1,-1,-2,-1,0,-2,-2,0,-1,1,1,2,-3,2,-3,-3,0,0,-3,-3,2,2,-3,-3,-2,-1,-3,0,-2,1,-3,-1,0,-1,1,1,-3,-1,-2,-2,2,-3,0,-3,2,1,-1,2]</text:p>
          </table:table-cell>
          <table:table-cell office:value-type="float" office:value="0.378769938969114" calcext:value-type="float">
            <text:p>0,378769938969114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1,1,-1,-3,1,1,1,2,2,-3,-1,-1,2,-1,-3,-2,-3,-3,2,-2,0,-1,0,0,-2,-2,0,0,2,1,-1,2,-3,-3,-2,-1,-1,-1,0,-1,1,0,0,-1,0,2,1,2,-3,-1,-1,0,2,2,-3,-1,-2,-2,0,2,2,-3,2,-2,0,0,-1,2,-2,2,-3,0,-2,0,1]</text:p>
          </table:table-cell>
          <table:table-cell office:value-type="float" office:value="0.387126163758879" calcext:value-type="float">
            <text:p>0,387126163758879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1,1,-1,-3,1,1,1,2,2,-3,-1,-1,2,-1,-3,-2,-3,-3,2,-2,0,-1,0,0,-2,-2,0,0,2,1,-1,2,-3,-3,-2,-1,-1,-1,0,-1,1,0,0,-1,0,2,1,2,-3,-1,-1,0,2,2,-3,-1,-2,-2,0,2,2,-3,2,-2,0,0,-1,2,-2,2,-3,0,-2,0,1]</text:p>
          </table:table-cell>
          <table:table-cell office:value-type="float" office:value="0.387126163758879" calcext:value-type="float">
            <text:p>0,387126163758879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-2,1,1,-2,0,0,-3,-1,-3,0,-2,0,1,2,2,2,-2,2,-1,-1,-3,-2,-2,-3,2,1,-1,1,-1,2,-1,0,-1,0,0,0,-1,2,2,0,2,-2,-1]</text:p>
          </table:table-cell>
          <table:table-cell office:value-type="float" office:value="0.391918358845308" calcext:value-type="float">
            <text:p>0,391918358845308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-2,1,1,-2,0,0,-3,-3,1,0,-2,-2,-1,-2,-2,-1,2,0,-1,1,0,-1,-2,-1,0,-1,-2,-1,-1,-1,-1,-1,1,0,-3,-1,-1,2,2,0,2,-2,-1]</text:p>
          </table:table-cell>
          <table:table-cell office:value-type="float" office:value="0.395305788809962" calcext:value-type="float">
            <text:p>0,395305788809962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-1,-1,-1,-1,1,-1,-1,-1,-3,-1,-1,1,0,-1,-3,-2,2,2,-3,2,-3,-3,-3,2,0,1,2,0,0,0,0,0,0,0,0,0,0,0,0,0,0,0,0,0,0,0,0,0,0,0,0,0,0,0,0,0,0,0,0,0,0,0,1,-1,0,0,2,0,-1,-1]</text:p>
          </table:table-cell>
          <table:table-cell office:value-type="float" office:value="0.397324384686702" calcext:value-type="float">
            <text:p>0,39732438468670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-1,-1,-1,-1,1,-1,-1,-1,-3,-1,-1,1,0,-1,-3,-2,2,2,-3,2,-3,-3,-3,2,0,1,2,0,0,0,0,0,0,0,0,0,0,0,0,0,0,0,0,0,0,0,0,0,0,0,0,0,0,0,0,0,0,0,0,0,0,0,1,-1,0,0,2,0,-1,-1]</text:p>
          </table:table-cell>
          <table:table-cell office:value-type="float" office:value="0.397324384686702" calcext:value-type="float">
            <text:p>0,39732438468670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2,2,-3,-1,-1,2,-1,-3,-2,-3,-3,2,-2,0,-1,0,0,-2,-2,0,0,2,1,-1,2,-3,-3,-2,-1,-1,-1,0,-1,1,0,0,-1,0,2,1,2,-3,-1,-1,0,2,2,-3,-1,-2,-2,0,2,2,-3,2,-2,0,0,-1,2,-2,1,1,1,-1,0,0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2,2,-3,-1,-1,2,-1,-3,-2,-3,-3,2,-2,0,-1,0,0,-2,-2,0,0,2,1,-1,2,-3,-3,-2,-1,-1,-1,0,-1,1,0,0,-1,0,2,1,2,-3,-1,-1,0,2,2,-3,-1,-2,-2,0,2,2,-3,2,-2,0,0,-1,2,-2,1,1,1,-1,0,0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2,2,-3,-1,-1,2,-1,-3,-2,-3,-3,2,-2,0,-1,0,0,-2,-2,0,0,2,1,-1,2,-3,-3,-2,-1,-1,-1,0,-1,1,0,0,-1,0,2,1,2,-3,-1,-1,0,2,2,-3,-1,-2,-2,0,2,2,-3,2,-2,0,0,-1,2,-2,1,1,1,-1,0,0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2,2,-3,-1,-1,2,-1,-3,-2,-3,-3,2,-2,0,-1,0,0,-2,-2,0,0,2,1,-1,2,-3,-3,-2,-1,-1,-1,0,-1,1,0,0,-1,0,2,1,2,-3,-1,-1,0,2,2,-3,-1,-2,-2,0,2,2,-3,2,-2,0,0,-1,2,-2,1,1,1,-1,0,0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2,-1,2,-3,-1,0,2,0,-1,1,-1,-1,-2,-2,-3,1,1,0,0,0,0,0,0,0,0,0,0,0,0,0,0,0,0,0,0,0,0,0,0,0,0,0,0,0,0,0,0,0,0,0,0,0,0,0,0,0,0,0,0,0,0,2,-1,0,-1,0,0,-1,1,-3,0,0,-2,-1,1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2,-1,2,-3,-1,0,2,0,-1,1,-1,-1,-2,-2,-3,1,1,0,0,0,0,0,0,0,0,0,0,0,0,0,0,0,0,0,0,0,0,0,0,0,0,0,0,0,0,0,0,0,0,0,0,0,0,0,0,0,0,0,0,0,0,2,-1,0,-1,0,0,-1,1,-3,0,0,-2,-1,1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3,2,-3,-1,-3,0,0,0,2,2,-1,2,0,1,1,-2,0,1,-1,-2,-2,1,1,-3,-1,0,2,1,-2,0,0,1,2,-1,0,2,2,1,1,2,2,-1,-2,-2,-2,2,2,-2,1,0,-1,0,1,-3,0,0,0,-2,2,-2,0,-2,1,-2]</text:p>
          </table:table-cell>
          <table:table-cell office:value-type="float" office:value="0.398664437006028" calcext:value-type="float">
            <text:p>0,398664437006028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1,1,-1,-3,1,1,1,-3,2,-3,0,0,-1,2,-3,2,2,0,-3,0,-3,-2,-1,0,-2,-2,0,2,-1,-2,-1,-1,-1,-3,2,-2,1,-2,-2,-1,2,0,0,-1,2,2,1,-3,0,-1,1,1,2,-3,0,-2,-1,1,2,0,-2,1,0,0,0,-2,-2,-1,-3,2,-3,0,-2,0,1]</text:p>
          </table:table-cell>
          <table:table-cell office:value-type="float" office:value="0.399332776849918" calcext:value-type="float">
            <text:p>0,399332776849918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1,1,-1,-3,1,1,1,-3,2,-3,0,0,-1,2,-3,2,2,0,-3,0,-3,-2,-1,0,-2,-2,0,2,-1,-2,-1,-1,-1,-3,2,-2,1,-2,-2,-1,2,0,0,-1,2,2,1,-3,0,-1,1,1,2,-3,0,-2,-1,1,2,0,-2,1,0,0,0,-2,-2,-1,-3,2,-3,0,-2,0,1]</text:p>
          </table:table-cell>
          <table:table-cell office:value-type="float" office:value="0.399332776849918" calcext:value-type="float">
            <text:p>0,399332776849918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1,1,-1,-3,1,1,1,-3,2,-3,0,0,-1,2,-3,2,2,0,-3,0,-3,-2,-1,0,-2,-2,0,2,-1,-2,-1,-1,-1,-3,2,-2,1,-2,-2,-1,2,0,0,-1,2,2,1,-3,0,-1,1,1,2,-3,0,-2,-1,1,2,0,-2,1,0,0,0,-2,-2,-1,-3,2,-3,0,-2,0,1]</text:p>
          </table:table-cell>
          <table:table-cell office:value-type="float" office:value="0.399332776849918" calcext:value-type="float">
            <text:p>0,399332776849918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-3,-3,2,0,1,2,0,0,0,0,2,0,0,0,0,0,0,0,0,0,0,-3,0,0,0,0,0,0,0,0,0,0,0,0,0,0,0,0,0,0,0,0,0,0,0,0,0,0,0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-3,-3,2,0,1,2,0,0,0,0,2,0,0,0,0,0,0,0,0,0,0,-3,0,0,0,0,0,0,0,0,0,0,0,0,0,0,0,0,0,0,0,0,0,0,0,0,0,0,0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-3,-3,2,0,1,2,0,0,0,0,2,0,0,0,0,0,0,0,0,0,0,-3,0,0,0,0,0,0,0,0,0,0,0,0,0,0,0,0,0,0,0,0,0,0,0,0,0,0,0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-3,-3,2,0,1,2,0,0,0,0,2,0,0,0,0,0,0,0,0,0,0,-3,0,0,0,0,0,0,0,0,0,0,0,0,0,0,0,0,0,0,0,0,0,0,0,0,0,0,0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-3,-3,2,0,1,2,0,0,0,0,2,0,0,0,0,0,0,0,0,0,0,-3,0,0,0,0,0,0,0,0,0,0,0,0,0,0,0,0,0,0,0,0,0,0,0,0,0,0,0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-3,-3,2,0,1,2,0,0,0,0,2,0,0,0,0,0,0,0,0,0,0,-3,0,0,0,0,0,0,0,0,0,0,0,0,0,0,0,0,0,0,0,0,0,0,0,0,0,0,0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-3,-3,2,0,1,2,0,0,0,0,2,0,0,0,0,0,0,0,0,0,0,-3,0,0,0,0,0,0,0,0,0,0,0,0,0,0,0,0,0,0,0,0,0,0,0,0,0,0,0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-1,-1,-1,-1,1,-1,-1,-1,-3,-1,-1,1,0,-1,-3,-2,2,2,-3,2,-3,-3,-3,2,0,1,2,0,0,0,0,0,0,0,0,0,0,0,0,0,0,0,-3,0,0,0,0,0,0,0,0,0,0,0,0,0,0,0,0,0,0,0,0,0,0,0,0,0,0,0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-1,-1,-1,-1,1,-1,-1,-1,-3,-1,-1,1,0,-1,-3,-2,2,2,-3,2,-3,-3,-3,2,0,1,2,0,0,0,0,0,0,0,0,0,0,0,0,0,0,0,-3,0,0,0,0,0,0,0,0,0,0,0,0,0,0,0,0,0,0,0,0,0,0,0,0,0,0,0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-1,-1,-1,-1,1,-1,-1,-1,-3,-1,-1,1,0,-1,-3,-2,2,2,-3,2,-3,-3,-3,2,0,1,2,0,0,0,0,0,0,0,0,0,0,0,0,0,0,0,-3,0,0,0,0,0,0,0,0,0,0,0,0,0,0,0,0,0,0,0,0,0,0,0,0,0,0,0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-1,-1,-1,-1,1,-1,-1,-1,-3,-1,-1,1,0,-1,-3,-2,2,2,-3,2,-3,-3,-3,2,0,1,2,0,0,0,0,0,0,0,0,0,0,0,0,0,0,0,-3,0,0,0,0,0,0,0,0,0,0,0,0,0,0,0,0,0,0,0,0,0,0,0,0,0,0,0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-1,-1,-1,-1,1,-1,-1,-1,-3,-1,-1,1,0,-1,-3,-2,2,2,-3,2,-3,-3,-3,2,0,1,2,0,0,0,0,0,0,0,0,0,0,0,0,0,0,0,-3,0,0,0,0,0,0,0,0,0,0,0,0,0,0,0,0,0,0,0,0,0,0,0,0,0,0,0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-2,-3,0,0,0,0,0,0,0,0,0,0,0,0,0,0,0,0,0,0,0,0,0,0,0,0,0,0,0,0,1,0,0,0,-2,0,0,0,0,0,0,0,0,0,0,0,0,0,0,0,0,0,-2,0,-2,-3,1,-2,1,2,1,-1,0,0,2,0,-1,-1]</text:p>
          </table:table-cell>
          <table:table-cell office:value-type="float" office:value="0.409878030638384" calcext:value-type="float">
            <text:p>0,40987803063838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-2,-3,0,0,0,0,0,0,0,0,0,0,0,0,0,0,0,0,0,0,0,0,0,0,0,0,0,0,0,0,1,0,0,0,-2,0,0,0,0,0,0,0,0,0,0,0,0,0,0,0,0,0,-2,0,-2,-3,1,-2,1,2,1,-1,0,0,2,0,-1,-1]</text:p>
          </table:table-cell>
          <table:table-cell office:value-type="float" office:value="0.409878030638384" calcext:value-type="float">
            <text:p>0,40987803063838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-2,-3,0,0,0,0,0,0,0,0,0,0,0,0,0,0,0,0,0,0,0,0,0,0,0,0,0,0,0,0,1,0,0,0,-2,0,0,0,0,0,0,0,0,0,0,0,0,0,0,0,0,0,-2,0,-2,-3,1,-2,1,2,1,-1,0,0,2,0,-1,-1]</text:p>
          </table:table-cell>
          <table:table-cell office:value-type="float" office:value="0.409878030638384" calcext:value-type="float">
            <text:p>0,40987803063838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2,2,2,1,2,2,-3,2,-3,-3,-3,2,0,1,2,0,0,0,0,0,0,0,0,0,0,0,0,0,0,0,0,0,0,0,0,0,0,0,0,0,0,0,0,0,0,0,0,0,0,0,0,0,2,2,0,2,-2,-1]</text:p>
          </table:table-cell>
          <table:table-cell office:value-type="float" office:value="0.411177171869581" calcext:value-type="float">
            <text:p>0,41117717186958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2,2,2,1,2,2,-3,2,-3,-3,-3,2,0,1,2,0,0,0,0,0,0,0,0,0,0,0,0,0,0,0,0,0,0,0,0,0,0,0,0,0,0,0,0,0,0,0,0,0,0,0,0,0,2,2,0,2,-2,-1]</text:p>
          </table:table-cell>
          <table:table-cell office:value-type="float" office:value="0.411177171869581" calcext:value-type="float">
            <text:p>0,41117717186958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2,2,2,1,2,2,-3,2,-3,-3,-3,2,0,1,2,0,0,0,0,0,0,0,0,0,0,0,0,0,0,0,0,0,0,0,0,0,0,0,0,0,0,0,0,0,0,0,0,0,0,0,0,0,2,2,0,2,-2,-1]</text:p>
          </table:table-cell>
          <table:table-cell office:value-type="float" office:value="0.411177171869581" calcext:value-type="float">
            <text:p>0,41117717186958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2,2,2,1,2,2,-3,2,-3,-3,-3,2,0,1,2,0,0,0,0,0,0,0,0,0,0,0,0,0,0,0,0,0,0,0,0,0,0,0,0,0,0,0,0,0,0,0,0,0,0,0,0,0,2,2,0,2,-2,-1]</text:p>
          </table:table-cell>
          <table:table-cell office:value-type="float" office:value="0.411177171869581" calcext:value-type="float">
            <text:p>0,41117717186958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0,1,0,0,0,0,0,0,0,1,2,0,0,0,0,0,0,0,0,0,0,0,0,0,0,0,0,0,0,0,0,0,-3,-2,0,0,0,0,0,0,0,0,0,0,0,0,2,2,0,2,-2,-1]</text:p>
          </table:table-cell>
          <table:table-cell office:value-type="float" office:value="0.411177171869581" calcext:value-type="float">
            <text:p>0,41117717186958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-3,-1,-3,2,-3,0,2,-1,-2,2,-1,2,0,-2,-1,2,-2,0,0,0,2,2,2,1,0,-3,-3,-1,-3,0,-3,-3,2,-1,-2,0,-1,0,-2,-2,-3,0,-3,-2,2,1,-1,-2,0,-2,-3,1,-2,1,0,1,-1,0,0,2,0,-1,-1]</text:p>
          </table:table-cell>
          <table:table-cell office:value-type="float" office:value="0.41182520563948" calcext:value-type="float">
            <text:p>0,41182520563948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-3,-1,-3,2,-3,0,2,-1,-2,2,-1,2,0,-2,-1,2,-2,0,0,0,2,2,2,1,0,-3,-3,-1,-3,0,-3,-3,2,-1,-2,0,-1,0,-2,-2,-3,0,-3,-2,2,1,-1,-2,0,-2,-3,1,-2,1,0,1,-1,0,0,2,0,-1,-1]</text:p>
          </table:table-cell>
          <table:table-cell office:value-type="float" office:value="0.41182520563948" calcext:value-type="float">
            <text:p>0,41182520563948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2,0,-1,-3,0,0,0,0,0,0,0,0,0,0,0,0,0,0,0,0,0,0,0,0,2,-1,1,-2,1,0,1,-1,0,0,2,0,-1,-1]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2,0,-1,-3,0,0,0,0,0,0,0,0,0,0,0,0,0,0,0,0,0,0,0,0,2,-1,1,-2,1,0,1,-1,0,0,2,0,-1,-1]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-1,-1,-3,-1,-1,-2,-2,-2,-3,-1,-2,-3,1,-2,-2,2,2,-3,2,-3,-3,-3,2,0,1,2,0,0,0,0,0,0,0,0,0,0,0,0,0,0,0,0,0,0,0,0,0,0,0,0,0,0,0,2,0,-3,1,0,-1,0,0,0,-1,2,2,0,2,-2,-1]</text:p>
          </table:table-cell>
          <table:table-cell office:value-type="float" office:value="0.415692193816531" calcext:value-type="float">
            <text:p>0,415692193816531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1,0,-3,1,-2,-2,0,-3,-2,-1,1,2,-1,-1,1,-2,1,-1,-3,-1,1,0,0,2,1,0,1,-2,-1,-3,-1,2,0,0,1,2,1,-2,2,-3,2,-1,-3,1,0,-2,0,1,3,-1,-2,-2,2,-3,-3,-2,-3,-2,2,1,-1,-2,0,-2,-3,1,-2,1,0,1,-1,0,0,2,0,-1,2]</text:p>
          </table:table-cell>
          <table:table-cell office:value-type="float" office:value="0.418887415264134" calcext:value-type="float">
            <text:p>0,418887415264134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2,2,-1,-1,-1,-1,0,-2,-2,0,2,0,1,-1,-3,2,2,0,-1,2,-2,-3,-1,-2,-1,-1,-3,-2,-3,2,0,0,1,1,-3,0,0,1,-1,-1,-3,-1,1,-3,-3,0,-1,-2,1,0]</text:p>
          </table:table-cell>
          <table:table-cell office:value-type="float" office:value="0.420158700175699" calcext:value-type="float">
            <text:p>0,420158700175699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-1,-2,-2,2,0,2,2,2,1,-1,-2,0,1,1,-2,0,1,-1,-2,-2,1,1,-3,-1,0,2,1,-2,0,0,1,2,-1,0,2,2,1,1,2,2,-1,-2,-2,-2,2,2,-2,1,0,-1,0,1,-3,0,0,0,-2,2,-2,0,-2,1,-2]</text:p>
          </table:table-cell>
          <table:table-cell office:value-type="float" office:value="0.429573431828987" calcext:value-type="float">
            <text:p>0,429573431828987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-1,-2,-2,2,0,2,2,2,1,-1,-2,0,1,1,-2,0,1,-1,-2,-2,1,1,-3,-1,0,2,1,-2,0,0,1,2,-1,0,2,2,1,1,2,2,-1,-2,-2,-2,2,2,-2,1,0,-1,0,1,-3,0,0,0,-2,2,-2,0,-2,1,-2]</text:p>
          </table:table-cell>
          <table:table-cell office:value-type="float" office:value="0.429573431828987" calcext:value-type="float">
            <text:p>0,429573431828987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2,0,1,2,-2,-1,1,1,-1,1,0,1,-2,-1,0,0,1,-2,1,0,-1,-3,0,2,2,-1,-1,-1,-3,0,-3,2,2,1,-1,2,-3,0,0,-3,0,-1,-3,-2,2,1,2,-2,-3,0,-2,2,-2,0,-2,-3,2,1,-3,2,2,-1,1,1,0,0,1,0,2,0,0,-2,1,1,-3,2,2]</text:p>
          </table:table-cell>
          <table:table-cell office:value-type="float" office:value="0.439393521420909" calcext:value-type="float">
            <text:p>0,439393521420909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2,0,-2,0,1,2,-2,-1,1,1,-1,1,0,1,-2,-1,0,0,1,-2,1,0,-1,-3,0,2,2,-1,-1,-1,-3,0,-3,2,2,1,-1,2,-3,0,0,-3,0,-1,-3,-2,2,1,2,-2,-3,0,-2,2,-2,0,-2,-3,2,1,-3,2,2,-1,1,1,0,0,1,0,2,0,0,-2,1,1,-3,2,2]</text:p>
          </table:table-cell>
          <table:table-cell office:value-type="float" office:value="0.439393521420909" calcext:value-type="float">
            <text:p>0,439393521420909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2,0,-2,0,1,2,-2,-1,1,1,-1,1,0,1,-2,-1,0,0,1,-2,1,0,-1,-3,0,2,2,-1,-1,-1,-3,0,-3,2,2,1,-1,2,-3,0,0,-3,0,-1,-3,-2,2,1,2,-2,-3,0,-2,2,-2,0,-2,-3,2,1,-3,2,2,-1,1,1,0,0,1,0,2,0,0,-2,1,1,-3,2,2]</text:p>
          </table:table-cell>
          <table:table-cell office:value-type="float" office:value="0.439393521420909" calcext:value-type="float">
            <text:p>0,439393521420909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2,2,-3,-1,-1,0,1,2,2,-3,-2,-2,-1,-3,1,2,-3,-3,-3,1,1,-2,-3,0,2,0,1,1,-1,-2,-1,1,2,-1,0,2,2,2,0,1,-1,-3,2,2,0,-1,2,-2,-3,-1,-2,-1,-1,-3,-2,-3,2,0,0,1,1,-3,0,0,1,-1,-1,-3,-1,1,-3,-3,0,-1,-2,1,-2]</text:p>
          </table:table-cell>
          <table:table-cell office:value-type="float" office:value="0.443621460256377" calcext:value-type="float">
            <text:p>0,443621460256377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1,-3,-3,1,-3,-1,-3,0,2,2,-2,-2,-2,1,-2,0,-2,-2,2,0,2,2,2,1,-1,-2,0,1,1,-2,0,1,-1,-2,-2,1,1,-3,-1,0,2,-3,-2,0,1,1,2,-1,0,2,0,-1,0,-2,-2,-3,0,1,-2,-2,-1,1,1,1,2,-2,-1,-3,-3,0,0,0,0,-2,0,-2,1,-2]</text:p>
          </table:table-cell>
          <table:table-cell office:value-type="float" office:value="0.444822061802994" calcext:value-type="float">
            <text:p>0,444822061802994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2,-2,2,-2,-1,-2,-3,1,-2,2,1,-3,-1,-3,1,-2,2,-1,1,0,-2,-2,0,-2,-3,-1,2,1,2,1,-3,1,1,-1,0,-2,-3,-1,0,1,-3,1,-1,0,2,0,-2,2,1,-3,-3,0,-1,-2,1,-3,1,1,-3,2,-1,-1,1,-1,1,-3,-1,2,-1,-1,-3,0,1,-3,0,-1,1,2]</text:p>
          </table:table-cell>
          <table:table-cell office:value-type="float" office:value="0.446616912651846" calcext:value-type="float">
            <text:p>0,446616912651846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1,1,-2,1,2,0,-1,-3,-1,-1,1,-1,0,2,-3,0,-2,-3,0,2,-3,2,-2,-3,-2,-2,-1,1,1,0,-2,-3,-2,-2,-3,-2,-1,-3,2,-3,-2,1,1,0,-3,-3,-1,-2,-2,-3,0,0,1,1,-1,2,0,-3,0,1,-3,0,-1,2]</text:p>
          </table:table-cell>
          <table:table-cell office:value-type="float" office:value="0.450777106783386" calcext:value-type="float">
            <text:p>0,450777106783386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-3,2,-3,0,0,-1,2,-3,2,2,0,-3,0,-3,-2,-1,0,-2,-2,0,2,-1,-2,-1,-1,-1,-3,2,-2,1,-2,-2,-1,2,0,0,-1,2,2,1,-3,0,-1,1,1,2,-3,0,-2,-1,1,2,0,-2,1,0,0,0,-2,-2,-1,-3,1,1,1,-1,0,0]</text:p>
          </table:table-cell>
          <table:table-cell office:value-type="float" office:value="0.465331423109737" calcext:value-type="float">
            <text:p>0,465331423109737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-3,2,-3,0,0,-1,2,-3,2,2,0,-3,0,-3,-2,-1,0,-2,-2,0,2,-1,-2,-1,-1,-1,-3,2,-2,1,-2,-2,-1,2,0,0,-1,2,2,1,-3,0,-1,1,1,2,-3,0,-2,-1,1,2,0,-2,1,0,0,0,-2,-2,-1,-3,1,1,1,-1,0,0]</text:p>
          </table:table-cell>
          <table:table-cell office:value-type="float" office:value="0.465331423109737" calcext:value-type="float">
            <text:p>0,465331423109737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1,-1,-2,-3,-1,-2,-2,2,0,0,0,0,0,0,-2,0,0,0,0,0,0,0,0,0,0,0,0,0,0,0,0,0,0,0,0,0,0,0,0,0,0,0,0,0,0,0,0,0,0,0,0,0,0,0,0,0,0,0,0,0,0]</text:p>
          </table:table-cell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1,-1,-2,-3,-1,-2,-2,2,0,0,0,0,0,0,-2,0,0,0,0,0,0,0,0,0,0,0,0,0,0,0,0,0,0,0,0,0,0,0,0,0,0,0,0,0,0,0,0,0,0,0,0,0,0,0,0,0,0,0,0,0,0]</text:p>
          </table:table-cell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1,-1,-2,-3,-1,-2,-2,2,0,0,0,0,0,0,-2,0,0,0,0,0,0,0,0,0,0,0,0,0,0,0,0,0,0,0,0,0,0,0,0,0,0,0,0,0,0,0,0,0,0,0,0,0,0,0,0,0,0,0,0,0,0]</text:p>
          </table:table-cell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1,-1,-2,-3,-1,-2,-2,2,0,0,0,0,0,0,-2,0,0,0,0,0,0,0,0,0,0,0,0,0,0,0,0,0,0,0,0,0,0,0,0,0,0,0,0,0,0,0,0,0,0,0,0,0,0,0,0,0,0,0,0,0,0]</text:p>
          </table:table-cell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1,-1,-2,-3,-1,-2,-2,2,0,0,0,0,0,0,-2,0,0,0,0,0,0,0,0,0,0,0,0,0,0,0,0,0,0,0,0,0,0,0,0,0,0,0,0,0,0,0,0,0,0,0,0,0,0,0,0,0,0,0,0,0,0]</text:p>
          </table:table-cell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1,-1,-2,-3,-1,-2,-2,2,0,0,0,0,0,0,-2,0,0,0,0,0,0,0,0,0,0,0,0,0,0,0,0,0,0,0,0,0,0,0,0,0,0,0,0,0,0,0,0,0,0,0,0,0,0,0,0,0,0,0,0,0,0]</text:p>
          </table:table-cell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1,-1,-2,-3,-1,-2,-2,2,0,0,0,0,0,0,-2,0,0,0,0,0,0,0,0,0,0,0,0,0,0,0,0,0,0,0,0,0,0,0,0,0,0,0,0,0,0,0,0,0,0,0,0,0,0,0,0,0,0,0,0,0,0]</text:p>
          </table:table-cell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-1,-1,-1,-1,1,-1,-1,-1,-3,-1,-1,1,0,-1,-3,-2,2,2,-3,2,-3,0,-3,2,0,1,2,0,0,0,0,0,0,0,0,0,0,0,0,0,0,0,-3,0,0,0,0,0,0,0,0,0,0,0,0,0,0,0,0,0,0,0,0,0,0,0,0,0,0,0]</text:p>
          </table:table-cell>
          <table:table-cell office:value-type="float" office:value="0.471593044902064" calcext:value-type="float">
            <text:p>0,47159304490206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-2,1,1,-2,0,0,-3,-3,1,2,-2,-3,-1,0,1,-2,-3,-2,-1,-2,-2,-1,-2,-1,0,-1,-2,-1,-1,-1,-1,-1,1,0,-3,-1,-1,2,2,0,2,-2,-1]</text:p>
          </table:table-cell>
          <table:table-cell office:value-type="float" office:value="0.475534786670054" calcext:value-type="float">
            <text:p>0,475534786670054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1,-1,-3,-1,1,0,0,2,1,0,1,-2,-1,-3,-1,2,0,0,1,0,0,0,0,0,0,0,0,0,0,0,0,0,0,0,0,0,0,0,0,0,0,-3,-2,0,0,0,0,0,0,0,0,0,0,0,0,2,2,0,2,-2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1,-1,-3,-1,1,0,0,2,1,0,1,-2,-1,-3,-1,2,0,0,1,0,0,0,0,0,0,0,0,0,0,0,0,0,0,0,0,0,0,0,0,0,0,-3,-2,0,0,0,0,0,0,0,0,0,0,0,0,2,2,0,2,-2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1,-1,-3,-1,1,0,0,2,1,0,1,-2,-1,-3,-1,2,0,0,1,0,0,0,0,0,0,0,0,0,0,0,0,0,0,0,0,0,0,0,0,0,0,-3,-2,0,0,0,0,0,0,0,0,0,0,0,0,2,2,0,2,-2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1,-1,-3,-1,1,0,0,2,1,0,1,-2,-1,-3,-1,2,0,0,1,0,0,0,0,0,0,0,0,0,0,0,0,0,0,0,0,0,0,0,0,0,0,-3,-2,0,0,0,0,0,0,0,0,0,0,0,0,2,2,0,2,-2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1,-2,2,-1,-2,1,0,2,-1,-1,-2,-3,-3,2,0,2,1,-1,-3,2,-2,0,-3,0,2,0,-3,-3,-3,-3,1,0,1,-2,-3,-1,-2,1,2,2,-2,-3,-1,-1,-2,0,-2,2,-2,1,-1,-3,-3,-3,1,-3,-2,-2,0,1,0,-1,1,-2,1,1,-1,2,1,-3,1,-3,0,-2,1,-3,-2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1,-2,-3,-3,-3,-1,0,2,1,1,-1,2,-3,1,-3,2,-3,-1,-3,0,0,0,2,2,-1,2,1,0,2,0,0,2,-3,-1,-3,-2,-1,2,2,2,-2,-3,-3,-3,1,-2,-1,0,-3,-1,1,0,-2,2,-1,2,-1,-3,1,-2,0,2,-3,-2,-2,-1,2,0,1,2,0,-3,-1,-3,-2,-1,0,2]</text:p>
          </table:table-cell>
          <table:table-cell office:value-type="float" office:value="0.490441977539987" calcext:value-type="float">
            <text:p>0,490441977539987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1,-1,2,0,0,-3,-1,0,-2,-3,-2,1,0,-3,-1,-2,2,-2,1,-1,0,1,0,-2,0,1,-3,2,1,2,2,-1,0,-1,-1,-1,0,-1,-2,-1,-2,2,-3,0,0,-3,-3,-3,-3,1,2,-3,0,-2,2,0,1,1,2,1,2,0,2,-2,-2,1,-3,-2,0,-3,0,0,-3,-1,-2,0,0,2]</text:p>
          </table:table-cell>
          <table:table-cell office:value-type="float" office:value="0.495849439514321" calcext:value-type="float">
            <text:p>0,495849439514321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-1,-1,2,0,0,-3,-1,0,-2,-3,-2,1,0,-3,-1,-2,2,-2,1,-1,0,1,0,-2,0,1,-3,2,1,2,2,-1,0,-1,-1,-1,0,-1,-2,-1,-2,2,-3,0,0,-3,-3,-3,-3,1,2,-3,0,-2,2,0,1,1,2,1,2,0,2,-2,-2,1,-3,-2,0,-3,0,0,-3,-1,-2,0,0,2]</text:p>
          </table:table-cell>
          <table:table-cell office:value-type="float" office:value="0.495849439514321" calcext:value-type="float">
            <text:p>0,495849439514321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2,2,1,2,-3,-2,1,-3,2,1,-1,1,-2,-1,-3,2,2,-1,2,0,-1,-2,-1,1,-3,0,2,0,-2,2,1,1,-3,-3,-1,-2,1,2,1,-2,0,1,-3,-1,-2,0,2,-3,0,0,-3,-2,0,-3,-2,0,-1,2,2,0,-1,-2,2,2,2,0,0,-2,-3,1,-2,-3,1,0,-3,0]</text:p>
          </table:table-cell>
          <table:table-cell office:value-type="float" office:value="0.497995983919549" calcext:value-type="float">
            <text:p>0,497995983919549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3,0,0,1,-2,1,2,-2,-1,-3,2,0,0,1,-3,-1,-3,2,-3,-3,-3,2,0,1,2,0,0,0,0,0,0,0,0,0,0,0,0,0,0,0,0,0,0,0,0,0,0,0,-3,-2,0,0,0,0,0,0,0,0,0,0,0,0,2,2,0,2,-2,-1]</text:p>
          </table:table-cell>
          <table:table-cell office:value-type="float" office:value="0.498531175889065" calcext:value-type="float">
            <text:p>0,498531175889065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3,0,0,1,-2,1,2,-2,-1,-3,2,0,0,1,-3,-1,-3,2,-3,-3,-3,2,0,1,2,0,0,0,0,0,0,0,0,0,0,0,0,0,0,0,0,0,0,0,0,0,0,0,-3,-2,0,0,0,0,0,0,0,0,0,0,0,0,2,2,0,2,-2,-1]</text:p>
          </table:table-cell>
          <table:table-cell office:value-type="float" office:value="0.498531175889065" calcext:value-type="float">
            <text:p>0,498531175889065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2,0,-2,-1,-2,-3,1,-2,2,1,-3,-1,-2,-1,0,0,1,-2,1,0,-1,-3,0,2,2,-1,-1,-1,-3,2,-3,2,2,1,-1,2,-3,0,0,-3,0,-1,-3,-2,2,1,1,-2,-3,0,-2,2,-2,0,-2,-3,2,1,-3,2,2,-1,1,1,0,0,1,0,2,0,0,-2,1,1,-3,2,2]</text:p>
          </table:table-cell>
          <table:table-cell office:value-type="float" office:value="0.501730339259381" calcext:value-type="float">
            <text:p>0,501730339259381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3,-3,0,-2,0,-3,2,2,-2,2,-1,-1,-1,1,-1,0,-2,-1,-3,1,2,-2,-1,2,-2,-2,-3,2,0,-1,-3,1,-3,2,1,2,1,0,1,2,-1,1,1,0,-2,-1,2,-2,0,-1,0,-1,-1,0,2,2,0,1,2,-1,2,2,-2,2,1,0,-2,0,-3,0,1,1,1,-2,-2,-3,-1,2]</text:p>
          </table:table-cell>
          <table:table-cell office:value-type="float" office:value="0.513290041464538" calcext:value-type="float">
            <text:p>0,513290041464538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-2,-1,-2,-3,-2,-1,-1,2,-3,2,2,-3,2,-3,1,-1,2,-3,2,1,-1,0,2,0,-3,2,2,1,-1,-1,2,-1,1,-3,-1,-1,-1,-3,2,2,1,0,2,1,-2,-3,-1,-3,-2,2,-1,-2,1,-3,-2,0,-1,0,2,-1,0,1,0,0,2,0,-1,1,1,-2,-3,1,-3,-3,2,1]</text:p>
          </table:table-cell>
          <table:table-cell office:value-type="float" office:value="0.519486926367418" calcext:value-type="float">
            <text:p>0,519486926367418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-2,2,2,-3,2,-3,0,-3,2,0,1,2,0,0,0,0,0,0,0,0,-1,2,0,1,-1,0,3,0,0,0,0,0,0,0,0,0,-1,1,0,0,0,0,0,0,0,0,0,0,0,0,0,0,0,0,0]</text:p>
          </table:table-cell>
          <table:table-cell office:value-type="float" office:value="0.521024631535465" calcext:value-type="float">
            <text:p>0,521024631535465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-2,2,2,-3,2,-3,0,-3,2,0,1,2,0,0,0,0,0,0,0,0,-1,2,0,1,-1,0,3,0,0,0,0,0,0,0,0,0,-1,1,0,0,0,0,0,0,0,0,0,0,0,0,0,0,0,0,0]</text:p>
          </table:table-cell>
          <table:table-cell office:value-type="float" office:value="0.521024631535465" calcext:value-type="float">
            <text:p>0,521024631535465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-2,2,2,-3,2,-3,0,-3,2,0,1,2,0,0,0,0,0,0,0,0,-1,2,0,1,-1,0,3,0,0,0,0,0,0,0,0,0,-1,1,0,0,0,0,0,0,0,0,0,0,0,0,0,0,0,0,0]</text:p>
          </table:table-cell>
          <table:table-cell office:value-type="float" office:value="0.521024631535465" calcext:value-type="float">
            <text:p>0,521024631535465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1,2,-2,-2,-3,-2,-3,-1,0,2,-2,-3,-2,-2,-1,0,0,-1,1,2,-1,1,-2,-3,-3,-1,0,-2,0,1,-1,-1,2,-3,0,-3,-3,1,-2,-2,2,1,-2,1,2,-3,1,-1,-2,1,2,-1,1,1,0,-3,1,-3,-2,1,0,2,1,1,-1,1,-3,-3,1,-1,0,2,-2,0,-3,0,-1,0]</text:p>
          </table:table-cell>
          <table:table-cell office:value-type="float" office:value="0.521536192416212" calcext:value-type="float">
            <text:p>0,521536192416212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2,2,-2,-1,0,0,-2,-2,0,1,1,0,-3,-1,1,-3,2,2,0,1,-3,1,-2,2,2,-2,0,1,-3,0,-2,-3,1,-2,-3,2,-1,1,-2,2,-2,-3,0,-3,-2,-1,1,-1,2,1,-3,2,-1,-1,-1,-3,1,-1,0,-2,2,-1,-3,-3,0,0,2,1,-1,1,0,-2,0,0,0,-3,-2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3,-3,0,-2,-2,0,-3,-2,-1,1,2,-1,-1,1,-2,1,-1,-3,-1,1,-1,0,2,1,0,1,0,0,-2,2,0,1,2,0,0,0,0,0,0,0,0,0,0,0,0,0,0,0,0,0,0,0,0,0,0,0,-3,-2,0,0,0,0,0,0,2,0,0,0,1,-1,0,0,2,0,-1,-1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-1,0,0,0,0,3,0,0,0,0,2,0,0,0,0,0,0,-3,-2,0,0,0,0,0,0,0,0,0,0,0,0,0,0,0,0,0,0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-1,0,0,0,0,3,0,0,0,0,2,0,0,0,0,0,0,-3,-2,0,0,0,0,0,0,0,0,0,0,0,0,0,0,0,0,0,0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-1,0,0,0,0,3,0,0,0,0,2,0,0,0,0,0,0,-3,-2,0,0,0,0,0,0,0,0,0,0,0,0,0,0,0,0,0,0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-1,0,0,0,0,3,0,0,0,0,2,0,0,0,0,0,0,-3,-2,0,0,0,0,0,0,0,0,0,0,0,0,0,0,0,0,0,0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-1,0,0,0,0,3,0,0,0,0,2,0,0,0,0,0,0,-3,-2,0,0,0,0,0,0,0,0,0,0,0,0,0,0,0,0,0,0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-1,0,0,0,0,3,0,0,0,0,2,0,0,0,0,0,0,-3,-2,0,0,0,0,0,0,0,0,0,0,0,0,0,0,0,0,0,0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1,1,-2,1,2,0,-1,-3,-1,-1,1,-1,-1,-3,2,-2,-1,-1,2,-2,-2,1,-2,1,-2,-1,1,1,-1,-3,0,-2,1,2,-1,-2,1,0,0,-3,-2,1,1,0,-3,-3,-1,-2,-2,-3,0,0,1,1,-1,2,0,-3,0,1,-3,0,-1,2]</text:p>
          </table:table-cell>
          <table:table-cell office:value-type="float" office:value="0.525103164467073" calcext:value-type="float">
            <text:p>0,525103164467073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-1,1,0,0,2,1,0,1,-2,-1,-3,-1,2,0,0,1,2,1,-2,2,-3,2,-1,-3,1,0,-2,0,1,-2,-1,-2,-2,2,-3,-3,-2,-3,-2,2,1,-1,-2,0,0,0,0,0,0,0,0,0,0,0,0,0,0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-1,1,0,0,2,1,0,1,-2,-1,-3,-1,2,0,0,1,2,1,-2,2,-3,2,-1,-3,1,0,-2,0,1,-2,-1,-2,-2,2,-3,-3,-2,-3,-2,2,1,-1,-2,0,0,0,0,0,0,0,0,0,0,0,0,0,0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-1,1,0,0,2,1,0,1,-2,-1,-3,-1,2,0,0,1,2,1,-2,2,-3,2,-1,-3,1,0,-2,0,1,-2,-1,-2,-2,2,-3,-3,-2,-3,-2,2,1,-1,-2,0,0,0,0,0,0,0,0,0,0,0,0,0,0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-1,1,0,0,2,1,0,1,-2,-1,-3,-1,2,0,0,1,2,1,-2,2,-3,2,-1,-3,1,0,-2,0,1,-2,-1,-2,-2,2,-3,-3,-2,-3,-2,2,1,-1,-2,0,0,0,0,0,0,0,0,0,0,0,0,0,0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-1,1,0,0,2,1,0,1,-2,-1,-3,-1,2,0,0,1,2,1,-2,2,-3,2,-1,-3,1,0,-2,0,1,-2,-1,-2,-2,2,-3,-3,-2,-3,-2,2,1,-1,-2,0,0,0,0,0,0,0,0,0,0,0,0,0,0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-1,1,0,0,2,1,0,1,-2,-1,-3,-1,2,0,0,1,2,1,-2,2,-3,2,-1,-3,1,0,-2,0,1,-2,-1,-2,-2,2,-3,-3,-2,-3,-2,2,1,-1,-2,0,0,0,0,0,0,0,0,0,0,0,0,0,0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-3,-2,-3,-1,-3,0,-3,-3,2,2,-1,-2,2,0,1,-2,2,1,-1,-1,1,0,0,1,-1,-3,-1,1,0,-1,-3,-2,2,1,2,-2,2,-2,-2,-2,-3,0,-1,2,-2,0,-2,1,-2,1,-1,1,2,0,-3,0,0,-1,2,-3,-2,-1,-1,-1,1,-2,-2,-3,1,-1,-2,1,0,-3,-1,-2]</text:p>
          </table:table-cell>
          <table:table-cell office:value-type="float" office:value="0.547479071137275" calcext:value-type="float">
            <text:p>0,547479071137275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3,-2,-1,-2,-1,-2,-1,0,-1,2,-2,-2,2,-2,0,2,2,1,-1,-2,1,1,-1,-1,0,-1,-1,-3,0,2,-3,-2,0,2,-3,-3,0,1,-3,-3,-3,0,-1,-2,0,-3,-3,1,-3,0,1,2,1,1,-2,-2,1,-3,1,-3,2,-2,-3,-1,2,-3,0,-3,-3,-1,-1,-3,1,-2,-3,-2,-2]</text:p>
          </table:table-cell>
          <table:table-cell office:value-type="float" office:value="0.55184538897533" calcext:value-type="float">
            <text:p>0,55184538897533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2,-3,0,-3,2,0,1,2,0,0,0,0,0,0,0,0,0,0,0,0,0,0,0,0,0,0,0,0,0,0,0,0,0,0,0,0,0,0,0,0,0,0,0,0,0,2,2,0,2,-2,-1]</text:p>
          </table:table-cell>
          <table:table-cell office:value-type="float" office:value="0.55184538897533" calcext:value-type="float">
            <text:p>0,5518453889753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1,0,0,-2,0,-3,-2,-1,1,2,-1,-1,1,-2,1,-1,0,0,0,0,0,0,0,0,0,0,0,0,0,0,0,0,0,0,0,0,0,0,0,0,0,0,0,0,0,0,0,0,0,0,0,0,0,0,0,0,0,0,0,0,0,-2,-3,1,-2,1,0,1,-1,0,0,2,2,-2,-1]</text:p>
          </table:table-cell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1,0,0,-2,0,-3,-2,-1,1,2,-1,-1,1,-2,1,-1,0,0,0,0,0,0,0,0,0,0,0,0,0,0,0,0,0,0,0,0,0,0,0,0,0,0,0,0,0,0,0,0,0,0,0,0,0,0,0,0,0,0,0,0,0,-2,-3,1,-2,1,0,1,-1,0,0,2,2,-2,-1]</text:p>
          </table:table-cell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1,0,0,-2,0,-3,-2,-1,1,2,-1,-1,1,-2,1,-1,0,0,0,0,0,0,0,0,0,0,0,0,0,0,0,0,0,0,0,0,0,0,0,0,0,0,0,0,0,0,0,0,0,0,0,0,0,0,0,0,0,0,0,0,0,-2,-3,1,-2,1,0,1,-1,0,0,2,2,-2,-1]</text:p>
          </table:table-cell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1,0,0,-2,0,-3,-2,-1,1,2,-1,-1,1,-2,1,-1,0,0,0,0,0,0,0,0,0,0,0,0,0,0,0,0,0,0,0,0,0,0,0,0,0,0,0,0,0,0,0,0,0,0,0,0,0,0,0,0,0,0,0,0,0,-2,-3,1,-2,1,0,1,-1,0,0,2,2,-2,-1]</text:p>
          </table:table-cell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1,0,0,-2,0,-3,-2,-1,1,2,-1,-1,1,-2,1,-1,0,0,0,0,0,0,0,0,0,0,0,0,0,0,0,0,0,0,0,0,0,0,0,0,0,0,0,0,0,0,0,0,0,0,0,0,0,0,0,0,0,0,0,0,0,-2,-3,1,-2,1,0,1,-1,0,0,2,2,-2,-1]</text:p>
          </table:table-cell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1,0,0,-2,0,-3,-2,-1,1,2,-1,-1,1,-2,1,-1,0,0,0,0,0,0,0,0,0,0,0,0,0,0,0,0,0,0,0,0,0,0,0,0,0,0,0,0,0,0,0,0,0,0,0,0,0,0,0,0,0,0,0,0,0,-2,-3,1,-2,1,0,1,-1,0,0,2,2,-2,-1]</text:p>
          </table:table-cell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1,0,0,-2,0,-3,-2,-1,1,2,-1,-1,1,-2,1,-1,0,0,0,0,0,0,0,0,0,0,0,0,0,0,0,0,0,0,0,0,0,0,0,0,0,0,0,0,0,0,0,0,0,0,0,0,0,0,0,0,0,0,0,0,0,-2,-3,1,-2,1,0,1,-1,0,0,2,2,-2,-1]</text:p>
          </table:table-cell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-3,-2,0,0,0,0,0,0,0,0,0,0,0,0,2,2,0,2,-1,-1]</text:p>
          </table:table-cell>
          <table:table-cell office:value-type="float" office:value="0.568037557443754" calcext:value-type="float">
            <text:p>0,56803755744375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-3,-2,0,0,0,0,0,0,0,0,0,0,0,0,2,2,0,2,-1,-1]</text:p>
          </table:table-cell>
          <table:table-cell office:value-type="float" office:value="0.568037557443754" calcext:value-type="float">
            <text:p>0,56803755744375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-3,-2,0,0,0,0,0,0,0,0,0,0,0,0,2,2,0,2,-1,-1]</text:p>
          </table:table-cell>
          <table:table-cell office:value-type="float" office:value="0.568037557443754" calcext:value-type="float">
            <text:p>0,56803755744375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-2,-3,0,2,0,1,1,-1,-2,-1,1,2,-1,0,2,2,2,0,1,-1,-3,2,2,0,-1,2,-2,-3,-1,-2,-1,-1,-3,-2,-3,2,0,0,1,1,-3,0,0,1,-1,-1,-3,-1,1,-3,-3,0,-1,0,-1,-1]</text:p>
          </table:table-cell>
          <table:table-cell office:value-type="float" office:value="0.570379990298865" calcext:value-type="float">
            <text:p>0,570379990298865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3,1,1,2,1,0,1,0,1,2,1,-2,0,-3,-2,2,-1,2,-3,2,-3,-3,-3,-1,0,1,0,-1,-2,-3,1,0,2,-1,0,1,-3,2,-2,0,-3,-3,2,2,-1,1,0,2,1,-3,-3,0,2,-3,-3,2,0,-1,-1,2,2,-2,-2,0,-2,-3,-1,-2,0,0,2,0,1,0,1,2,-3,-2]</text:p>
          </table:table-cell>
          <table:table-cell office:value-type="float" office:value="0.573178273605458" calcext:value-type="float">
            <text:p>0,573178273605458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3,1,-2,1,-2,2,0,-1,-3,1,0,0,-2,-2,0,1,-1,0,-3,-2,-3,-2,1,1,-1,2,-2,0,2,2,-3,-3,-1,-3,1,2,2,-2,-2,-3,0,-1,-3,0,1,-2,2,-2,-1,0,-2,1,-1,-1,-3,1,-3,-1,-2,-2,1,2,0,-3,0,-1,-3,-3,0,1,1,-2,-2,-3,1,0,-3,-2]</text:p>
          </table:table-cell>
          <table:table-cell office:value-type="float" office:value="0.575962961772138" calcext:value-type="float">
            <text:p>0,57596296177213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3,-2,-2,2,0,-3,1,1,2,-3,-3,0,-2,-1,-3,2,-1,-3,0,1,0,2,0,-2,-2,-2,-3,0,1,-1,-3,2,1,1,2,-1,1,1,-2,1,-3,-3,2,-1,1,-2,-3,1,1,-1,-1,-2,2,-1,1,-3,1,2,0,-2,-3,-3,2,-1,2,-2,2,0,-1,0,-3,0,2,1,1,-1,2,-3]</text:p>
          </table:table-cell>
          <table:table-cell office:value-type="float" office:value="0.579655069847578" calcext:value-type="float">
            <text:p>0,57965506984757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-1,0,2,0,-1,-1,2,-1,2,-2,-2,2,-3,-1,0,0,0,2,1,-3,-1,-2,1,-3,-2,-3,0,-2,1,2,1,1,-3,-1,-3,0,0,2,-2,-1,2,0,-2,0,1,1,-3,2,2,0,-1,-2,2,2,-2,-3,1,2,-2,-2,2,1,0,-3,0,0,2,0,-1,2,2,1,1,-2,-2,2,-3]</text:p>
          </table:table-cell>
          <table:table-cell office:value-type="float" office:value="0.581033561853358" calcext:value-type="float">
            <text:p>0,581033561853358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2,0,1,2,-2,-1,1,1,-1,1,0,1,-2,-1,0,0,1,-2,1,0,-1,-3,0,2,2,-1,-1,-1,-3,0,-3,2,2,1,-1,2,2,1,0,-3,-3,-1,-3,0,-3,-3,2,-1,-2,0,-1,2,-2,0,-2,-3,2,1,-3,2,2,-1,1,1,0,0,1,0,2,0,0,-2,1,1,-3,2,2]</text:p>
          </table:table-cell>
          <table:table-cell office:value-type="float" office:value="0.583323809446063" calcext:value-type="float">
            <text:p>0,583323809446063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2,0,-2,0,1,2,-2,-1,1,1,-1,1,0,1,-2,-1,0,0,1,-2,1,0,-1,-3,0,2,2,-1,-1,-1,-3,0,-3,2,2,1,-1,2,2,1,0,-3,-3,-1,-3,0,-3,-3,2,-1,-2,0,-1,2,-2,0,-2,-3,2,1,-3,2,2,-1,1,1,0,0,1,0,2,0,0,-2,1,1,-3,2,2]</text:p>
          </table:table-cell>
          <table:table-cell office:value-type="float" office:value="0.583323809446063" calcext:value-type="float">
            <text:p>0,583323809446063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3,0,-2,2,0,1,-3,-2,-2,2,2,-1,0,-2,-1,0,2,2,-2,-3,-1,0,-2,1,-1,0,-1,-3,-3,-1,0,1,1,-2,-2,-1,2,-1,2,-1,-1,-2,1,-3,-2,-3,-2,-3,-1,-2,-3,1,-2,0,2,0,-2,-1,0,-3,-2,2,-3,1,-1,-2,0,-2,2,-3,0,-1,-3,1,0,-2,1,-3]</text:p>
          </table:table-cell>
          <table:table-cell office:value-type="float" office:value="0.589689183666559" calcext:value-type="float">
            <text:p>0,58968918366655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0,-3,2,0,1,2,0,0,0,0,2,0,0,0,0,0,0,0,0,0,0,-3,0,0,0,0,0,0,0,0,0,0,0,0,0,0,0,0,0,0,0,0,0,0,0,0,0,0,0]</text:p>
          </table:table-cell>
          <table:table-cell office:value-type="float" office:value="0.595986577030054" calcext:value-type="float">
            <text:p>0,595986577030054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0,-3,2,0,1,2,0,0,0,0,2,0,0,0,0,0,0,0,0,0,0,-3,0,0,0,0,0,0,0,0,0,0,0,0,0,0,0,0,0,0,0,0,0,0,0,0,0,0,0]</text:p>
          </table:table-cell>
          <table:table-cell office:value-type="float" office:value="0.595986577030054" calcext:value-type="float">
            <text:p>0,595986577030054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3,0,0,0,0,0,0,0,0,0,0,0,0,0,0,0,0,0,0,0,0,0,0,0,2,0,0,0,0,0,0,0,0,0,0,0,0,0,0,0,0,0,0,0,0,0,0,0,0,0,0,0,0,0,0,0,-1,0,0,0,0,0,0,2,2,0,0,-1,-1]</text:p>
          </table:table-cell>
          <table:table-cell office:value-type="float" office:value="0.599110451697626" calcext:value-type="float">
            <text:p>0,59911045169762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3,0,0,0,0,0,0,0,0,0,0,0,0,0,0,0,0,0,0,0,0,0,0,0,2,0,0,0,0,0,0,0,0,0,0,0,0,0,0,0,0,0,0,0,0,0,0,0,0,0,0,0,0,0,0,0,-1,0,0,0,0,0,0,2,2,0,0,-1,-1]</text:p>
          </table:table-cell>
          <table:table-cell office:value-type="float" office:value="0.599110451697626" calcext:value-type="float">
            <text:p>0,59911045169762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2,0,-1,0,2,0,2,-2,2,-1,-1,-1,-1,0,-2,-2,0,-1,0,1,2,-3,2,-3,-3,0,0,0,-2,0,0,0,0,0,0,0,0,0,0,0,0,0,0,0,0,0,0,0,0,0,0,0,0,0,0,0,0]</text:p>
          </table:table-cell>
          <table:table-cell office:value-type="float" office:value="0.599555390824456" calcext:value-type="float">
            <text:p>0,59955539082445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2,0,-1,0,2,0,2,-2,2,-1,-1,-1,-1,0,-2,-2,0,-1,0,1,2,-3,2,-3,-3,0,0,0,-2,0,0,0,0,0,0,0,0,0,0,0,0,0,0,0,0,0,0,0,0,0,0,0,0,0,0,0,0]</text:p>
          </table:table-cell>
          <table:table-cell office:value-type="float" office:value="0.599555390824456" calcext:value-type="float">
            <text:p>0,59955539082445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0,0,0,0,0,0,0,0,0,0,0,0,0,0,0,0,0,0,0,0,-2,-1,-3,-1,2,0,0,0,0,0,0,0,0,0,0,0,0,0,0,0,0,0,0,0,0,0,0,0,0,0,0,0,0,0,0,0,0,0,0,0,0,0,1,-1,0,0,2,0,-1,-1]</text:p>
          </table:table-cell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0,0,0,0,0,0,0,0,0,0,0,0,0,0,0,0,0,0,0,0,-2,-1,-3,-1,2,0,0,0,0,0,0,0,0,0,0,0,0,0,0,0,0,0,0,0,0,0,0,0,0,0,0,0,0,0,0,0,0,0,0,0,0,0,1,-1,0,0,2,0,-1,-1]</text:p>
          </table:table-cell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0,0,0,0,0,0,0,0,0,0,0,0,0,0,0,0,0,0,0,0,-2,-1,-3,-1,2,0,0,0,0,0,0,0,0,0,0,0,0,0,0,0,0,0,0,0,0,0,0,0,0,0,0,0,0,0,0,0,0,0,0,0,0,0,1,-1,0,0,2,0,-1,-1]</text:p>
          </table:table-cell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0,0,0,0,0,0,0,0,0,0,0,0,0,0,0,0,0,0,0,0,-2,-1,-3,-1,2,0,0,0,0,0,0,0,0,0,0,0,0,0,0,0,0,0,0,0,0,0,0,0,0,0,0,0,0,0,0,0,0,0,0,0,0,0,1,-1,0,0,2,0,-1,-1]</text:p>
          </table:table-cell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0,0,0,0,0,0,0,0,0,0,0,0,0,0,0,0,0,0,0,0,-2,-1,-3,-1,2,0,0,0,0,0,0,0,0,0,0,0,0,0,0,0,0,0,0,0,0,0,0,0,0,0,0,0,0,0,0,0,0,0,0,0,0,0,1,-1,0,0,2,0,-1,-1]</text:p>
          </table:table-cell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0,0,0,0,0,0,0,0,0,0,0,0,0,0,0,0,0,0,0,0,-2,-1,-3,-1,2,0,0,0,0,0,0,0,0,0,0,0,0,0,0,0,0,0,0,0,0,0,0,0,0,0,0,0,0,0,0,0,0,0,0,0,0,0,1,-1,0,0,2,0,-1,-1]</text:p>
          </table:table-cell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0,0,0,0,0,0,0,0,0,0,0,0,0,0,0,0,0,0,0,0,-2,-1,-3,-1,2,0,0,0,0,0,0,0,0,0,0,0,0,0,0,0,0,0,0,0,0,0,0,0,0,0,0,0,0,0,0,0,0,0,0,0,0,0,1,-1,0,0,2,0,-1,-1]</text:p>
          </table:table-cell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2,-2,0,1,1,-3,2,0,2,0,-3,1,1,0,-3,2,-3,0,-3,1,-2,-1,1,-1,-2,-2,1,0,2,-2,-2,-1,1,1,-3,2,-2,-1,-1,-3,-2,0,1,-3,1,-1,-2,-1,1,1,2,1,-2,1,2,0,-1,-2,0,0,-1,-1,0,1,-2,0,-3,2,0,-2,0,0,-2,-3,0,1,0]</text:p>
          </table:table-cell>
          <table:table-cell office:value-type="float" office:value="0.611446372682565" calcext:value-type="float">
            <text:p>0,611446372682565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-2,2,-2,0,1,1,-3,2,0,2,0,-3,1,1,0,-3,2,-3,0,-3,1,-2,-1,1,-1,-2,-2,1,0,2,-2,-2,-1,1,1,-3,2,-2,-1,-1,-3,-2,0,1,-3,1,-1,-2,-1,1,1,2,1,-2,1,2,0,-1,-2,0,0,-1,-1,0,1,-2,0,-3,2,0,-2,0,0,-2,-3,0,1,0]</text:p>
          </table:table-cell>
          <table:table-cell office:value-type="float" office:value="0.611446372682565" calcext:value-type="float">
            <text:p>0,611446372682565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-1,0,1,-1,-2,-3,0,-2,-2,-2,0,-2,1,0,-3,2,1,-1,-3,-2,2,-3,0,2,-2,0,-3,2,-2,-1,-2,-1,-3,0,-1,-3,-2,2,-3,1,0,1,0,1,1,2,-1,2,-2,-2,-2,-1,-1,0,2,-1,-3,1,-2,1,-3,1,-3,2,2,-3,-3,-2,-2,-3,1,2,-1,-1,1,-3,-1]</text:p>
          </table:table-cell>
          <table:table-cell office:value-type="float" office:value="0.617089944821661" calcext:value-type="float">
            <text:p>0,617089944821661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-1,-2,-3,2,-3,-1,0,-3,0,2,-3,-3,2,2,1,-3,-1,-2,-3,2,-3,2,-3,2,-1,0,-1,1,2,0,1,2,0,0,-1,1,1,2,2,-1,0,0,2,0,0,2,-3,-3,-3,-2,0,-2,1,-2,-1,-1,-2,-3,-1,-1,-3,2,-2,-3,-2,-2,0,-1,0,2,-1,-1,-2,1,-2,-1,2]</text:p>
          </table:table-cell>
          <table:table-cell office:value-type="float" office:value="0.628225012767453" calcext:value-type="float">
            <text:p>0,628225012767453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0,0,0,0,0,0,0,0,0,0,0,0,0,0,0,0,0,0,0,0,0,0,0,0,0,0,0,0,0,0,0,0,0,0,0,0,0,0,0,0,0,0,0,0,0,0,0,0,0,0,0,0,0,0,0,0,0,0,0,0,0,0,0,-2,-3,1,-2,1,0,1,-1,0,0,2,0,-1,-1]</text:p>
          </table:table-cell>
          <table:table-cell office:value-type="float" office:value="0.650743164901996" calcext:value-type="float">
            <text:p>0,65074316490199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0,0,0,0,0,0,0,0,0,0,0,0,0,0,0,0,0,0,0,0,0,0,0,0,0,0,0,0,0,0,0,0,0,0,0,0,0,0,0,0,0,0,0,0,0,0,0,0,0,0,0,0,0,0,0,0,0,0,0,0,0,0,0,-2,-3,1,-2,1,0,1,-1,0,0,2,0,-1,-1]</text:p>
          </table:table-cell>
          <table:table-cell office:value-type="float" office:value="0.650743164901996" calcext:value-type="float">
            <text:p>0,65074316490199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1,-2,-2,-1,-2,0,2,2,-1,0,-3,2,-2,1,-2,2,-1,2,-1,1,1,2,-3,-1,-2,0,-1,0,-3,-1,2,-2,-3,1,-2,-2,2,-3,-2,-3,-3,-1,0,1,2,1,0,-2,-2,-1,-3,-3,1,-3,2,0,-3,1,-3,1,-2,-1,2,2,0,2,2,-1,0,2,2,-1,0,-2,0,-2,-2,-1]</text:p>
          </table:table-cell>
          <table:table-cell office:value-type="float" office:value="0.656861223293525" calcext:value-type="float">
            <text:p>0,656861223293525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0,0,0,0,-3,-2,0,0,0,0,0,0,0,0,0,0,0,0,2,2,0,0,0,0]</text:p>
          </table:table-cell>
          <table:table-cell office:value-type="float" office:value="0.656861223293525" calcext:value-type="float">
            <text:p>0,656861223293525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0,0,0,0,-3,-2,0,0,0,0,0,0,0,0,0,0,0,0,2,2,0,0,0,0]</text:p>
          </table:table-cell>
          <table:table-cell office:value-type="float" office:value="0.656861223293525" calcext:value-type="float">
            <text:p>0,656861223293525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1,1,-2,-2,0,1,2,-2,0,-3,2,-3,-3,-2,1,-1,2,-1,-1,1,-1,1,-1,-1,-3,-3,-3,-3,1,-2,-1,2,1,0,-3,2,2,-1,-3,-1,2,2,-2,0,1,-1,-2,-2,2,-1,2,0,0,1,-1,0,-2,2,-3,0,0,2,-1,-1,1,2,-1,0,-3,1,-1,-1,-2,2,1,-1,-1,2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2,-1,-3,1,-3,0,-1,2,1,-2,2,0,-2,0,1,2,-1,-3,-2,-3,2,-3,1,-2,1,2,-2,-2,-3,0,1,0,-1,-1,-1,-1,-1,0,0,2,2,1,1,0,2,-1,-2,-3,-3,1,-3,0,-2,-3,0,-2,0,1,-3,-3,-1,-3,2,-3,0,-1,-2,2,-3,-1,-1,1,-1,-2,-3,-2,-1,-2]</text:p>
          </table:table-cell>
          <table:table-cell office:value-type="float" office:value="0.679215233437335" calcext:value-type="float">
            <text:p>0,679215233437335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2,-3,2,-2,-3,-2,-2,0,0,0,0,0,0,0,0,0,0,0,0,0,0,0,0,0,0,0,0,0,0,0,0,0,0,0,0,0,0,0,0,0,0,0,0,0,0]</text:p>
          </table:table-cell>
          <table:table-cell office:value-type="float" office:value="0.680392043849231" calcext:value-type="float">
            <text:p>0,68039204384923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2,-3,2,-2,-3,-2,-2,0,0,0,0,0,0,0,0,0,0,0,0,0,0,0,0,0,0,0,0,0,0,0,0,0,0,0,0,0,0,0,0,0,0,0,0,0,0]</text:p>
          </table:table-cell>
          <table:table-cell office:value-type="float" office:value="0.680392043849231" calcext:value-type="float">
            <text:p>0,68039204384923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-3,-1,0,0,-3,-1,-3,0,0,0,0,0,0,0,0,0,0,0,0,0,0,0,0,0,0,0,0]</text:p>
          </table:table-cell>
          <table:table-cell office:value-type="float" office:value="0.681175454637056" calcext:value-type="float">
            <text:p>0,68117545463705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-3,-1,0,0,-3,-1,-3,0,0,0,0,0,0,0,0,0,0,0,0,0,0,0,0,0,0,0,0]</text:p>
          </table:table-cell>
          <table:table-cell office:value-type="float" office:value="0.681175454637056" calcext:value-type="float">
            <text:p>0,68117545463705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1,-1,-2,0,-3,-1,-3,-3,1,1,1,1,0,2,-3,0,1,0,0,2,-3,2,-3,1,-2,-3,-3,1,-1,2,1,-3,-1,2,-1,-2,2,-1,-1,1,1,0,-2,-1,-2,0,1,2,1,-1,2,2,2,-1,-1,-1,-1,0,-2,-3,-1,-2,0,2,-3,1,-1,1,-1,1,1,-2,-2,2,-3,0,1,0]</text:p>
          </table:table-cell>
          <table:table-cell office:value-type="float" office:value="0.683130051063973" calcext:value-type="float">
            <text:p>0,683130051063973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-1,1,-1,0,2,-3,-3,-2,1,-2,-2,1,0,-2,-1,-3,2,0,-1,-3,-2,-3,2,-1,-3,1,-2,0,0,0,0,-1,0,2,0,2,0,2,1,-2,1,-3,0,-1,-2,2,0,1,2,0,2,-1,0,-1,-2,-1,2,-3,-1,-2,2,0,1,-3,0,1,-2,1,0,-1,-1,2,2,-3,-1,-2,0]</text:p>
          </table:table-cell>
          <table:table-cell office:value-type="float" office:value="0.692820323027551" calcext:value-type="float">
            <text:p>0,692820323027551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-1,1,-1,0,2,-3,-3,-2,1,-2,-2,1,0,-2,-1,-3,2,0,-1,-3,-2,-3,2,-1,-3,1,-2,0,0,0,0,-1,0,2,0,2,0,2,1,-2,1,-3,0,-1,-2,2,0,1,2,0,2,-1,0,-1,-2,-1,2,-3,-1,-2,2,0,1,-3,0,1,-2,1,0,-1,-1,2,2,-3,-1,-2,0]</text:p>
          </table:table-cell>
          <table:table-cell office:value-type="float" office:value="0.692820323027551" calcext:value-type="float">
            <text:p>0,692820323027551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-1,1,-1,0,2,-3,-3,-2,1,-2,-2,1,0,-2,-1,-3,2,0,-1,-3,-2,-3,2,-1,-3,1,-2,0,0,0,0,-1,0,2,0,2,0,2,1,-2,1,-3,0,-1,-2,2,0,1,2,0,2,-1,0,-1,-2,-1,2,-3,-1,-2,2,0,1,-3,0,1,-2,1,0,-1,-1,2,2,-3,-1,-2,0]</text:p>
          </table:table-cell>
          <table:table-cell office:value-type="float" office:value="0.692820323027551" calcext:value-type="float">
            <text:p>0,692820323027551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-2,2,-1,-3,1,0,-1,1,-1,2,1,0,0,0,0,0,0,0,0,0,0,0,0,0,0,0,0,0,0,0,0,0,0,0,0,0,0,0]</text:p>
          </table:table-cell>
          <table:table-cell office:value-type="float" office:value="0.696275807421168" calcext:value-type="float">
            <text:p>0,69627580742116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-2,2,-1,-3,1,0,-1,1,-1,2,1,0,0,0,0,0,0,0,0,0,0,0,0,0,0,0,0,0,0,0,0,0,0,0,0,0,0,0]</text:p>
          </table:table-cell>
          <table:table-cell office:value-type="float" office:value="0.696275807421168" calcext:value-type="float">
            <text:p>0,69627580742116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-2,2,-1,-3,1,0,-1,1,-1,2,1,0,0,0,0,0,0,0,0,0,0,0,0,0,0,0,0,0,0,0,0,0,0,0,0,0,0,0]</text:p>
          </table:table-cell>
          <table:table-cell office:value-type="float" office:value="0.696275807421168" calcext:value-type="float">
            <text:p>0,69627580742116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0,0,0,0,0,0,0,0,0,0,0,0,0,0,0,0,0,0,0,0,0,0,0,0,0,0,0,0,0,0,0,0,0,0,0,0,0,0,0,0,0,0,0,0,0,0,0,0,0,0,0,0,0,0,0,0,-2,2,-2,0,-2,1,-2]</text:p>
          </table:table-cell>
          <table:table-cell office:value-type="float" office:value="0.701237002256251" calcext:value-type="float">
            <text:p>0,70123700225625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0,0,0,0,0,0,0,0,0,0,0,0,0,0,0,0,0,0,0,0,0,0,0,0,0,0,0,0,0,0,0,0,0,0,0,0,0,0,0,0,0,0,0,0,0,0,0,0,0,0,0,0,0,0,0,0,-2,2,-2,0,-2,1,-2]</text:p>
          </table:table-cell>
          <table:table-cell office:value-type="float" office:value="0.701237002256251" calcext:value-type="float">
            <text:p>0,70123700225625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0,0,0,0,0,0,0,0,0,0,0,0,0,0,0,0,0,0,0,0,0,0,0,0,0,0,0,0,0,0,0,0,0,0,0,0,0,0,0,0,0,0,0,0,0,0,0,0,0,0,0,0,0,0,0,0,-2,2,-2,0,-2,1,-2]</text:p>
          </table:table-cell>
          <table:table-cell office:value-type="float" office:value="0.701237002256251" calcext:value-type="float">
            <text:p>0,70123700225625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0,0,0,0,0,0,0,0,0,0,0,0,0,0,0,0,0,0,0,0,0,0,0,0,0,0,0,0,0,0,0,0,0,0,0,0,0,0,0,0,0,0,0,0,0,0,0,0,0,0,0,0,0,0,0,0,-2,2,-2,0,-2,1,-2]</text:p>
          </table:table-cell>
          <table:table-cell office:value-type="float" office:value="0.701237002256251" calcext:value-type="float">
            <text:p>0,70123700225625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2,-3,-3,0,0,0,-2,0,0,0,0,0,0,0,0,0,0,0,0,0,0,0,0,0,0,0,0,0,0,0,0,0,0,0,0]</text:p>
          </table:table-cell>
          <table:table-cell office:value-type="float" office:value="0.706540869306228" calcext:value-type="float">
            <text:p>0,70654086930622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2,-3,-3,0,0,0,-2,0,0,0,0,0,0,0,0,0,0,0,0,0,0,0,0,0,0,0,0,0,0,0,0,0,0,0,0]</text:p>
          </table:table-cell>
          <table:table-cell office:value-type="float" office:value="0.706540869306228" calcext:value-type="float">
            <text:p>0,70654086930622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2,-3,-3,0,0,0,-2,0,0,0,0,0,0,0,0,0,0,0,0,0,0,0,0,0,0,0,0,0,0,0,0,0,0,0,0]</text:p>
          </table:table-cell>
          <table:table-cell office:value-type="float" office:value="0.706540869306228" calcext:value-type="float">
            <text:p>0,70654086930622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2,-3,-3,0,0,0,-2,0,0,0,0,0,0,0,0,0,0,0,0,0,0,0,0,0,0,0,0,0,0,0,0,0,0,0,0]</text:p>
          </table:table-cell>
          <table:table-cell office:value-type="float" office:value="0.706540869306228" calcext:value-type="float">
            <text:p>0,70654086930622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1,1,2,1,1,-1,1,-2,-3,-2,2,-2,1,-2,1,2,-3,2,1,-1,2,1,-2,2,-3,0,1,-1,1,1,2,0,2,-1,-1,-1,2,0,1,1,-1,1,0,0,2,-1,0,1,-1,2,-2,-3,0,-2,2,-3,-1,-3,1,-2,1,-2,0,-1,-1,-1,-1,-1,1,-1,2,0,-3,2,2,-2,-3,1]</text:p>
          </table:table-cell>
          <table:table-cell office:value-type="float" office:value="0.712928233882392" calcext:value-type="float">
            <text:p>0,712928233882392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-2,-2,-1,-2,-2,0,1,-1,2,-2,1,0,0,-3,-2,-2,2,0,-2,2,-2,1,-1,-1,-1,-3,0,-1,1,1,-2,1,1,-3,-1,2,-2,2,-2,0,-2,1,-1,-3,1,2,-3,0,1,-1,2,-2,-1,1,-3,0,2,2,2,-2,2,-1,0,-2,2,-3,1,0,0,-1,-3,-3,-2,1,0,-1,-2]</text:p>
          </table:table-cell>
          <table:table-cell office:value-type="float" office:value="0.717402722790112" calcext:value-type="float">
            <text:p>0,717402722790112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-2,2,-3,-3,-2,-3,-2,2,1,-1,-2,0,-2,-3,0,-1,0,0,0,0,0,0,0,0,0,0]</text:p>
          </table:table-cell>
          <table:table-cell office:value-type="float" office:value="0.721479960451663" calcext:value-type="float">
            <text:p>0,72147996045166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-2,2,-3,-3,-2,-3,-2,2,1,-1,-2,0,-2,-3,0,-1,0,0,0,0,0,0,0,0,0,0]</text:p>
          </table:table-cell>
          <table:table-cell office:value-type="float" office:value="0.721479960451663" calcext:value-type="float">
            <text:p>0,72147996045166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2,-1,2,-2,-3,2,1,-3,1,-1,-1,2,-3,2,1,2,0,-3,0,1,1,-3,-2,-3,-1,0,0,-1,1,-1,1,1,0,0,-2,-3,-3,0,-3,1,-1,2,1,0,1,0,-2,2,2,-2,-1,-2,2,-1,1,-2,-3,1,1,0,-2,-2,-1,-2,1,0,-2,-1,0,0,1,-3,2,1,-1,2]</text:p>
          </table:table-cell>
          <table:table-cell office:value-type="float" office:value="0.721849476460755" calcext:value-type="float">
            <text:p>0,721849476460755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-2,0,-2,-1,2,-2,-3,2,1,-3,1,-1,-1,2,-3,2,1,2,0,-3,0,1,1,-3,-2,-3,-1,0,0,-1,1,-1,1,1,0,0,-2,-3,-3,0,-3,1,-1,2,1,0,1,0,-2,2,2,-2,-1,-2,2,-1,1,-2,-3,1,1,0,-2,-2,-1,-2,1,0,-2,-1,0,0,1,-3,2,1,-1,2]</text:p>
          </table:table-cell>
          <table:table-cell office:value-type="float" office:value="0.721849476460755" calcext:value-type="float">
            <text:p>0,721849476460755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-3,-2,0,0,0,0,0,0,0,0,0,0,0,0,0,0,0,0,0,0]</text:p>
          </table:table-cell>
          <table:table-cell office:value-type="float" office:value="0.730661800470414" calcext:value-type="float">
            <text:p>0,7306618004704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-3,-2,0,0,0,0,0,0,0,0,0,0,0,0,0,0,0,0,0,0]</text:p>
          </table:table-cell>
          <table:table-cell office:value-type="float" office:value="0.730661800470414" calcext:value-type="float">
            <text:p>0,7306618004704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-3,-2,0,0,0,0,0,0,0,0,0,0,0,0,0,0,0,0,0,0]</text:p>
          </table:table-cell>
          <table:table-cell office:value-type="float" office:value="0.730661800470414" calcext:value-type="float">
            <text:p>0,7306618004704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-3,-2,0,0,0,0,0,0,0,0,0,0,0,0,0,0,0,0,0,0]</text:p>
          </table:table-cell>
          <table:table-cell office:value-type="float" office:value="0.730661800470414" calcext:value-type="float">
            <text:p>0,7306618004704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-3,-2,0,0,0,0,0,0,0,0,0,0,0,0,0,0,0,0,0,0]</text:p>
          </table:table-cell>
          <table:table-cell office:value-type="float" office:value="0.730661800470414" calcext:value-type="float">
            <text:p>0,7306618004704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-3,-2,0,0,0,0,0,0,0,0,0,0,0,0,0,0,0,0,0,0]</text:p>
          </table:table-cell>
          <table:table-cell office:value-type="float" office:value="0.730661800470414" calcext:value-type="float">
            <text:p>0,7306618004704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-1,0,-1,-3,-3,-1,-1,-2,2,2,2,-3,1,-2,-2,1,0,-3,1,0,-2,1,2,-2,-1,1,1,0,-2,-3,1,-1,0,1,0,-3,-2,1,2,1,0,-1,1,-1,2,1,1,-3,-2,1,0,2,2,2,0,0,0,-2,0,-2,1,1,-3,1,-3,0,0,-3,0,-3,0,1,-3,-3,2,1,2]</text:p>
          </table:table-cell>
          <table:table-cell office:value-type="float" office:value="0.737925018774491" calcext:value-type="float">
            <text:p>0,737925018774491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-1,0,-1,-3,-3,-1,-1,-2,2,2,2,-3,1,-2,-2,1,0,-3,1,0,-2,1,2,-2,-1,1,1,0,-2,-3,1,-1,0,1,0,-3,-2,1,2,1,0,-1,1,-1,2,1,1,-3,-2,1,0,2,2,2,0,0,0,-2,0,-2,1,1,-3,1,-3,0,0,-3,0,-3,0,1,-3,-3,2,1,2]</text:p>
          </table:table-cell>
          <table:table-cell office:value-type="float" office:value="0.737925018774491" calcext:value-type="float">
            <text:p>0,737925018774491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0,3,0,0,0,0,0,0,0,0,0,0,0,0,0,0,0,0,0,0,0,0,0,0,0,0,0,-1,0,-2,-2,-3,-2,-1,-2,-2,1,-1,0,-3,-2,0,0,0,0,0,0,0,0,0,0,0,0,0,0,0,0,0]</text:p>
          </table:table-cell>
          <table:table-cell office:value-type="float" office:value="0.742608016834364" calcext:value-type="float">
            <text:p>0,74260801683436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0,3,0,0,0,0,0,0,0,0,0,0,0,0,0,0,0,0,0,0,0,0,0,0,0,0,0,-1,0,-2,-2,-3,-2,-1,-2,-2,1,-1,0,-3,-2,0,0,0,0,0,0,0,0,0,0,0,0,0,0,0,0,0]</text:p>
          </table:table-cell>
          <table:table-cell office:value-type="float" office:value="0.742608016834364" calcext:value-type="float">
            <text:p>0,74260801683436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0,3,0,0,0,0,0,0,0,0,0,0,0,0,0,0,0,0,0,0,0,0,0,0,0,0,0,-1,0,-2,-2,-3,-2,-1,-2,-2,1,-1,0,-3,-2,0,0,0,0,0,0,0,0,0,0,0,0,0,0,0,0,0]</text:p>
          </table:table-cell>
          <table:table-cell office:value-type="float" office:value="0.742608016834364" calcext:value-type="float">
            <text:p>0,74260801683436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0,3,0,0,0,0,0,0,0,0,0,0,0,0,0,0,0,0,0,0,0,0,0,0,0,0,0,-1,0,-2,-2,-3,-2,-1,-2,-2,1,-1,0,-3,-2,0,0,0,0,0,0,0,0,0,0,0,0,0,0,0,0,0]</text:p>
          </table:table-cell>
          <table:table-cell office:value-type="float" office:value="0.742608016834364" calcext:value-type="float">
            <text:p>0,74260801683436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0,3,0,0,0,0,0,0,0,0,0,0,0,0,0,0,0,0,0,0,0,0,0,0,0,0,0,-1,0,-2,-2,-3,-2,-1,-2,-2,1,-1,0,-3,-2,0,0,0,0,0,0,0,0,0,0,0,0,0,0,0,0,0]</text:p>
          </table:table-cell>
          <table:table-cell office:value-type="float" office:value="0.742608016834364" calcext:value-type="float">
            <text:p>0,74260801683436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2,-1,-3,2,-2,-1,-1,2,-2,-2,1,-2,1,-2,-1,1,1,0,0,0,0,0,0,0,0,0,0,0,0,0,0,0,0,0,0,0,0,0,0,0,0,0,0,0,0,0,0,0,0,0,0,0,0]</text:p>
          </table:table-cell>
          <table:table-cell office:value-type="float" office:value="0.747975044146973" calcext:value-type="float">
            <text:p>0,74797504414697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1,2,0,-1,1,-1,-3,2,-2,-3,-2,-2,-1,-2,-2,2,2,-2,-3,1,1,1,0,-2,-2,-2,-3,-3,-2,1,-1,1,1,-3,2,-1,1,0,-3,2,1,1,2,-1,0,-1,-1,0,2,2,0,-1,-3,-2,2,0,-1,-1,-3,0,-1,-3,0,-1,1,0,0,-2,-2,2,-3,-1,-3,-3,-3,2,1,-2]</text:p>
          </table:table-cell>
          <table:table-cell office:value-type="float" office:value="0.764547796631011" calcext:value-type="float">
            <text:p>0,764547796631011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-2,0,-3,2,1,-1,1,2,2,1,-3,0,-1,-1,-3,-2,2,0,-3,2,1,-2,0,0,-1,2,0,2,1,0,0,-2,-2,2,-3,2,1,-1,0,0,0,-2,-2,-2,-3,0,2,-2,-1,-1,-3,1,1,1,0,-3,-3,0,0,2,1,1,-2,-1,-3,2,-2,-1,-1,-3,0,0,2,0,-2,-1,-3]</text:p>
          </table:table-cell>
          <table:table-cell office:value-type="float" office:value="0.772183052563747" calcext:value-type="float">
            <text:p>0,772183052563747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3,0,-2,-2,-3,-2,-2,0,1,0,1,1,-3,-2,-1,-2,0,-3,-3,-2,-1,1,2,2,2,0,1,2,2,-2,2,0,1,-1,-1,2,-3,-1,-1,-2,2,-1,-2,-3,-2,-3,-3,-1,-2,-2,0,0,0,2,-3,-2,1,-1,-2,-1,-1,-2,1,-1,1,-2,-3,1,2,-1,-2,-3,0,2,-1,-3,0]</text:p>
          </table:table-cell>
          <table:table-cell office:value-type="float" office:value="0.789599054372956" calcext:value-type="float">
            <text:p>0,789599054372956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-1,2,1,-2,-3,-3,1,-3,1,0,-2,-2,0,-1,0,-2,-3,1,-2,0,2,0,1,0,-3,0,1,1,2,-3,-2,-1,2,-3,0,-2,1,2,-1,1,-3,1,1,1,-3,-2,-3,2,1,-3,-3,2,2,2,-1,2,-2,-2,-3,-1,-1,-3,-2,1,-2,1,-2,0,1,-2,-1,-2,-2,0,-1,-2,1]</text:p>
          </table:table-cell>
          <table:table-cell office:value-type="float" office:value="0.834266144584568" calcext:value-type="float">
            <text:p>0,834266144584568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2,-1,2,1,-2,2,-2,2,-1,-2,-2,1,1,0,1,-1,-3,0,-3,-3,1,1,2,2,-1,2,-1,-1,-1,-2,-3,1,-3,-2,1,1,-1,-3,-3,-3,0,1,-1,-2,-3,-3,-2,-1,1,2,-1,-3,-2,0,-3,-1,0,2,-2,-1,-1,1,-1,-2,-3,0,1,0,1,2,2,-3,0,2,0,2,-2,0]</text:p>
          </table:table-cell>
          <table:table-cell office:value-type="float" office:value="0.846955331368386" calcext:value-type="float">
            <text:p>0,846955331368386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-2,1,1,-2,0,0,-3,-3,1,2,-2,-3,-1,0,1,-2,-3,-2,-1,-2,-2,-1,-2,-1,0,-1,-2,-1,-1,-1,-1,-1,1,0,-3,-1,-1,0,0,0,0,0,0]</text:p>
          </table:table-cell>
          <table:table-cell office:value-type="float" office:value="0.873002481859779" calcext:value-type="float">
            <text:p>0,87300248185977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-2,1,1,-2,0,0,-3,-3,1,2,-2,-3,-1,0,1,-2,-3,-2,-1,-2,-2,-1,-2,-1,0,-1,-2,-1,-1,-1,-1,-1,1,0,-3,-1,-1,0,0,0,0,0,0]</text:p>
          </table:table-cell>
          <table:table-cell office:value-type="float" office:value="0.873002481859779" calcext:value-type="float">
            <text:p>0,87300248185977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-2,1,1,-2,0,0,-3,-3,1,2,-2,-3,-1,0,1,-2,-3,-2,-1,-2,-2,-1,-2,-1,0,-1,-2,-1,-1,-1,-1,-1,1,0,-3,-1,-1,0,0,0,0,0,0]</text:p>
          </table:table-cell>
          <table:table-cell office:value-type="float" office:value="0.873002481859779" calcext:value-type="float">
            <text:p>0,87300248185977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-2,1,1,-2,0,0,-3,-3,1,2,-2,-3,-1,0,1,-2,-3,-2,-1,-2,-2,-1,-2,-1,0,-1,-2,-1,-1,-1,-1,-1,1,0,-3,-1,-1,0,0,0,0,0,0]</text:p>
          </table:table-cell>
          <table:table-cell office:value-type="float" office:value="0.873002481859779" calcext:value-type="float">
            <text:p>0,873002481859779</text:p>
          </table:table-cell>
          <table:table-cell office:value-type="float" office:value="75" calcext:value-type="float">
            <text:p>75</text:p>
          </table:table-cell>
          <table:table-cell/>
        </table:table-row>
      </table:table>
      <table:table table:name="nsga2-wykres" table:style-name="ta1">
        <office:forms form:automatic-focus="false" form:apply-design-mode="false"/>
        <table:shapes>
          <draw:frame draw:z-index="0" draw:style-name="gr1" draw:text-style-name="P1" svg:width="15.999cm" svg:height="8.999cm" svg:x="13.29cm" svg:y="1.348cm">
            <draw:object draw:notify-on-update-of-ranges="'nsga2-wykres'.D1:'nsga2-wykres'.D1 'nsga2-wykres'.D1:'nsga2-wykres'.D14 Ewolucja.A1:Ewolucja.A1 'nsga2-wykres'.E1:'nsga2-wykres'.E14 'nsga2-wykres'.A1:'nsga2-wykres'.A301 Ewolucja.A1:Ewolucja.A1 'nsga2-wykres'.B1:'nsga2-wykres'.B3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sobniki</text:p>
          </table:table-cell>
          <table:table-cell table:number-columns-repeated="2"/>
          <table:table-cell office:value-type="string" calcext:value-type="string">
            <text:p>Front Pareta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032659863237109" calcext:value-type="float">
            <text:p>0,0326598632371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0.051639777949432" calcext:value-type="float">
            <text:p>0,0516397779494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.0326598632371091" calcext:value-type="float">
            <text:p>0,032659863237109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.056568542494924" calcext:value-type="float">
            <text:p>0,05656854249492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0.086409875978772" calcext:value-type="float">
            <text:p>0,08640987597877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.124365054041184" calcext:value-type="float">
            <text:p>0,12436505404118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0516397779494322" calcext:value-type="float">
            <text:p>0,051639777949432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0.232091935807056" calcext:value-type="float">
            <text:p>0,2320919358070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0516397779494323" calcext:value-type="float">
            <text:p>0,051639777949432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565685424949238" calcext:value-type="float">
            <text:p>0,05656854249492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53197264742181" calcext:value-type="float">
            <text:p>0,065319726474218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0.0692820323027551" calcext:value-type="float">
            <text:p>0,069282032302755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0.0692820323027551" calcext:value-type="float">
            <text:p>0,06928203230275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0.0864098759787715" calcext:value-type="float">
            <text:p>0,086409875978772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0.0864098759787715" calcext:value-type="float">
            <text:p>0,086409875978772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0.0952190457139048" calcext:value-type="float">
            <text:p>0,095219045713905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0.0979795897113272" calcext:value-type="float">
            <text:p>0,097979589711327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0.0979795897113272" calcext:value-type="float">
            <text:p>0,097979589711327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0.0979795897113272" calcext:value-type="float">
            <text:p>0,097979589711327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0.105830052442584" calcext:value-type="float">
            <text:p>0,105830052442584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0.105830052442584" calcext:value-type="float">
            <text:p>0,105830052442584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0.113137084989848" calcext:value-type="float">
            <text:p>0,113137084989848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0.117756811551038" calcext:value-type="float">
            <text:p>0,117756811551038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0.117756811551038" calcext:value-type="float">
            <text:p>0,117756811551038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0.117756811551038" calcext:value-type="float">
            <text:p>0,117756811551038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0.117756811551038" calcext:value-type="float">
            <text:p>0,117756811551038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0.124365054041184" calcext:value-type="float">
            <text:p>0,124365054041184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0.124365054041184" calcext:value-type="float">
            <text:p>0,124365054041184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0.126491106406735" calcext:value-type="float">
            <text:p>0,126491106406735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0.130639452948436" calcext:value-type="float">
            <text:p>0,130639452948436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0.134660065844828" calcext:value-type="float">
            <text:p>0,134660065844828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0.136626010212795" calcext:value-type="float">
            <text:p>0,13662601021279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0.142361043360417" calcext:value-type="float">
            <text:p>0,142361043360417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0.146059348668044" calcext:value-type="float">
            <text:p>0,146059348668044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0.147873820085459" calcext:value-type="float">
            <text:p>0,147873820085459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0.154919333848297" calcext:value-type="float">
            <text:p>0,154919333848297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0.154919333848297" calcext:value-type="float">
            <text:p>0,154919333848297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0.154919333848297" calcext:value-type="float">
            <text:p>0,154919333848297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0.154919333848297" calcext:value-type="float">
            <text:p>0,154919333848297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0.15663120165961" calcext:value-type="float">
            <text:p>0,15663120165961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0.15663120165961" calcext:value-type="float">
            <text:p>0,15663120165961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0.161658075373095" calcext:value-type="float">
            <text:p>0,161658075373095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0.163299316185545" calcext:value-type="float">
            <text:p>0,163299316185545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0.163299316185545" calcext:value-type="float">
            <text:p>0,163299316185545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0.163299316185545" calcext:value-type="float">
            <text:p>0,163299316185545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0.164924225024706" calcext:value-type="float">
            <text:p>0,164924225024706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0.164924225024706" calcext:value-type="float">
            <text:p>0,164924225024706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0.168126936172247" calcext:value-type="float">
            <text:p>0,168126936172247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0.169705627484771" calcext:value-type="float">
            <text:p>0,169705627484771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0.169705627484771" calcext:value-type="float">
            <text:p>0,169705627484771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0.169705627484771" calcext:value-type="float">
            <text:p>0,169705627484771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0.169705627484771" calcext:value-type="float">
            <text:p>0,169705627484771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0.172819751957543" calcext:value-type="float">
            <text:p>0,172819751957543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0.174355957741627" calcext:value-type="float">
            <text:p>0,174355957741627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0.174355957741627" calcext:value-type="float">
            <text:p>0,174355957741627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0.174355957741627" calcext:value-type="float">
            <text:p>0,174355957741627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0.180369990112916" calcext:value-type="float">
            <text:p>0,180369990112916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0.181842422626478" calcext:value-type="float">
            <text:p>0,181842422626478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0.181842422626478" calcext:value-type="float">
            <text:p>0,181842422626478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0.181842422626478" calcext:value-type="float">
            <text:p>0,181842422626478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0.186189867250252" calcext:value-type="float">
            <text:p>0,186189867250252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0.186189867250252" calcext:value-type="float">
            <text:p>0,186189867250252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0.186189867250252" calcext:value-type="float">
            <text:p>0,186189867250252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0.187616630392937" calcext:value-type="float">
            <text:p>0,187616630392937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0.187616630392937" calcext:value-type="float">
            <text:p>0,187616630392937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0.190438091427809" calcext:value-type="float">
            <text:p>0,190438091427809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0.190438091427809" calcext:value-type="float">
            <text:p>0,190438091427809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0.191833260932509" calcext:value-type="float">
            <text:p>0,191833260932509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0.191833260932509" calcext:value-type="float">
            <text:p>0,191833260932509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0.191833260932509" calcext:value-type="float">
            <text:p>0,191833260932509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0.193218356615859" calcext:value-type="float">
            <text:p>0,193218356615859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0.193218356615859" calcext:value-type="float">
            <text:p>0,193218356615859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0.195959179422654" calcext:value-type="float">
            <text:p>0,195959179422654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0.19731531449265" calcext:value-type="float">
            <text:p>0,19731531449265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0.198662192343351" calcext:value-type="float">
            <text:p>0,198662192343351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0.198662192343351" calcext:value-type="float">
            <text:p>0,198662192343351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0.198662192343351" calcext:value-type="float">
            <text:p>0,198662192343351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0.202649122047609" calcext:value-type="float">
            <text:p>0,202649122047609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0.207846096908265" calcext:value-type="float">
            <text:p>0,207846096908265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0.210396451174127" calcext:value-type="float">
            <text:p>0,210396451174127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0.210396451174127" calcext:value-type="float">
            <text:p>0,210396451174127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0.212916258968951" calcext:value-type="float">
            <text:p>0,212916258968951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0.214165045389453" calcext:value-type="float">
            <text:p>0,214165045389453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0.214165045389453" calcext:value-type="float">
            <text:p>0,214165045389453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0.214165045389453" calcext:value-type="float">
            <text:p>0,214165045389453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0.217868461844909" calcext:value-type="float">
            <text:p>0,217868461844909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0.217868461844909" calcext:value-type="float">
            <text:p>0,217868461844909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0.217868461844909" calcext:value-type="float">
            <text:p>0,217868461844909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0.217868461844909" calcext:value-type="float">
            <text:p>0,217868461844909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0.219089023002066" calcext:value-type="float">
            <text:p>0,219089023002066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0.219089023002066" calcext:value-type="float">
            <text:p>0,219089023002066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0.220302821891444" calcext:value-type="float">
            <text:p>0,220302821891444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0.223904741649956" calcext:value-type="float">
            <text:p>0,223904741649956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0.223904741649956" calcext:value-type="float">
            <text:p>0,223904741649956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0.223904741649956" calcext:value-type="float">
            <text:p>0,223904741649956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0.223904741649956" calcext:value-type="float">
            <text:p>0,223904741649956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0.227449628123093" calcext:value-type="float">
            <text:p>0,227449628123093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0.228619042659763" calcext:value-type="float">
            <text:p>0,228619042659763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0.232091935807056" calcext:value-type="float">
            <text:p>0,232091935807056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0.232091935807056" calcext:value-type="float">
            <text:p>0,232091935807056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0.232091935807056" calcext:value-type="float">
            <text:p>0,232091935807056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0.232091935807056" calcext:value-type="float">
            <text:p>0,232091935807056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0.235513623102076" calcext:value-type="float">
            <text:p>0,235513623102076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0.237767393335027" calcext:value-type="float">
            <text:p>0,237767393335027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0.245492701860293" calcext:value-type="float">
            <text:p>0,245492701860293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0.246576560118759" calcext:value-type="float">
            <text:p>0,246576560118759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0.246576560118759" calcext:value-type="float">
            <text:p>0,246576560118759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0.249799919935936" calcext:value-type="float">
            <text:p>0,249799919935936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0.26229754097208" calcext:value-type="float">
            <text:p>0,26229754097208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0.26229754097208" calcext:value-type="float">
            <text:p>0,26229754097208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0.271293199325011" calcext:value-type="float">
            <text:p>0,271293199325011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0.272274371422162" calcext:value-type="float">
            <text:p>0,272274371422162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0.272274371422162" calcext:value-type="float">
            <text:p>0,272274371422162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0.278088714861523" calcext:value-type="float">
            <text:p>0,278088714861523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0.28189832682488" calcext:value-type="float">
            <text:p>0,28189832682488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0.282842712474619" calcext:value-type="float">
            <text:p>0,282842712474619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0.282842712474619" calcext:value-type="float">
            <text:p>0,282842712474619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0.285657137141714" calcext:value-type="float">
            <text:p>0,285657137141714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0.285657137141714" calcext:value-type="float">
            <text:p>0,285657137141714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0.286589136802729" calcext:value-type="float">
            <text:p>0,286589136802729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0.29851629958677" calcext:value-type="float">
            <text:p>0,29851629958677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0.299332590941915" calcext:value-type="float">
            <text:p>0,299332590941915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0.299332590941915" calcext:value-type="float">
            <text:p>0,299332590941915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0.301109061083632" calcext:value-type="float">
            <text:p>0,301109061083632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0.301109061083632" calcext:value-type="float">
            <text:p>0,301109061083632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0.304630924234556" calcext:value-type="float">
            <text:p>0,304630924234556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0.308976806033506" calcext:value-type="float">
            <text:p>0,308976806033506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0.314112506383727" calcext:value-type="float">
            <text:p>0,314112506383727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0.320832251080426" calcext:value-type="float">
            <text:p>0,320832251080426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0.321662348848395" calcext:value-type="float">
            <text:p>0,321662348848395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0.322490309931942" calcext:value-type="float">
            <text:p>0,322490309931942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0.327414110874898" calcext:value-type="float">
            <text:p>0,327414110874898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0.327414110874898" calcext:value-type="float">
            <text:p>0,327414110874898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0.329039004780082" calcext:value-type="float">
            <text:p>0,329039004780082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0.333866240681304" calcext:value-type="float">
            <text:p>0,333866240681304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0.333866240681304" calcext:value-type="float">
            <text:p>0,333866240681304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0.33466401061363" calcext:value-type="float">
            <text:p>0,33466401061363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0.335459883344243" calcext:value-type="float">
            <text:p>0,335459883344243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0.364417343165772" calcext:value-type="float">
            <text:p>0,364417343165772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0.365148371670111" calcext:value-type="float">
            <text:p>0,365148371670111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0.36587793957366" calcext:value-type="float">
            <text:p>0,36587793957366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0.370944739819828" calcext:value-type="float">
            <text:p>0,370944739819828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0.373095162123553" calcext:value-type="float">
            <text:p>0,373095162123553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0.373095162123553" calcext:value-type="float">
            <text:p>0,373095162123553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0.373095162123553" calcext:value-type="float">
            <text:p>0,373095162123553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0.375233260785874" calcext:value-type="float">
            <text:p>0,375233260785874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0.375233260785874" calcext:value-type="float">
            <text:p>0,375233260785874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0.376651917115348" calcext:value-type="float">
            <text:p>0,376651917115348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0.378769938969114" calcext:value-type="float">
            <text:p>0,378769938969114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0.387126163758879" calcext:value-type="float">
            <text:p>0,387126163758879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0.391918358845308" calcext:value-type="float">
            <text:p>0,391918358845308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0.395305788809962" calcext:value-type="float">
            <text:p>0,395305788809962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0.397324384686702" calcext:value-type="float">
            <text:p>0,397324384686702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0.397994974842648" calcext:value-type="float">
            <text:p>0,397994974842648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0.397994974842648" calcext:value-type="float">
            <text:p>0,397994974842648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0.398664437006028" calcext:value-type="float">
            <text:p>0,398664437006028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0.399332776849918" calcext:value-type="float">
            <text:p>0,399332776849918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0.409226913419275" calcext:value-type="float">
            <text:p>0,409226913419275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0.409878030638384" calcext:value-type="float">
            <text:p>0,409878030638384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0.411177171869581" calcext:value-type="float">
            <text:p>0,411177171869581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0.411177171869581" calcext:value-type="float">
            <text:p>0,411177171869581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0.41182520563948" calcext:value-type="float">
            <text:p>0,41182520563948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0.413763217311544" calcext:value-type="float">
            <text:p>0,413763217311544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0.415692193816531" calcext:value-type="float">
            <text:p>0,415692193816531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0.418887415264134" calcext:value-type="float">
            <text:p>0,418887415264134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0.420158700175699" calcext:value-type="float">
            <text:p>0,420158700175699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0.429573431828987" calcext:value-type="float">
            <text:p>0,429573431828987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0.439393521420909" calcext:value-type="float">
            <text:p>0,439393521420909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0.443621460256377" calcext:value-type="float">
            <text:p>0,443621460256377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0.444822061802994" calcext:value-type="float">
            <text:p>0,444822061802994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0.446616912651846" calcext:value-type="float">
            <text:p>0,446616912651846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0.450777106783386" calcext:value-type="float">
            <text:p>0,450777106783386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0.465331423109737" calcext:value-type="float">
            <text:p>0,465331423109737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0.471593044902064" calcext:value-type="float">
            <text:p>0,471593044902064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0.475534786670054" calcext:value-type="float">
            <text:p>0,475534786670054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0.478330429724056" calcext:value-type="float">
            <text:p>0,478330429724056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0.484974226119286" calcext:value-type="float">
            <text:p>0,484974226119286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0.490441977539987" calcext:value-type="float">
            <text:p>0,490441977539987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0.495849439514321" calcext:value-type="float">
            <text:p>0,495849439514321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0.497995983919549" calcext:value-type="float">
            <text:p>0,497995983919549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0.498531175889065" calcext:value-type="float">
            <text:p>0,498531175889065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0.501730339259381" calcext:value-type="float">
            <text:p>0,501730339259381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0.513290041464538" calcext:value-type="float">
            <text:p>0,513290041464538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0.519486926367418" calcext:value-type="float">
            <text:p>0,519486926367418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0.521024631535465" calcext:value-type="float">
            <text:p>0,52102463153546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0.521536192416212" calcext:value-type="float">
            <text:p>0,521536192416212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0.52459508194416" calcext:value-type="float">
            <text:p>0,52459508194416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0.52459508194416" calcext:value-type="float">
            <text:p>0,52459508194416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0.52459508194416" calcext:value-type="float">
            <text:p>0,52459508194416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0.525103164467073" calcext:value-type="float">
            <text:p>0,525103164467073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0.545527267879434" calcext:value-type="float">
            <text:p>0,545527267879434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0.547479071137275" calcext:value-type="float">
            <text:p>0,547479071137275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0.55184538897533" calcext:value-type="float">
            <text:p>0,55184538897533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0.55184538897533" calcext:value-type="float">
            <text:p>0,55184538897533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0.568037557443754" calcext:value-type="float">
            <text:p>0,568037557443754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0.570379990298865" calcext:value-type="float">
            <text:p>0,570379990298865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0.573178273605458" calcext:value-type="float">
            <text:p>0,573178273605458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0.575962961772138" calcext:value-type="float">
            <text:p>0,575962961772138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0.579655069847578" calcext:value-type="float">
            <text:p>0,579655069847578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.581033561853358" calcext:value-type="float">
            <text:p>0,581033561853358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0.583323809446063" calcext:value-type="float">
            <text:p>0,583323809446063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0.589689183666559" calcext:value-type="float">
            <text:p>0,589689183666559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0.595986577030054" calcext:value-type="float">
            <text:p>0,595986577030054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.599110451697626" calcext:value-type="float">
            <text:p>0,59911045169762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0.599555390824456" calcext:value-type="float">
            <text:p>0,599555390824456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0.611446372682565" calcext:value-type="float">
            <text:p>0,611446372682565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0.617089944821661" calcext:value-type="float">
            <text:p>0,617089944821661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0.628225012767453" calcext:value-type="float">
            <text:p>0,628225012767453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.650743164901996" calcext:value-type="float">
            <text:p>0,65074316490199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0.656861223293525" calcext:value-type="float">
            <text:p>0,65686122329352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0.656861223293525" calcext:value-type="float">
            <text:p>0,656861223293525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74882705858334" calcext:value-type="float">
            <text:p>0,674882705858334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79215233437335" calcext:value-type="float">
            <text:p>0,679215233437335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0.680392043849231" calcext:value-type="float">
            <text:p>0,68039204384923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0.681175454637056" calcext:value-type="float">
            <text:p>0,68117545463705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683130051063973" calcext:value-type="float">
            <text:p>0,683130051063973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0.692820323027551" calcext:value-type="float">
            <text:p>0,692820323027551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0.696275807421168" calcext:value-type="float">
            <text:p>0,69627580742116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.701237002256251" calcext:value-type="float">
            <text:p>0,701237002256251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0.706540869306228" calcext:value-type="float">
            <text:p>0,70654086930622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.712928233882392" calcext:value-type="float">
            <text:p>0,712928233882392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0.717402722790112" calcext:value-type="float">
            <text:p>0,717402722790112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.721479960451663" calcext:value-type="float">
            <text:p>0,721479960451663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0.721849476460755" calcext:value-type="float">
            <text:p>0,721849476460755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0.730661800470414" calcext:value-type="float">
            <text:p>0,73066180047041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.737925018774491" calcext:value-type="float">
            <text:p>0,737925018774491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0.742608016834364" calcext:value-type="float">
            <text:p>0,74260801683436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0.747975044146973" calcext:value-type="float">
            <text:p>0,74797504414697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64547796631011" calcext:value-type="float">
            <text:p>0,764547796631011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0.772183052563747" calcext:value-type="float">
            <text:p>0,772183052563747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89599054372956" calcext:value-type="float">
            <text:p>0,789599054372956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0.834266144584568" calcext:value-type="float">
            <text:p>0,834266144584568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0.846955331368386" calcext:value-type="float">
            <text:p>0,846955331368386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0.873002481859779" calcext:value-type="float">
            <text:p>0,873002481859779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</table:table>
      <table:table table:name="WRP,WRD,WRN" table:style-name="ta1">
        <office:forms form:automatic-focus="false" form:apply-design-mode="false"/>
        <table:shapes>
          <draw:frame draw:z-index="0" draw:style-name="gr1" draw:text-style-name="P1" svg:width="15.999cm" svg:height="8.999cm" svg:x="19.833cm" svg:y="10.962cm">
            <draw:object draw:notify-on-update-of-ranges="'WRP,WRD,WRN'.H7:'WRP,WRD,WRN'.H21 'WRP,WRD,WRN'.K6:'WRP,WRD,WRN'.K6 'WRP,WRD,WRN'.K7:'WRP,WRD,WRN'.K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.633cm" svg:y="11.972cm">
            <draw:object draw:notify-on-update-of-ranges="'WRP,WRD,WRN'.E7:'WRP,WRD,WRN'.E21 'WRP,WRD,WRN'.K6:'WRP,WRD,WRN'.K6 'WRP,WRD,WRN'.K7:'WRP,WRD,WRN'.K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6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Jeśli zagrana</text:p>
          </table:table-cell>
          <table:covered-table-cell/>
          <table:table-cell/>
          <table:table-cell office:value-type="string" calcext:value-type="string" table:number-columns-spanned="2" table:number-rows-spanned="1">
            <text:p>Jeśli dobrana</text:p>
          </table:table-cell>
          <table:covered-table-cell/>
          <table:table-cell/>
          <table:table-cell office:value-type="string" calcext:value-type="string" table:number-columns-spanned="2" table:number-rows-spanned="1">
            <text:p>Po osłabieniu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Nazwa</text:p>
          </table:table-cell>
          <table:table-cell office:value-type="string" calcext:value-type="string">
            <text:p>wygrane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WRP</text:p>
          </table:table-cell>
          <table:table-cell office:value-type="string" calcext:value-type="string">
            <text:p>wygrane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WRD</text:p>
          </table:table-cell>
          <table:table-cell office:value-type="string" calcext:value-type="string">
            <text:p>wygrane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WRN</text:p>
          </table:table-cell>
        </table:table-row>
        <table:table-row table:style-name="ro1">
          <table:table-cell/>
          <table:table-cell office:value-type="string" calcext:value-type="string">
            <text:p>Arcane Shot</text:p>
          </table:table-cell>
          <table:table-cell office:value-type="float" office:value="3559" calcext:value-type="float">
            <text:p>3559</text:p>
          </table:table-cell>
          <table:table-cell office:value-type="float" office:value="4801" calcext:value-type="float">
            <text:p>4801</text:p>
          </table:table-cell>
          <table:table-cell office:value-type="float" office:value="0.74130389502187" calcext:value-type="float">
            <text:p>0,74130389502187</text:p>
          </table:table-cell>
          <table:table-cell office:value-type="float" office:value="3772" calcext:value-type="float">
            <text:p>3772</text:p>
          </table:table-cell>
          <table:table-cell office:value-type="float" office:value="5020" calcext:value-type="float">
            <text:p>5020</text:p>
          </table:table-cell>
          <table:table-cell office:value-type="float" office:value="0.751394422310757" calcext:value-type="float">
            <text:p>0,751394422310757</text:p>
          </table:table-cell>
          <table:table-cell office:value-type="float" office:value="6301" calcext:value-type="float">
            <text:p>6301</text:p>
          </table:table-cell>
          <table:table-cell office:value-type="float" office:value="8000" calcext:value-type="float">
            <text:p>8000</text:p>
          </table:table-cell>
          <table:table-cell office:value-type="float" office:value="0.787625" calcext:value-type="float">
            <text:p>0,787625</text:p>
          </table:table-cell>
        </table:table-row>
        <table:table-row table:style-name="ro1">
          <table:table-cell/>
          <table:table-cell office:value-type="string" calcext:value-type="string">
            <text:p>Silverback Patriarch</text:p>
          </table:table-cell>
          <table:table-cell office:value-type="float" office:value="2267" calcext:value-type="float">
            <text:p>2267</text:p>
          </table:table-cell>
          <table:table-cell office:value-type="float" office:value="3183" calcext:value-type="float">
            <text:p>3183</text:p>
          </table:table-cell>
          <table:table-cell office:value-type="float" office:value="0.712221174992146" calcext:value-type="float">
            <text:p>0,712221174992146</text:p>
          </table:table-cell>
          <table:table-cell office:value-type="float" office:value="3543" calcext:value-type="float">
            <text:p>3543</text:p>
          </table:table-cell>
          <table:table-cell office:value-type="float" office:value="4645" calcext:value-type="float">
            <text:p>4645</text:p>
          </table:table-cell>
          <table:table-cell office:value-type="float" office:value="0.76275565123789" calcext:value-type="float">
            <text:p>0,76275565123789</text:p>
          </table:table-cell>
          <table:table-cell office:value-type="float" office:value="6247" calcext:value-type="float">
            <text:p>6247</text:p>
          </table:table-cell>
          <table:table-cell office:value-type="float" office:value="8000" calcext:value-type="float">
            <text:p>8000</text:p>
          </table:table-cell>
          <table:table-cell office:value-type="float" office:value="0.780875" calcext:value-type="float">
            <text:p>0,780875</text:p>
          </table:table-cell>
        </table:table-row>
        <table:table-row table:style-name="ro1">
          <table:table-cell/>
          <table:table-cell office:value-type="string" calcext:value-type="string">
            <text:p>Multi-Shot</text:p>
          </table:table-cell>
          <table:table-cell office:value-type="float" office:value="2451" calcext:value-type="float">
            <text:p>2451</text:p>
          </table:table-cell>
          <table:table-cell office:value-type="float" office:value="3727" calcext:value-type="float">
            <text:p>3727</text:p>
          </table:table-cell>
          <table:table-cell office:value-type="float" office:value="0.657633485376979" calcext:value-type="float">
            <text:p>0,657633485376979</text:p>
          </table:table-cell>
          <table:table-cell office:value-type="float" office:value="4288" calcext:value-type="float">
            <text:p>4288</text:p>
          </table:table-cell>
          <table:table-cell office:value-type="float" office:value="5618" calcext:value-type="float">
            <text:p>5618</text:p>
          </table:table-cell>
          <table:table-cell office:value-type="float" office:value="0.763260946956212" calcext:value-type="float">
            <text:p>0,763260946956212</text:p>
          </table:table-cell>
          <table:table-cell office:value-type="float" office:value="6196" calcext:value-type="float">
            <text:p>6196</text:p>
          </table:table-cell>
          <table:table-cell office:value-type="float" office:value="8000" calcext:value-type="float">
            <text:p>8000</text:p>
          </table:table-cell>
          <table:table-cell office:value-type="float" office:value="0.7745" calcext:value-type="float">
            <text:p>0,7745</text:p>
          </table:table-cell>
        </table:table-row>
        <table:table-row table:style-name="ro1">
          <table:table-cell/>
          <table:table-cell office:value-type="string" calcext:value-type="string">
            <text:p>Ironforge Rifleman</text:p>
          </table:table-cell>
          <table:table-cell office:value-type="float" office:value="3197" calcext:value-type="float">
            <text:p>3197</text:p>
          </table:table-cell>
          <table:table-cell office:value-type="float" office:value="4332" calcext:value-type="float">
            <text:p>4332</text:p>
          </table:table-cell>
          <table:table-cell office:value-type="float" office:value="0.737996306555863" calcext:value-type="float">
            <text:p>0,737996306555863</text:p>
          </table:table-cell>
          <table:table-cell office:value-type="float" office:value="3782" calcext:value-type="float">
            <text:p>3782</text:p>
          </table:table-cell>
          <table:table-cell office:value-type="float" office:value="4952" calcext:value-type="float">
            <text:p>4952</text:p>
          </table:table-cell>
          <table:table-cell office:value-type="float" office:value="0.76373182552504" calcext:value-type="float">
            <text:p>0,76373182552504</text:p>
          </table:table-cell>
          <table:table-cell office:value-type="float" office:value="6186" calcext:value-type="float">
            <text:p>6186</text:p>
          </table:table-cell>
          <table:table-cell office:value-type="float" office:value="8000" calcext:value-type="float">
            <text:p>8000</text:p>
          </table:table-cell>
          <table:table-cell office:value-type="float" office:value="0.77325" calcext:value-type="float">
            <text:p>0,77325</text:p>
          </table:table-cell>
        </table:table-row>
        <table:table-row table:style-name="ro1">
          <table:table-cell/>
          <table:table-cell office:value-type="string" calcext:value-type="string">
            <text:p>Tracking</text:p>
          </table:table-cell>
          <table:table-cell office:value-type="float" office:value="2253" calcext:value-type="float">
            <text:p>2253</text:p>
          </table:table-cell>
          <table:table-cell office:value-type="float" office:value="3298" calcext:value-type="float">
            <text:p>3298</text:p>
          </table:table-cell>
          <table:table-cell office:value-type="float" office:value="0.683141297756216" calcext:value-type="float">
            <text:p>0,683141297756216</text:p>
          </table:table-cell>
          <table:table-cell office:value-type="float" office:value="3668" calcext:value-type="float">
            <text:p>3668</text:p>
          </table:table-cell>
          <table:table-cell office:value-type="float" office:value="4801" calcext:value-type="float">
            <text:p>4801</text:p>
          </table:table-cell>
          <table:table-cell office:value-type="float" office:value="0.764007498437825" calcext:value-type="float">
            <text:p>0,764007498437825</text:p>
          </table:table-cell>
          <table:table-cell office:value-type="float" office:value="6247" calcext:value-type="float">
            <text:p>6247</text:p>
          </table:table-cell>
          <table:table-cell office:value-type="float" office:value="8000" calcext:value-type="float">
            <text:p>8000</text:p>
          </table:table-cell>
          <table:table-cell office:value-type="float" office:value="0.780875" calcext:value-type="float">
            <text:p>0,780875</text:p>
          </table:table-cell>
        </table:table-row>
        <table:table-row table:style-name="ro1">
          <table:table-cell/>
          <table:table-cell office:value-type="string" calcext:value-type="string">
            <text:p>Stonetusk Boar</text:p>
          </table:table-cell>
          <table:table-cell office:value-type="float" office:value="3581" calcext:value-type="float">
            <text:p>3581</text:p>
          </table:table-cell>
          <table:table-cell office:value-type="float" office:value="4770" calcext:value-type="float">
            <text:p>4770</text:p>
          </table:table-cell>
          <table:table-cell office:value-type="float" office:value="0.750733752620545" calcext:value-type="float">
            <text:p>0,750733752620545</text:p>
          </table:table-cell>
          <table:table-cell office:value-type="float" office:value="3931" calcext:value-type="float">
            <text:p>3931</text:p>
          </table:table-cell>
          <table:table-cell office:value-type="float" office:value="5130" calcext:value-type="float">
            <text:p>5130</text:p>
          </table:table-cell>
          <table:table-cell office:value-type="float" office:value="0.766276803118908" calcext:value-type="float">
            <text:p>0,766276803118908</text:p>
          </table:table-cell>
          <table:table-cell office:value-type="float" office:value="6211" calcext:value-type="float">
            <text:p>6211</text:p>
          </table:table-cell>
          <table:table-cell office:value-type="float" office:value="8000" calcext:value-type="float">
            <text:p>8000</text:p>
          </table:table-cell>
          <table:table-cell office:value-type="float" office:value="0.776375" calcext:value-type="float">
            <text:p>0,776375</text:p>
          </table:table-cell>
        </table:table-row>
        <table:table-row table:style-name="ro1">
          <table:table-cell/>
          <table:table-cell office:value-type="string" calcext:value-type="string">
            <text:p>Razorfen Hunter</text:p>
          </table:table-cell>
          <table:table-cell office:value-type="float" office:value="3473" calcext:value-type="float">
            <text:p>3473</text:p>
          </table:table-cell>
          <table:table-cell office:value-type="float" office:value="4614" calcext:value-type="float">
            <text:p>4614</text:p>
          </table:table-cell>
          <table:table-cell office:value-type="float" office:value="0.752709146077156" calcext:value-type="float">
            <text:p>0,752709146077156</text:p>
          </table:table-cell>
          <table:table-cell office:value-type="float" office:value="3877" calcext:value-type="float">
            <text:p>3877</text:p>
          </table:table-cell>
          <table:table-cell office:value-type="float" office:value="5034" calcext:value-type="float">
            <text:p>5034</text:p>
          </table:table-cell>
          <table:table-cell office:value-type="float" office:value="0.770162892332141" calcext:value-type="float">
            <text:p>0,770162892332141</text:p>
          </table:table-cell>
          <table:table-cell office:value-type="float" office:value="6093" calcext:value-type="float">
            <text:p>6093</text:p>
          </table:table-cell>
          <table:table-cell office:value-type="float" office:value="8000" calcext:value-type="float">
            <text:p>8000</text:p>
          </table:table-cell>
          <table:table-cell office:value-type="float" office:value="0.761625" calcext:value-type="float">
            <text:p>0,761625</text:p>
          </table:table-cell>
        </table:table-row>
        <table:table-row table:style-name="ro1">
          <table:table-cell/>
          <table:table-cell office:value-type="string" calcext:value-type="string">
            <text:p>Stormpike Commando</text:p>
          </table:table-cell>
          <table:table-cell office:value-type="float" office:value="3718" calcext:value-type="float">
            <text:p>3718</text:p>
          </table:table-cell>
          <table:table-cell office:value-type="float" office:value="4940" calcext:value-type="float">
            <text:p>4940</text:p>
          </table:table-cell>
          <table:table-cell office:value-type="float" office:value="0.752631578947368" calcext:value-type="float">
            <text:p>0,752631578947368</text:p>
          </table:table-cell>
          <table:table-cell office:value-type="float" office:value="4332" calcext:value-type="float">
            <text:p>4332</text:p>
          </table:table-cell>
          <table:table-cell office:value-type="float" office:value="5612" calcext:value-type="float">
            <text:p>5612</text:p>
          </table:table-cell>
          <table:table-cell office:value-type="float" office:value="0.77191732002851" calcext:value-type="float">
            <text:p>0,77191732002851</text:p>
          </table:table-cell>
          <table:table-cell office:value-type="float" office:value="6147" calcext:value-type="float">
            <text:p>6147</text:p>
          </table:table-cell>
          <table:table-cell office:value-type="float" office:value="8000" calcext:value-type="float">
            <text:p>8000</text:p>
          </table:table-cell>
          <table:table-cell office:value-type="float" office:value="0.768375" calcext:value-type="float">
            <text:p>0,768375</text:p>
          </table:table-cell>
        </table:table-row>
        <table:table-row table:style-name="ro1">
          <table:table-cell/>
          <table:table-cell office:value-type="string" calcext:value-type="string">
            <text:p>Raid Leader</text:p>
          </table:table-cell>
          <table:table-cell office:value-type="float" office:value="3547" calcext:value-type="float">
            <text:p>3547</text:p>
          </table:table-cell>
          <table:table-cell office:value-type="float" office:value="4585" calcext:value-type="float">
            <text:p>4585</text:p>
          </table:table-cell>
          <table:table-cell office:value-type="float" office:value="0.77360959651036" calcext:value-type="float">
            <text:p>0,77360959651036</text:p>
          </table:table-cell>
          <table:table-cell office:value-type="float" office:value="3798" calcext:value-type="float">
            <text:p>3798</text:p>
          </table:table-cell>
          <table:table-cell office:value-type="float" office:value="4901" calcext:value-type="float">
            <text:p>4901</text:p>
          </table:table-cell>
          <table:table-cell office:value-type="float" office:value="0.774943889002244" calcext:value-type="float">
            <text:p>0,774943889002244</text:p>
          </table:table-cell>
          <table:table-cell office:value-type="float" office:value="6338" calcext:value-type="float">
            <text:p>6338</text:p>
          </table:table-cell>
          <table:table-cell office:value-type="float" office:value="8000" calcext:value-type="float">
            <text:p>8000</text:p>
          </table:table-cell>
          <table:table-cell office:value-type="float" office:value="0.79225" calcext:value-type="float">
            <text:p>0,79225</text:p>
          </table:table-cell>
        </table:table-row>
        <table:table-row table:style-name="ro1">
          <table:table-cell/>
          <table:table-cell office:value-type="string" calcext:value-type="string">
            <text:p>Oasis Snapjaw</text:p>
          </table:table-cell>
          <table:table-cell office:value-type="float" office:value="3533" calcext:value-type="float">
            <text:p>3533</text:p>
          </table:table-cell>
          <table:table-cell office:value-type="float" office:value="4671" calcext:value-type="float">
            <text:p>4671</text:p>
          </table:table-cell>
          <table:table-cell office:value-type="float" office:value="0.756369085848855" calcext:value-type="float">
            <text:p>0,756369085848855</text:p>
          </table:table-cell>
          <table:table-cell office:value-type="float" office:value="4247" calcext:value-type="float">
            <text:p>4247</text:p>
          </table:table-cell>
          <table:table-cell office:value-type="float" office:value="5458" calcext:value-type="float">
            <text:p>5458</text:p>
          </table:table-cell>
          <table:table-cell office:value-type="float" office:value="0.778123854891902" calcext:value-type="float">
            <text:p>0,778123854891902</text:p>
          </table:table-cell>
          <table:table-cell office:value-type="float" office:value="6194" calcext:value-type="float">
            <text:p>6194</text:p>
          </table:table-cell>
          <table:table-cell office:value-type="float" office:value="8000" calcext:value-type="float">
            <text:p>8000</text:p>
          </table:table-cell>
          <table:table-cell office:value-type="float" office:value="0.77425" calcext:value-type="float">
            <text:p>0,77425</text:p>
          </table:table-cell>
        </table:table-row>
        <table:table-row table:style-name="ro1">
          <table:table-cell/>
          <table:table-cell office:value-type="string" calcext:value-type="string">
            <text:p>Timber Wolf</text:p>
          </table:table-cell>
          <table:table-cell office:value-type="float" office:value="3725" calcext:value-type="float">
            <text:p>3725</text:p>
          </table:table-cell>
          <table:table-cell office:value-type="float" office:value="4846" calcext:value-type="float">
            <text:p>4846</text:p>
          </table:table-cell>
          <table:table-cell office:value-type="float" office:value="0.768675196037969" calcext:value-type="float">
            <text:p>0,768675196037969</text:p>
          </table:table-cell>
          <table:table-cell office:value-type="float" office:value="3961" calcext:value-type="float">
            <text:p>3961</text:p>
          </table:table-cell>
          <table:table-cell office:value-type="float" office:value="5088" calcext:value-type="float">
            <text:p>5088</text:p>
          </table:table-cell>
          <table:table-cell office:value-type="float" office:value="0.778498427672956" calcext:value-type="float">
            <text:p>0,778498427672956</text:p>
          </table:table-cell>
          <table:table-cell office:value-type="float" office:value="6260" calcext:value-type="float">
            <text:p>6260</text:p>
          </table:table-cell>
          <table:table-cell office:value-type="float" office:value="8000" calcext:value-type="float">
            <text:p>8000</text:p>
          </table:table-cell>
          <table:table-cell office:value-type="float" office:value="0.7825" calcext:value-type="float">
            <text:p>0,7825</text:p>
          </table:table-cell>
        </table:table-row>
        <table:table-row table:style-name="ro1">
          <table:table-cell/>
          <table:table-cell office:value-type="string" calcext:value-type="string">
            <text:p>Bloodfen Raptor</text:p>
          </table:table-cell>
          <table:table-cell office:value-type="float" office:value="3569" calcext:value-type="float">
            <text:p>3569</text:p>
          </table:table-cell>
          <table:table-cell office:value-type="float" office:value="4639" calcext:value-type="float">
            <text:p>4639</text:p>
          </table:table-cell>
          <table:table-cell office:value-type="float" office:value="0.769346841991809" calcext:value-type="float">
            <text:p>0,769346841991809</text:p>
          </table:table-cell>
          <table:table-cell office:value-type="float" office:value="3918" calcext:value-type="float">
            <text:p>3918</text:p>
          </table:table-cell>
          <table:table-cell office:value-type="float" office:value="5003" calcext:value-type="float">
            <text:p>5003</text:p>
          </table:table-cell>
          <table:table-cell office:value-type="float" office:value="0.783130121926844" calcext:value-type="float">
            <text:p>0,783130121926844</text:p>
          </table:table-cell>
          <table:table-cell office:value-type="float" office:value="6152" calcext:value-type="float">
            <text:p>6152</text:p>
          </table:table-cell>
          <table:table-cell office:value-type="float" office:value="8000" calcext:value-type="float">
            <text:p>8000</text:p>
          </table:table-cell>
          <table:table-cell office:value-type="float" office:value="0.769" calcext:value-type="float">
            <text:p>0,769</text:p>
          </table:table-cell>
        </table:table-row>
        <table:table-row table:style-name="ro1">
          <table:table-cell/>
          <table:table-cell office:value-type="string" calcext:value-type="string">
            <text:p>Core Hound</text:p>
          </table:table-cell>
          <table:table-cell office:value-type="float" office:value="2427" calcext:value-type="float">
            <text:p>2427</text:p>
          </table:table-cell>
          <table:table-cell office:value-type="float" office:value="3401" calcext:value-type="float">
            <text:p>3401</text:p>
          </table:table-cell>
          <table:table-cell office:value-type="float" office:value="0.713613643046163" calcext:value-type="float">
            <text:p>0,713613643046163</text:p>
          </table:table-cell>
          <table:table-cell office:value-type="float" office:value="4320" calcext:value-type="float">
            <text:p>4320</text:p>
          </table:table-cell>
          <table:table-cell office:value-type="float" office:value="5507" calcext:value-type="float">
            <text:p>5507</text:p>
          </table:table-cell>
          <table:table-cell office:value-type="float" office:value="0.784456146722353" calcext:value-type="float">
            <text:p>0,784456146722353</text:p>
          </table:table-cell>
          <table:table-cell office:value-type="float" office:value="6266" calcext:value-type="float">
            <text:p>6266</text:p>
          </table:table-cell>
          <table:table-cell office:value-type="float" office:value="8000" calcext:value-type="float">
            <text:p>8000</text:p>
          </table:table-cell>
          <table:table-cell office:value-type="float" office:value="0.78325" calcext:value-type="float">
            <text:p>0,78325</text:p>
          </table:table-cell>
        </table:table-row>
        <table:table-row table:style-name="ro1">
          <table:table-cell/>
          <table:table-cell office:value-type="string" calcext:value-type="string">
            <text:p>River Crocolisk</text:p>
          </table:table-cell>
          <table:table-cell office:value-type="float" office:value="3479" calcext:value-type="float">
            <text:p>3479</text:p>
          </table:table-cell>
          <table:table-cell office:value-type="float" office:value="4512" calcext:value-type="float">
            <text:p>4512</text:p>
          </table:table-cell>
          <table:table-cell office:value-type="float" office:value="0.771054964539007" calcext:value-type="float">
            <text:p>0,771054964539007</text:p>
          </table:table-cell>
          <table:table-cell office:value-type="float" office:value="3855" calcext:value-type="float">
            <text:p>3855</text:p>
          </table:table-cell>
          <table:table-cell office:value-type="float" office:value="4908" calcext:value-type="float">
            <text:p>4908</text:p>
          </table:table-cell>
          <table:table-cell office:value-type="float" office:value="0.785452322738386" calcext:value-type="float">
            <text:p>0,785452322738386</text:p>
          </table:table-cell>
          <table:table-cell office:value-type="float" office:value="6290" calcext:value-type="float">
            <text:p>6290</text:p>
          </table:table-cell>
          <table:table-cell office:value-type="float" office:value="8000" calcext:value-type="float">
            <text:p>8000</text:p>
          </table:table-cell>
          <table:table-cell office:value-type="float" office:value="0.78625" calcext:value-type="float">
            <text:p>0,78625</text:p>
          </table:table-cell>
        </table:table-row>
        <table:table-row table:style-name="ro1">
          <table:table-cell/>
          <table:table-cell office:value-type="string" calcext:value-type="string">
            <text:p>Houndmaster</text:p>
          </table:table-cell>
          <table:table-cell office:value-type="float" office:value="4530" calcext:value-type="float">
            <text:p>4530</text:p>
          </table:table-cell>
          <table:table-cell office:value-type="float" office:value="5632" calcext:value-type="float">
            <text:p>5632</text:p>
          </table:table-cell>
          <table:table-cell office:value-type="float" office:value="0.804332386363636" calcext:value-type="float">
            <text:p>0,804332386363636</text:p>
          </table:table-cell>
          <table:table-cell office:value-type="float" office:value="4666" calcext:value-type="float">
            <text:p>4666</text:p>
          </table:table-cell>
          <table:table-cell office:value-type="float" office:value="5824" calcext:value-type="float">
            <text:p>5824</text:p>
          </table:table-cell>
          <table:table-cell office:value-type="float" office:value="0.801167582417583" calcext:value-type="float">
            <text:p>0,801167582417583</text:p>
          </table:table-cell>
          <table:table-cell office:value-type="float" office:value="6186" calcext:value-type="float">
            <text:p>6186</text:p>
          </table:table-cell>
          <table:table-cell office:value-type="float" office:value="8000" calcext:value-type="float">
            <text:p>8000</text:p>
          </table:table-cell>
          <table:table-cell office:value-type="float" office:value="0.77325" calcext:value-type="float">
            <text:p>0,77325</text:p>
          </table:table-cell>
        </table:table-row>
        <table:table-row table:style-name="ro1" table:number-rows-repeated="10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azwa</text:p>
          </table:table-cell>
          <table:table-cell office:value-type="string" calcext:value-type="string">
            <text:p>WRP</text:p>
          </table:table-cell>
          <table:table-cell office:value-type="string" calcext:value-type="string">
            <text:p>WRD</text:p>
          </table:table-cell>
          <table:table-cell office:value-type="string" calcext:value-type="string">
            <text:p>WR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rcane Shot</text:p>
          </table:table-cell>
          <table:table-cell office:value-type="float" office:value="0.74130389502187" calcext:value-type="float">
            <text:p>0,74130389502187</text:p>
          </table:table-cell>
          <table:table-cell office:value-type="float" office:value="0.751394422310757" calcext:value-type="float">
            <text:p>0,751394422310757</text:p>
          </table:table-cell>
          <table:table-cell office:value-type="float" office:value="0.787625" calcext:value-type="float">
            <text:p>0,7876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oodfen Raptor</text:p>
          </table:table-cell>
          <table:table-cell office:value-type="float" office:value="0.769346841991809" calcext:value-type="float">
            <text:p>0,769346841991809</text:p>
          </table:table-cell>
          <table:table-cell office:value-type="float" office:value="0.783130121926844" calcext:value-type="float">
            <text:p>0,783130121926844</text:p>
          </table:table-cell>
          <table:table-cell office:value-type="float" office:value="0.769" calcext:value-type="float">
            <text:p>0,7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re Hound</text:p>
          </table:table-cell>
          <table:table-cell office:value-type="float" office:value="0.713613643046163" calcext:value-type="float">
            <text:p>0,713613643046163</text:p>
          </table:table-cell>
          <table:table-cell office:value-type="float" office:value="0.784456146722353" calcext:value-type="float">
            <text:p>0,784456146722353</text:p>
          </table:table-cell>
          <table:table-cell office:value-type="float" office:value="0.78325" calcext:value-type="float">
            <text:p>0,783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oundmaster</text:p>
          </table:table-cell>
          <table:table-cell office:value-type="float" office:value="0.804332386363636" calcext:value-type="float">
            <text:p>0,804332386363636</text:p>
          </table:table-cell>
          <table:table-cell office:value-type="float" office:value="0.801167582417583" calcext:value-type="float">
            <text:p>0,801167582417583</text:p>
          </table:table-cell>
          <table:table-cell office:value-type="float" office:value="0.77325" calcext:value-type="float">
            <text:p>0,773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ronforge Rifleman</text:p>
          </table:table-cell>
          <table:table-cell office:value-type="float" office:value="0.737996306555863" calcext:value-type="float">
            <text:p>0,737996306555863</text:p>
          </table:table-cell>
          <table:table-cell office:value-type="float" office:value="0.76373182552504" calcext:value-type="float">
            <text:p>0,76373182552504</text:p>
          </table:table-cell>
          <table:table-cell office:value-type="float" office:value="0.77325" calcext:value-type="float">
            <text:p>0,773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ulti-Shot</text:p>
          </table:table-cell>
          <table:table-cell office:value-type="float" office:value="0.657633485376979" calcext:value-type="float">
            <text:p>0,657633485376979</text:p>
          </table:table-cell>
          <table:table-cell office:value-type="float" office:value="0.763260946956212" calcext:value-type="float">
            <text:p>0,763260946956212</text:p>
          </table:table-cell>
          <table:table-cell office:value-type="float" office:value="0.7745" calcext:value-type="float">
            <text:p>0,77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asis Snapjaw</text:p>
          </table:table-cell>
          <table:table-cell office:value-type="float" office:value="0.756369085848855" calcext:value-type="float">
            <text:p>0,756369085848855</text:p>
          </table:table-cell>
          <table:table-cell office:value-type="float" office:value="0.778123854891902" calcext:value-type="float">
            <text:p>0,778123854891902</text:p>
          </table:table-cell>
          <table:table-cell office:value-type="float" office:value="0.77425" calcext:value-type="float">
            <text:p>0,774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aid Leader</text:p>
          </table:table-cell>
          <table:table-cell office:value-type="float" office:value="0.77360959651036" calcext:value-type="float">
            <text:p>0,77360959651036</text:p>
          </table:table-cell>
          <table:table-cell office:value-type="float" office:value="0.774943889002244" calcext:value-type="float">
            <text:p>0,774943889002244</text:p>
          </table:table-cell>
          <table:table-cell office:value-type="float" office:value="0.79225" calcext:value-type="float">
            <text:p>0,792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azorfen Hunter</text:p>
          </table:table-cell>
          <table:table-cell office:value-type="float" office:value="0.752709146077156" calcext:value-type="float">
            <text:p>0,752709146077156</text:p>
          </table:table-cell>
          <table:table-cell office:value-type="float" office:value="0.770162892332141" calcext:value-type="float">
            <text:p>0,770162892332141</text:p>
          </table:table-cell>
          <table:table-cell office:value-type="float" office:value="0.761625" calcext:value-type="float">
            <text:p>0,7616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iver Crocolisk</text:p>
          </table:table-cell>
          <table:table-cell office:value-type="float" office:value="0.771054964539007" calcext:value-type="float">
            <text:p>0,771054964539007</text:p>
          </table:table-cell>
          <table:table-cell office:value-type="float" office:value="0.785452322738386" calcext:value-type="float">
            <text:p>0,785452322738386</text:p>
          </table:table-cell>
          <table:table-cell office:value-type="float" office:value="0.78625" calcext:value-type="float">
            <text:p>0,786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lverback Patriarch</text:p>
          </table:table-cell>
          <table:table-cell office:value-type="float" office:value="0.712221174992146" calcext:value-type="float">
            <text:p>0,712221174992146</text:p>
          </table:table-cell>
          <table:table-cell office:value-type="float" office:value="0.76275565123789" calcext:value-type="float">
            <text:p>0,76275565123789</text:p>
          </table:table-cell>
          <table:table-cell office:value-type="float" office:value="0.780875" calcext:value-type="float">
            <text:p>0,7808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netusk Boar</text:p>
          </table:table-cell>
          <table:table-cell office:value-type="float" office:value="0.750733752620545" calcext:value-type="float">
            <text:p>0,750733752620545</text:p>
          </table:table-cell>
          <table:table-cell office:value-type="float" office:value="0.766276803118908" calcext:value-type="float">
            <text:p>0,766276803118908</text:p>
          </table:table-cell>
          <table:table-cell office:value-type="float" office:value="0.776375" calcext:value-type="float">
            <text:p>0,7763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mpike Commando</text:p>
          </table:table-cell>
          <table:table-cell office:value-type="float" office:value="0.752631578947368" calcext:value-type="float">
            <text:p>0,752631578947368</text:p>
          </table:table-cell>
          <table:table-cell office:value-type="float" office:value="0.77191732002851" calcext:value-type="float">
            <text:p>0,77191732002851</text:p>
          </table:table-cell>
          <table:table-cell office:value-type="float" office:value="0.768375" calcext:value-type="float">
            <text:p>0,7683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mber Wolf</text:p>
          </table:table-cell>
          <table:table-cell office:value-type="float" office:value="0.768675196037969" calcext:value-type="float">
            <text:p>0,768675196037969</text:p>
          </table:table-cell>
          <table:table-cell office:value-type="float" office:value="0.778498427672956" calcext:value-type="float">
            <text:p>0,778498427672956</text:p>
          </table:table-cell>
          <table:table-cell office:value-type="float" office:value="0.7825" calcext:value-type="float">
            <text:p>0,78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racking</text:p>
          </table:table-cell>
          <table:table-cell office:value-type="float" office:value="0.683141297756216" calcext:value-type="float">
            <text:p>0,683141297756216</text:p>
          </table:table-cell>
          <table:table-cell office:value-type="float" office:value="0.764007498437825" calcext:value-type="float">
            <text:p>0,764007498437825</text:p>
          </table:table-cell>
          <table:table-cell office:value-type="float" office:value="0.780875" calcext:value-type="float">
            <text:p>0,780875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azwa</text:p>
          </table:table-cell>
          <table:table-cell office:value-type="string" calcext:value-type="string">
            <text:p>WRP</text:p>
          </table:table-cell>
          <table:table-cell office:value-type="string" calcext:value-type="string">
            <text:p>WRD</text:p>
          </table:table-cell>
          <table:table-cell office:value-type="string" calcext:value-type="string">
            <text:p>WR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oundmaster</text:p>
          </table:table-cell>
          <table:table-cell table:formula="of:=ROUND([.D128];3)" office:value-type="float" office:value="0.741" calcext:value-type="float">
            <text:p>0,741</text:p>
          </table:table-cell>
          <table:table-cell table:formula="of:=ROUND([.E128];3)" office:value-type="float" office:value="0.751" calcext:value-type="float">
            <text:p>0,751</text:p>
          </table:table-cell>
          <table:table-cell table:formula="of:=ROUND([.F128];3)" office:value-type="float" office:value="0.788" calcext:value-type="float">
            <text:p>0,7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aid Leader</text:p>
          </table:table-cell>
          <table:table-cell table:formula="of:=ROUND([.D129];3)" office:value-type="float" office:value="0.769" calcext:value-type="float">
            <text:p>0,769</text:p>
          </table:table-cell>
          <table:table-cell table:formula="of:=ROUND([.E129];3)" office:value-type="float" office:value="0.783" calcext:value-type="float">
            <text:p>0,783</text:p>
          </table:table-cell>
          <table:table-cell table:formula="of:=ROUND([.F129];3)" office:value-type="float" office:value="0.769" calcext:value-type="float">
            <text:p>0,7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iver Crocolisk</text:p>
          </table:table-cell>
          <table:table-cell table:formula="of:=ROUND([.D130];3)" office:value-type="float" office:value="0.714" calcext:value-type="float">
            <text:p>0,714</text:p>
          </table:table-cell>
          <table:table-cell table:formula="of:=ROUND([.E130];3)" office:value-type="float" office:value="0.784" calcext:value-type="float">
            <text:p>0,784</text:p>
          </table:table-cell>
          <table:table-cell table:formula="of:=ROUND([.F130];3)" office:value-type="float" office:value="0.783" calcext:value-type="float">
            <text:p>0,7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oodfen Raptor</text:p>
          </table:table-cell>
          <table:table-cell table:formula="of:=ROUND([.D131];3)" office:value-type="float" office:value="0.804" calcext:value-type="float">
            <text:p>0,804</text:p>
          </table:table-cell>
          <table:table-cell table:formula="of:=ROUND([.E131];3)" office:value-type="float" office:value="0.801" calcext:value-type="float">
            <text:p>0,801</text:p>
          </table:table-cell>
          <table:table-cell table:formula="of:=ROUND([.F131];3)" office:value-type="float" office:value="0.773" calcext:value-type="float">
            <text:p>0,7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mber Wolf</text:p>
          </table:table-cell>
          <table:table-cell table:formula="of:=ROUND([.D132];3)" office:value-type="float" office:value="0.738" calcext:value-type="float">
            <text:p>0,738</text:p>
          </table:table-cell>
          <table:table-cell table:formula="of:=ROUND([.E132];3)" office:value-type="float" office:value="0.764" calcext:value-type="float">
            <text:p>0,764</text:p>
          </table:table-cell>
          <table:table-cell table:formula="of:=ROUND([.F132];3)" office:value-type="float" office:value="0.773" calcext:value-type="float">
            <text:p>0,7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asis Snapjaw</text:p>
          </table:table-cell>
          <table:table-cell table:formula="of:=ROUND([.D133];3)" office:value-type="float" office:value="0.658" calcext:value-type="float">
            <text:p>0,658</text:p>
          </table:table-cell>
          <table:table-cell table:formula="of:=ROUND([.E133];3)" office:value-type="float" office:value="0.763" calcext:value-type="float">
            <text:p>0,763</text:p>
          </table:table-cell>
          <table:table-cell table:formula="of:=ROUND([.F133];3)" office:value-type="float" office:value="0.775" calcext:value-type="float">
            <text:p>0,7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azorfen Hunter</text:p>
          </table:table-cell>
          <table:table-cell table:formula="of:=ROUND([.D134];3)" office:value-type="float" office:value="0.756" calcext:value-type="float">
            <text:p>0,756</text:p>
          </table:table-cell>
          <table:table-cell table:formula="of:=ROUND([.E134];3)" office:value-type="float" office:value="0.778" calcext:value-type="float">
            <text:p>0,778</text:p>
          </table:table-cell>
          <table:table-cell table:formula="of:=ROUND([.F134];3)" office:value-type="float" office:value="0.774" calcext:value-type="float">
            <text:p>0,7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mpike Commando</text:p>
          </table:table-cell>
          <table:table-cell table:formula="of:=ROUND([.D135];3)" office:value-type="float" office:value="0.774" calcext:value-type="float">
            <text:p>0,774</text:p>
          </table:table-cell>
          <table:table-cell table:formula="of:=ROUND([.E135];3)" office:value-type="float" office:value="0.775" calcext:value-type="float">
            <text:p>0,775</text:p>
          </table:table-cell>
          <table:table-cell table:formula="of:=ROUND([.F135];3)" office:value-type="float" office:value="0.792" calcext:value-type="float">
            <text:p>0,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netusk Boar</text:p>
          </table:table-cell>
          <table:table-cell table:formula="of:=ROUND([.D136];3)" office:value-type="float" office:value="0.753" calcext:value-type="float">
            <text:p>0,753</text:p>
          </table:table-cell>
          <table:table-cell table:formula="of:=ROUND([.E136];3)" office:value-type="float" office:value="0.77" calcext:value-type="float">
            <text:p>0,77</text:p>
          </table:table-cell>
          <table:table-cell table:formula="of:=ROUND([.F136];3)" office:value-type="float" office:value="0.762" calcext:value-type="float">
            <text:p>0,7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rcane Shot</text:p>
          </table:table-cell>
          <table:table-cell table:formula="of:=ROUND([.D137];3)" office:value-type="float" office:value="0.771" calcext:value-type="float">
            <text:p>0,771</text:p>
          </table:table-cell>
          <table:table-cell table:formula="of:=ROUND([.E137];3)" office:value-type="float" office:value="0.785" calcext:value-type="float">
            <text:p>0,785</text:p>
          </table:table-cell>
          <table:table-cell table:formula="of:=ROUND([.F137];3)" office:value-type="float" office:value="0.786" calcext:value-type="float">
            <text:p>0,7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ronforge Rifleman</text:p>
          </table:table-cell>
          <table:table-cell table:formula="of:=ROUND([.D138];3)" office:value-type="float" office:value="0.712" calcext:value-type="float">
            <text:p>0,712</text:p>
          </table:table-cell>
          <table:table-cell table:formula="of:=ROUND([.E138];3)" office:value-type="float" office:value="0.763" calcext:value-type="float">
            <text:p>0,763</text:p>
          </table:table-cell>
          <table:table-cell table:formula="of:=ROUND([.F138];3)" office:value-type="float" office:value="0.781" calcext:value-type="float">
            <text:p>0,7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re Hound</text:p>
          </table:table-cell>
          <table:table-cell table:formula="of:=ROUND([.D139];3)" office:value-type="float" office:value="0.751" calcext:value-type="float">
            <text:p>0,751</text:p>
          </table:table-cell>
          <table:table-cell table:formula="of:=ROUND([.E139];3)" office:value-type="float" office:value="0.766" calcext:value-type="float">
            <text:p>0,766</text:p>
          </table:table-cell>
          <table:table-cell table:formula="of:=ROUND([.F139];3)" office:value-type="float" office:value="0.776" calcext:value-type="float">
            <text:p>0,7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lverback Patriarch</text:p>
          </table:table-cell>
          <table:table-cell table:formula="of:=ROUND([.D140];3)" office:value-type="float" office:value="0.753" calcext:value-type="float">
            <text:p>0,753</text:p>
          </table:table-cell>
          <table:table-cell table:formula="of:=ROUND([.E140];3)" office:value-type="float" office:value="0.772" calcext:value-type="float">
            <text:p>0,772</text:p>
          </table:table-cell>
          <table:table-cell table:formula="of:=ROUND([.F140];3)" office:value-type="float" office:value="0.768" calcext:value-type="float">
            <text:p>0,7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racking</text:p>
          </table:table-cell>
          <table:table-cell table:formula="of:=ROUND([.D141];3)" office:value-type="float" office:value="0.769" calcext:value-type="float">
            <text:p>0,769</text:p>
          </table:table-cell>
          <table:table-cell table:formula="of:=ROUND([.E141];3)" office:value-type="float" office:value="0.778" calcext:value-type="float">
            <text:p>0,778</text:p>
          </table:table-cell>
          <table:table-cell table:formula="of:=ROUND([.F141];3)" office:value-type="float" office:value="0.783" calcext:value-type="float">
            <text:p>0,7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ulti-Shot</text:p>
          </table:table-cell>
          <table:table-cell table:formula="of:=ROUND([.D142];3)" office:value-type="float" office:value="0.683" calcext:value-type="float">
            <text:p>0,683</text:p>
          </table:table-cell>
          <table:table-cell table:formula="of:=ROUND([.E142];3)" office:value-type="float" office:value="0.764" calcext:value-type="float">
            <text:p>0,764</text:p>
          </table:table-cell>
          <table:table-cell table:formula="of:=ROUND([.F142];3)" office:value-type="float" office:value="0.781" calcext:value-type="float">
            <text:p>0,781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Najlepsze chromosomy'.C18:'Najlepsze chromosomy'.F28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nsga2.C1:nsga2.D1327" table:display-filter-buttons="true" table:contains-header="false" table:orientation="column">
          <table:filter table:display-duplicates="false">
            <table:filter-and>
              <table:filter-condition table:field-number="2" table:data-type="number" table:value="100" table:operator="top percent"/>
            </table:filter-and>
          </table:filter>
        </table:database-range>
        <table:database-range table:name="__Anonymous_Sheet_DB__5" table:target-range-address="'WRP,WRD,WRN'.B6:'WRP,WRD,WRN'.K21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.00.0000</text:date>, <text:time style:data-style-name="N2" text:time-value="21:41:44.12455893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6T21:42:33.310970583</dc:date>
    <meta:editing-duration>P1DT9H24M29S</meta:editing-duration>
    <meta:editing-cycles>26</meta:editing-cycles>
    <meta:generator>LibreOffice/6.4.6.2$Linux_X86_64 LibreOffice_project/40$Build-2</meta:generator>
    <meta:document-statistic meta:table-count="6" meta:cell-count="652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5.227cm" svg:y="0.185cm" style:legend-expansion="wide" chart:style-name="ch2"/>
        <chart:plot-area chart:style-name="ch3" table:cell-range-address="Ewolucja.B3:Ewolucja.E20 Ewolucja.C2:Ewolucja.E2" chart:data-source-has-labels="both" svg:x="1.331cm" svg:y="0.963cm" svg:width="14.349cm" svg:height="6.876cm">
          <chartooo:coordinate-region svg:x="2.058cm" svg:y="1.162cm" svg:width="13.435cm" svg:height="6.03cm"/>
          <chart:axis chart:dimension="x" chart:name="primary-x" chart:style-name="ch4" chartooo:axis-type="auto">
            <chart:title svg:x="7.72cm" svg:y="8.019cm" chart:style-name="ch5">
              <text:p>Pokolenie</text:p>
            </chart:title>
            <chart:categories table:cell-range-address="Ewolucja.B3:Ewolucja.B20"/>
          </chart:axis>
          <chart:axis chart:dimension="y" chart:name="primary-y" chart:style-name="ch4">
            <chart:title svg:x="0.451cm" svg:y="4.961cm" chart:style-name="ch6">
              <text:p>Balans</text:p>
            </chart:title>
            <chart:grid chart:style-name="ch7" chart:class="major"/>
          </chart:axis>
          <chart:series chart:style-name="ch8" chart:values-cell-range-address="Ewolucja.C3:Ewolucja.C20" chart:label-cell-address="Ewolucja.C2:Ewolucja.C2" chart:class="chart:scatter">
            <chart:domain table:cell-range-address="Ewolucja.B3:Ewolucja.B20"/>
            <chart:data-point chart:repeated="18"/>
          </chart:series>
          <chart:series chart:style-name="ch9" chart:values-cell-range-address="Ewolucja.D3:Ewolucja.D20" chart:label-cell-address="Ewolucja.D2:Ewolucja.D2" chart:class="chart:scatter">
            <chart:data-point chart:repeated="18"/>
          </chart:series>
          <chart:series chart:style-name="ch10" chart:values-cell-range-address="Ewolucja.E3:Ewolucja.E20" chart:label-cell-address="Ewolucja.E2:Ewolucja.E2" chart:class="chart:scatte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MIN</text:p>
                <draw:g>
                  <svg:desc>Ewolucja.C2:Ewolucja.C2</svg:desc>
                </draw:g>
              </table:table-cell>
              <table:table-cell office:value-type="string">
                <text:p>MAX</text:p>
                <draw:g>
                  <svg:desc>Ewolucja.D2:Ewolucja.D2</svg:desc>
                </draw:g>
              </table:table-cell>
              <table:table-cell office:value-type="string">
                <text:p>AVG</text:p>
                <draw:g>
                  <svg:desc>Ewolucja.E2:Ewolucja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wolucja.B3:Ewolucja.B20</svg:desc>
                </draw:g>
              </table:table-cell>
              <table:table-cell office:value-type="float" office:value="0">
                <text:p>0</text:p>
                <draw:g>
                  <svg:desc>Ewolucja.B3:Ewolucja.B20</svg:desc>
                </draw:g>
              </table:table-cell>
              <table:table-cell office:value-type="float" office:value="0.154919333848297">
                <text:p>0.154919333848297</text:p>
                <draw:g>
                  <svg:desc>Ewolucja.C3:Ewolucja.C20</svg:desc>
                </draw:g>
              </table:table-cell>
              <table:table-cell office:value-type="float" office:value="0.832025640630544">
                <text:p>0.832025640630544</text:p>
                <draw:g>
                  <svg:desc>Ewolucja.D3:Ewolucja.D20</svg:desc>
                </draw:g>
              </table:table-cell>
              <table:table-cell office:value-type="float" office:value="0.552091449578055">
                <text:p>0.552091449578055</text:p>
                <draw:g>
                  <svg:desc>Ewolucja.E3:Ewolucja.E2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86189867250252">
                <text:p>0.186189867250252</text:p>
              </table:table-cell>
              <table:table-cell office:value-type="float" office:value="0.7170309151866">
                <text:p>0.7170309151866</text:p>
              </table:table-cell>
              <table:table-cell office:value-type="float" office:value="0.450854619214379">
                <text:p>0.45085461921437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32666399786453">
                <text:p>0.0832666399786453</text:p>
              </table:table-cell>
              <table:table-cell office:value-type="float" office:value="0.718888030224457">
                <text:p>0.718888030224457</text:p>
              </table:table-cell>
              <table:table-cell office:value-type="float" office:value="0.376178987717368">
                <text:p>0.3761789877173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653197264742181">
                <text:p>0.0653197264742181</text:p>
              </table:table-cell>
              <table:table-cell office:value-type="float" office:value="0.653605385534728">
                <text:p>0.653605385534728</text:p>
              </table:table-cell>
              <table:table-cell office:value-type="float" office:value="0.335915397153895">
                <text:p>0.3359153971538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05830052442584">
                <text:p>0.105830052442584</text:p>
              </table:table-cell>
              <table:table-cell office:value-type="float" office:value="0.638748776906852">
                <text:p>0.638748776906852</text:p>
              </table:table-cell>
              <table:table-cell office:value-type="float" office:value="0.265602470776833">
                <text:p>0.2656024707768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864098759787715">
                <text:p>0.0864098759787715</text:p>
              </table:table-cell>
              <table:table-cell office:value-type="float" office:value="0.565685424949238">
                <text:p>0.565685424949238</text:p>
              </table:table-cell>
              <table:table-cell office:value-type="float" office:value="0.250142047008082">
                <text:p>0.2501420470080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560475988186232">
                <text:p>0.560475988186232</text:p>
              </table:table-cell>
              <table:table-cell office:value-type="float" office:value="0.239267303527839">
                <text:p>0.2392673035278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590592922409336">
                <text:p>0.590592922409336</text:p>
              </table:table-cell>
              <table:table-cell office:value-type="float" office:value="0.24463108519497">
                <text:p>0.244631085194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653197264742181">
                <text:p>0.0653197264742181</text:p>
              </table:table-cell>
              <table:table-cell office:value-type="float" office:value="0.694742158406028">
                <text:p>0.694742158406028</text:p>
              </table:table-cell>
              <table:table-cell office:value-type="float" office:value="0.260299000500151">
                <text:p>0.2602990005001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4618802153517">
                <text:p>0.04618802153517</text:p>
              </table:table-cell>
              <table:table-cell office:value-type="float" office:value="0.562375912239017">
                <text:p>0.562375912239017</text:p>
              </table:table-cell>
              <table:table-cell office:value-type="float" office:value="0.24909356381046">
                <text:p>0.249093563810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0.489353314760068">
                <text:p>0.489353314760068</text:p>
              </table:table-cell>
              <table:table-cell office:value-type="float" office:value="0.238702874045947">
                <text:p>0.23870287404594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413763217311544">
                <text:p>0.413763217311544</text:p>
              </table:table-cell>
              <table:table-cell office:value-type="float" office:value="0.23173130285144">
                <text:p>0.231731302851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0.462457205227323">
                <text:p>0.462457205227323</text:p>
              </table:table-cell>
              <table:table-cell office:value-type="float" office:value="0.191205790475816">
                <text:p>0.19120579047581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476655011512519">
                <text:p>0.476655011512519</text:p>
              </table:table-cell>
              <table:table-cell office:value-type="float" office:value="0.208175314901963">
                <text:p>0.2081753149019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230940107675851">
                <text:p>0.0230940107675851</text:p>
              </table:table-cell>
              <table:table-cell office:value-type="float" office:value="0.418887415264134">
                <text:p>0.418887415264134</text:p>
              </table:table-cell>
              <table:table-cell office:value-type="float" office:value="0.213334174310327">
                <text:p>0.2133341743103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478887599895146">
                <text:p>0.478887599895146</text:p>
              </table:table-cell>
              <table:table-cell office:value-type="float" office:value="0.213034571292886">
                <text:p>0.2130345712928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230940107675851">
                <text:p>0.0230940107675851</text:p>
              </table:table-cell>
              <table:table-cell office:value-type="float" office:value="0.628225012767453">
                <text:p>0.628225012767453</text:p>
              </table:table-cell>
              <table:table-cell office:value-type="float" office:value="0.201089092899388">
                <text:p>0.20108909289938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0.493693562175297">
                <text:p>0.493693562175297</text:p>
              </table:table-cell>
              <table:table-cell office:value-type="float" office:value="0.190572861962026">
                <text:p>0.1905728619620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3cm" chart:symbol-height="0.3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5.762cm" svg:y="0.185cm" style:legend-expansion="wide" chart:style-name="ch2"/>
        <chart:plot-area chart:style-name="ch3" table:cell-range-address="'nsga2-wykres'.D1:'nsga2-wykres'.E14 Ewolucja.A1:Ewolucja.A1 'nsga2-wykres'.B1:'nsga2-wykres'.B301" chart:data-source-has-labels="both" svg:x="1.331cm" svg:y="0.963cm" svg:width="14.349cm" svg:height="6.876cm">
          <chartooo:coordinate-region svg:x="2.138cm" svg:y="1.162cm" svg:width="13.448cm" svg:height="6.03cm"/>
          <chart:axis chart:dimension="x" chart:name="primary-x" chart:style-name="ch4" chartooo:axis-type="auto">
            <chart:title svg:x="7.945cm" svg:y="8.019cm" chart:style-name="ch5">
              <text:p>Balans</text:p>
            </chart:title>
            <chart:categories table:cell-range-address="'nsga2-wykres'.D1:'nsga2-wykres'.D1"/>
          </chart:axis>
          <chart:axis chart:dimension="y" chart:name="primary-y" chart:style-name="ch4">
            <chart:title svg:x="0.451cm" svg:y="5.583cm" chart:style-name="ch6">
              <text:p>Wielkość zmian</text:p>
            </chart:title>
            <chart:grid chart:style-name="ch7" chart:class="major"/>
          </chart:axis>
          <chart:series chart:style-name="ch8" chart:values-cell-range-address="'nsga2-wykres'.E1:'nsga2-wykres'.E14" chart:label-cell-address="Ewolucja.A1:Ewolucja.A1" chart:class="chart:scatter">
            <chart:domain table:cell-range-address="'nsga2-wykres'.D1:'nsga2-wykres'.D14"/>
            <chart:data-point chart:repeated="14"/>
          </chart:series>
          <chart:series chart:style-name="ch9" chart:values-cell-range-address="'nsga2-wykres'.B1:'nsga2-wykres'.B301" chart:label-cell-address="Ewolucja.A1:Ewolucja.A1" chart:class="chart:scatter">
            <chart:domain table:cell-range-address="'nsga2-wykres'.A1:'nsga2-wykres'.A301"/>
            <chart:data-point chart:repeated="3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/>
                <draw:g>
                  <svg:desc>Ewolucja.A1:Ewolucja.A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/>
                <draw:g>
                  <svg:desc>Ewolucja.A1:Ewolucja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ont Pareta</text:p>
                <draw:g>
                  <svg:desc>'nsga2-wykres'.D1:'nsga2-wykres'.D1</svg:desc>
                </draw:g>
              </table:table-cell>
              <table:table-cell office:value-type="float" office:value="NaN">
                <text:p>NaN</text:p>
                <draw:g>
                  <svg:desc>'nsga2-wykres'.D1:'nsga2-wykres'.D14</svg:desc>
                </draw:g>
              </table:table-cell>
              <table:table-cell office:value-type="float" office:value="NaN">
                <text:p>NaN</text:p>
                <draw:g>
                  <svg:desc>'nsga2-wykres'.E1:'nsga2-wykres'.E14</svg:desc>
                </draw:g>
              </table:table-cell>
              <table:table-cell office:value-type="float" office:value="NaN">
                <text:p>NaN</text:p>
                <draw:g>
                  <svg:desc>'nsga2-wykres'.A1:'nsga2-wykres'.A301</svg:desc>
                </draw:g>
              </table:table-cell>
              <table:table-cell office:value-type="float" office:value="NaN">
                <text:p>NaN</text:p>
                <draw:g>
                  <svg:desc>'nsga2-wykres'.B1:'nsga2-wykres'.B301</svg:desc>
                </draw:g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/>
              <table:table-cell office:value-type="float" office:value="0.032659863237109">
                <text:p>0.032659863237109</text:p>
              </table:table-cell>
              <table:table-cell office:value-type="float" office:value="91">
                <text:p>91</text:p>
              </table:table-cell>
              <table:table-cell office:value-type="float" office:value="0.0326598632371091">
                <text:p>0.0326598632371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0.051639777949432">
                <text:p>0.051639777949432</text:p>
              </table:table-cell>
              <table:table-cell office:value-type="float" office:value="75">
                <text:p>75</text:p>
              </table:table-cell>
              <table:table-cell office:value-type="float" office:value="0.0326598632371091">
                <text:p>0.03265986323710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/>
              <table:table-cell office:value-type="float" office:value="0.056568542494924">
                <text:p>0.056568542494924</text:p>
              </table:table-cell>
              <table:table-cell office:value-type="float" office:value="63">
                <text:p>63</text:p>
              </table:table-cell>
              <table:table-cell office:value-type="float" office:value="0.0326598632371091">
                <text:p>0.032659863237109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/>
              <table:table-cell office:value-type="float" office:value="0.086409875978772">
                <text:p>0.086409875978772</text:p>
              </table:table-cell>
              <table:table-cell office:value-type="float" office:value="56">
                <text:p>56</text:p>
              </table:table-cell>
              <table:table-cell office:value-type="float" office:value="0.04618802153517">
                <text:p>0.0461880215351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/>
              <table:table-cell office:value-type="float" office:value="0.124365054041184">
                <text:p>0.124365054041184</text:p>
              </table:table-cell>
              <table:table-cell office:value-type="float" office:value="47">
                <text:p>47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/>
              <table:table-cell office:value-type="float" office:value="0.13856406460551">
                <text:p>0.13856406460551</text:p>
              </table:table-cell>
              <table:table-cell office:value-type="float" office:value="33">
                <text:p>33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/>
              <table:table-cell office:value-type="float" office:value="0.202649122047609">
                <text:p>0.202649122047609</text:p>
              </table:table-cell>
              <table:table-cell office:value-type="float" office:value="29">
                <text:p>29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/>
              <table:table-cell office:value-type="float" office:value="0.232091935807056">
                <text:p>0.232091935807056</text:p>
              </table:table-cell>
              <table:table-cell office:value-type="float" office:value="28">
                <text:p>28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/>
              <table:table-cell office:value-type="float" office:value="0.375943258129912">
                <text:p>0.375943258129912</text:p>
              </table:table-cell>
              <table:table-cell office:value-type="float" office:value="26">
                <text:p>26</text:p>
              </table:table-cell>
              <table:table-cell office:value-type="float" office:value="0.0516397779494323">
                <text:p>0.051639777949432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/>
              <table:table-cell office:value-type="float" office:value="0.467047463683653">
                <text:p>0.467047463683653</text:p>
              </table:table-cell>
              <table:table-cell office:value-type="float" office:value="17">
                <text:p>17</text:p>
              </table:table-cell>
              <table:table-cell office:value-type="float" office:value="0.0516397779494323">
                <text:p>0.05163977794943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/>
              <table:table-cell office:value-type="float" office:value="0.580574428188726">
                <text:p>0.580574428188726</text:p>
              </table:table-cell>
              <table:table-cell office:value-type="float" office:value="7">
                <text:p>7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0.661714943662803">
                <text:p>0.661714943662803</text:p>
              </table:table-cell>
              <table:table-cell office:value-type="float" office:value="0">
                <text:p>0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3197264742181">
                <text:p>0.065319726474218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2820323027551">
                <text:p>0.069282032302755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2820323027551">
                <text:p>0.069282032302755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2820323027551">
                <text:p>0.06928203230275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0296743340222">
                <text:p>0.07302967433402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65941686205071">
                <text:p>0.07659416862050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2666399786453">
                <text:p>0.08326663997864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4098759787715">
                <text:p>0.08640987597877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4098759787715">
                <text:p>0.086409875978771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4098759787715">
                <text:p>0.08640987597877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3760430703401">
                <text:p>0.09237604307034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52190457139046">
                <text:p>0.09521904571390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52190457139047">
                <text:p>0.095219045713904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52190457139048">
                <text:p>0.09521904571390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9795897113272">
                <text:p>0.09797958971132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9795897113272">
                <text:p>0.097979589711327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9795897113272">
                <text:p>0.09797958971132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279555898864">
                <text:p>0.10327955589886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5830052442584">
                <text:p>0.1058300524425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5830052442584">
                <text:p>0.1058300524425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3137084989848">
                <text:p>0.11313708498984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5470053837925">
                <text:p>0.1154700538379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756811551038">
                <text:p>0.11775681155103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756811551038">
                <text:p>0.1177568115510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756811551038">
                <text:p>0.11775681155103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756811551038">
                <text:p>0.1177568115510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756811551038">
                <text:p>0.1177568115510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365054041184">
                <text:p>0.12436505404118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365054041184">
                <text:p>0.12436505404118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491106406735">
                <text:p>0.1264911064067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491106406735">
                <text:p>0.1264911064067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491106406735">
                <text:p>0.12649110640673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0639452948436">
                <text:p>0.1306394529484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4660065844828">
                <text:p>0.13466006584482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626010212795">
                <text:p>0.1366260102127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56406460551">
                <text:p>0.138564064605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361043360417">
                <text:p>0.1423610433604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361043360417">
                <text:p>0.1423610433604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059348668044">
                <text:p>0.14605934866804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059348668044">
                <text:p>0.1460593486680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7873820085459">
                <text:p>0.1478738200854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7873820085459">
                <text:p>0.1478738200854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7873820085459">
                <text:p>0.1478738200854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919333848297">
                <text:p>0.15491933384829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919333848297">
                <text:p>0.15491933384829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919333848297">
                <text:p>0.15491933384829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919333848297">
                <text:p>0.1549193338482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63120165961">
                <text:p>0.1566312016596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63120165961">
                <text:p>0.156631201659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63120165961">
                <text:p>0.1566312016596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658075373095">
                <text:p>0.1616580753730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3299316185545">
                <text:p>0.16329931618554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3299316185545">
                <text:p>0.1632993161855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3299316185545">
                <text:p>0.1632993161855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4924225024706">
                <text:p>0.16492422502470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4924225024706">
                <text:p>0.1649242250247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8126936172247">
                <text:p>0.16812693617224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9705627484771">
                <text:p>0.16970562748477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9705627484771">
                <text:p>0.16970562748477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9705627484771">
                <text:p>0.16970562748477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9705627484771">
                <text:p>0.1697056274847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2819751957543">
                <text:p>0.1728197519575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4355957741627">
                <text:p>0.1743559577416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4355957741627">
                <text:p>0.17435595774162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4355957741627">
                <text:p>0.1743559577416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0369990112916">
                <text:p>0.1803699901129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0369990112916">
                <text:p>0.18036999011291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0369990112916">
                <text:p>0.1803699901129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842422626478">
                <text:p>0.1818424226264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842422626478">
                <text:p>0.1818424226264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842422626478">
                <text:p>0.1818424226264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6189867250252">
                <text:p>0.18618986725025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6189867250252">
                <text:p>0.18618986725025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6189867250252">
                <text:p>0.1861898672502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7616630392937">
                <text:p>0.18761663039293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7616630392937">
                <text:p>0.18761663039293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0438091427809">
                <text:p>0.1904380914278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0438091427809">
                <text:p>0.19043809142780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1833260932509">
                <text:p>0.1918332609325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1833260932509">
                <text:p>0.19183326093250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1833260932509">
                <text:p>0.1918332609325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3218356615859">
                <text:p>0.1932183566158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3218356615859">
                <text:p>0.19321835661585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5959179422654">
                <text:p>0.1959591794226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731531449265">
                <text:p>0.1973153144926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8662192343351">
                <text:p>0.19866219234335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8662192343351">
                <text:p>0.19866219234335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8662192343351">
                <text:p>0.19866219234335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2649122047609">
                <text:p>0.2026491220476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2649122047609">
                <text:p>0.2026491220476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3960780543711">
                <text:p>0.20396078054371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7846096908265">
                <text:p>0.2078460969082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0396451174127">
                <text:p>0.2103964511741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0396451174127">
                <text:p>0.2103964511741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0396451174127">
                <text:p>0.2103964511741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0396451174127">
                <text:p>0.21039645117412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2916258968951">
                <text:p>0.21291625896895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4165045389453">
                <text:p>0.21416504538945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4165045389453">
                <text:p>0.21416504538945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4165045389453">
                <text:p>0.21416504538945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868461844909">
                <text:p>0.2178684618449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868461844909">
                <text:p>0.21786846184490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868461844909">
                <text:p>0.2178684618449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868461844909">
                <text:p>0.2178684618449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9089023002066">
                <text:p>0.2190890230020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9089023002066">
                <text:p>0.21908902300206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9089023002066">
                <text:p>0.2190890230020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0302821891444">
                <text:p>0.2203028218914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3904741649956">
                <text:p>0.22390474164995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3904741649956">
                <text:p>0.22390474164995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3904741649956">
                <text:p>0.2239047416499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3904741649956">
                <text:p>0.2239047416499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7449628123093">
                <text:p>0.22744962812309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8619042659763">
                <text:p>0.22861904265976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8619042659763">
                <text:p>0.2286190426597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2091935807056">
                <text:p>0.2320919358070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2091935807056">
                <text:p>0.2320919358070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2091935807056">
                <text:p>0.2320919358070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2091935807056">
                <text:p>0.2320919358070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2091935807056">
                <text:p>0.2320919358070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5513623102076">
                <text:p>0.23551362310207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7767393335027">
                <text:p>0.23776739333502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492701860293">
                <text:p>0.24549270186029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6576560118759">
                <text:p>0.24657656011875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6576560118759">
                <text:p>0.24657656011875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9799919935936">
                <text:p>0.24979991993593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29754097208">
                <text:p>0.2622975409720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29754097208">
                <text:p>0.2622975409720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1293199325011">
                <text:p>0.2712931993250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274371422162">
                <text:p>0.27227437142216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274371422162">
                <text:p>0.27227437142216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8088714861523">
                <text:p>0.27808871486152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89832682488">
                <text:p>0.2818983268248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2842712474619">
                <text:p>0.2828427124746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2842712474619">
                <text:p>0.2828427124746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657137141714">
                <text:p>0.28565713714171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657137141714">
                <text:p>0.2856571371417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6589136802729">
                <text:p>0.28658913680272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51629958677">
                <text:p>0.2985162995867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332590941915">
                <text:p>0.29933259094191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332590941915">
                <text:p>0.29933259094191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1109061083632">
                <text:p>0.30110906108363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1109061083632">
                <text:p>0.3011090610836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4630924234556">
                <text:p>0.3046309242345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8976806033506">
                <text:p>0.3089768060335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112506383727">
                <text:p>0.31411250638372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832251080426">
                <text:p>0.32083225108042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1662348848395">
                <text:p>0.3216623488483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2490309931942">
                <text:p>0.3224903099319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7414110874898">
                <text:p>0.3274141108748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7414110874898">
                <text:p>0.3274141108748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039004780082">
                <text:p>0.3290390047800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866240681304">
                <text:p>0.33386624068130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866240681304">
                <text:p>0.33386624068130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466401061363">
                <text:p>0.3346640106136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5459883344243">
                <text:p>0.33545988334424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417343165772">
                <text:p>0.3644173431657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148371670111">
                <text:p>0.36514837167011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87793957366">
                <text:p>0.365877939573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0944739819828">
                <text:p>0.37094473981982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095162123553">
                <text:p>0.37309516212355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095162123553">
                <text:p>0.3730951621235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095162123553">
                <text:p>0.3730951621235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233260785874">
                <text:p>0.37523326078587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233260785874">
                <text:p>0.37523326078587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943258129912">
                <text:p>0.3759432581299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6651917115348">
                <text:p>0.3766519171153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8769938969114">
                <text:p>0.3787699389691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7126163758879">
                <text:p>0.38712616375887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1918358845308">
                <text:p>0.39191835884530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5305788809962">
                <text:p>0.39530578880996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7324384686702">
                <text:p>0.3973243846867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7994974842648">
                <text:p>0.39799497484264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7994974842648">
                <text:p>0.3979949748426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8664437006028">
                <text:p>0.3986644370060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332776849918">
                <text:p>0.3993327768499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3319558993445">
                <text:p>0.4033195589934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226913419275">
                <text:p>0.4092269134192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878030638384">
                <text:p>0.4098780306383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1177171869581">
                <text:p>0.4111771718695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1177171869581">
                <text:p>0.4111771718695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182520563948">
                <text:p>0.4118252056394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3763217311544">
                <text:p>0.4137632173115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692193816531">
                <text:p>0.41569219381653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887415264134">
                <text:p>0.41888741526413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158700175699">
                <text:p>0.42015870017569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9573431828987">
                <text:p>0.42957343182898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9393521420909">
                <text:p>0.43939352142090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3621460256377">
                <text:p>0.4436214602563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4822061802994">
                <text:p>0.44482206180299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6616912651846">
                <text:p>0.44661691265184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777106783386">
                <text:p>0.45077710678338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5331423109737">
                <text:p>0.46533142310973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047463683653">
                <text:p>0.4670474636836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8187996428785">
                <text:p>0.46818799642878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9325757514614">
                <text:p>0.4693257575146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9893604978829">
                <text:p>0.4698936049788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1593044902064">
                <text:p>0.4715930449020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5534786670054">
                <text:p>0.47553478667005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8330429724056">
                <text:p>0.4783304297240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8330429724056">
                <text:p>0.4783304297240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4974226119286">
                <text:p>0.48497422611928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4974226119286">
                <text:p>0.4849742261192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441977539987">
                <text:p>0.49044197753998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849439514321">
                <text:p>0.49584943951432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7995983919549">
                <text:p>0.49799598391954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531175889065">
                <text:p>0.4985311758890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1730339259381">
                <text:p>0.50173033925938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290041464538">
                <text:p>0.51329004146453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486926367418">
                <text:p>0.5194869263674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1024631535465">
                <text:p>0.5210246315354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1536192416212">
                <text:p>0.52153619241621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59508194416">
                <text:p>0.5245950819441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59508194416">
                <text:p>0.524595081944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59508194416">
                <text:p>0.524595081944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103164467073">
                <text:p>0.52510316446707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150262212918">
                <text:p>0.5291502622129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135109844153">
                <text:p>0.5391351098441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109970338747">
                <text:p>0.5411099703387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527267879434">
                <text:p>0.5455272678794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479071137275">
                <text:p>0.54747907113727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84538897533">
                <text:p>0.5518453889753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84538897533">
                <text:p>0.551845388975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9046807819643">
                <text:p>0.5590468078196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849891178812">
                <text:p>0.5628498911788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037557443754">
                <text:p>0.5680375574437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0379990298865">
                <text:p>0.57037999029886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178273605458">
                <text:p>0.57317827360545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962961772138">
                <text:p>0.5759629617721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655069847578">
                <text:p>0.5796550698475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0574428188726">
                <text:p>0.5805744281887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033561853358">
                <text:p>0.58103356185335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950742474539">
                <text:p>0.5819507424745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323809446063">
                <text:p>0.58332380944606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9689183666559">
                <text:p>0.5896891836665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0141226035486">
                <text:p>0.5901412260354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5986577030054">
                <text:p>0.5959865770300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433846569201">
                <text:p>0.5964338465692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110451697626">
                <text:p>0.5991104516976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555390824456">
                <text:p>0.5995553908244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0136596727869">
                <text:p>0.6101365967278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446372682565">
                <text:p>0.61144637268256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089944821661">
                <text:p>0.61708994482166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8225012767453">
                <text:p>0.62822501276745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868299373672">
                <text:p>0.6478682993736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0743164901996">
                <text:p>0.6507431649019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861223293525">
                <text:p>0.65686122329352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861223293525">
                <text:p>0.6568612232935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0504857413378">
                <text:p>0.6605048574133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714943662803">
                <text:p>0.661714943662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882705858334">
                <text:p>0.67488270585833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882705858334">
                <text:p>0.674882705858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9215233437335">
                <text:p>0.67921523343733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0392043849231">
                <text:p>0.6803920438492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175454637056">
                <text:p>0.6811754546370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3130051063973">
                <text:p>0.68313005106397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2820323027551">
                <text:p>0.6928203230275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6275807421168">
                <text:p>0.6962758074211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951595844328">
                <text:p>0.698951595844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1237002256251">
                <text:p>0.70123700225625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6540869306228">
                <text:p>0.7065408693062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2928233882392">
                <text:p>0.71292823388239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7402722790112">
                <text:p>0.71740272279011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9629534320727">
                <text:p>0.7196295343207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1479960451663">
                <text:p>0.7214799604516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1849476460755">
                <text:p>0.72184947646075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0661800470414">
                <text:p>0.7306618004704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7925018774491">
                <text:p>0.73792501877449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2608016834364">
                <text:p>0.7426080168343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7975044146973">
                <text:p>0.7479750441469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1176854453508">
                <text:p>0.751176854453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4547796631011">
                <text:p>0.76454779663101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2183052563747">
                <text:p>0.77218305256374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587530817554">
                <text:p>0.78587530817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9599054372956">
                <text:p>0.78959905437295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4266144584568">
                <text:p>0.83426614458456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6955331368386">
                <text:p>0.84695533136838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3002481859779">
                <text:p>0.873002481859779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WRP,WRD,WRN'.H7:'WRP,WRD,WRN'.H21 'WRP,WRD,WRN'.K6:'WRP,WRD,WRN'.K21" chart:data-source-has-labels="row" svg:x="1.331cm" svg:y="0.18cm" svg:width="14.349cm" svg:height="7.659cm">
          <chartooo:coordinate-region svg:x="2.429cm" svg:y="0.38cm" svg:width="12.919cm" svg:height="6.813cm"/>
          <chart:axis chart:dimension="x" chart:name="primary-x" chart:style-name="ch3">
            <chart:title svg:x="8.064cm" svg:y="8.019cm" chart:style-name="ch4">
              <text:p>WRD</text:p>
            </chart:title>
          </chart:axis>
          <chart:axis chart:dimension="y" chart:name="primary-y" chart:style-name="ch3">
            <chart:title svg:x="0.451cm" svg:y="4.45cm" chart:style-name="ch5">
              <text:p>WRN</text:p>
            </chart:title>
            <chart:grid chart:style-name="ch6" chart:class="major"/>
          </chart:axis>
          <chart:series chart:style-name="ch7" chart:values-cell-range-address="'WRP,WRD,WRN'.K7:'WRP,WRD,WRN'.K21" chart:label-cell-address="'WRP,WRD,WRN'.K6:'WRP,WRD,WRN'.K6" chart:class="chart:scatter">
            <chart:domain table:cell-range-address="'WRP,WRD,WRN'.H7:'WRP,WRD,WRN'.H21"/>
            <chart:regression-curve chart:style-name="ch8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  <table:table-cell office:value-type="string">
                <text:p>WRN</text:p>
                <draw:g>
                  <svg:desc>'WRP,WRD,WRN'.K6:'WRP,WRD,WRN'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394422310757">
                <text:p>0.751394422310757</text:p>
                <draw:g>
                  <svg:desc>'WRP,WRD,WRN'.H7:'WRP,WRD,WRN'.H21</svg:desc>
                </draw:g>
              </table:table-cell>
              <table:table-cell office:value-type="float" office:value="0.787625">
                <text:p>0.787625</text:p>
                <draw:g>
                  <svg:desc>'WRP,WRD,WRN'.K7:'WRP,WRD,WRN'.K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275565123789">
                <text:p>0.76275565123789</text:p>
              </table:table-cell>
              <table:table-cell office:value-type="float" office:value="0.780875">
                <text:p>0.780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3260946956212">
                <text:p>0.763260946956212</text:p>
              </table:table-cell>
              <table:table-cell office:value-type="float" office:value="0.7745">
                <text:p>0.7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373182552504">
                <text:p>0.76373182552504</text:p>
              </table:table-cell>
              <table:table-cell office:value-type="float" office:value="0.77325">
                <text:p>0.77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4007498437825">
                <text:p>0.764007498437825</text:p>
              </table:table-cell>
              <table:table-cell office:value-type="float" office:value="0.780875">
                <text:p>0.780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6276803118908">
                <text:p>0.766276803118908</text:p>
              </table:table-cell>
              <table:table-cell office:value-type="float" office:value="0.776375">
                <text:p>0.776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0162892332141">
                <text:p>0.770162892332141</text:p>
              </table:table-cell>
              <table:table-cell office:value-type="float" office:value="0.761625">
                <text:p>0.761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191732002851">
                <text:p>0.77191732002851</text:p>
              </table:table-cell>
              <table:table-cell office:value-type="float" office:value="0.768375">
                <text:p>0.768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4943889002244">
                <text:p>0.774943889002244</text:p>
              </table:table-cell>
              <table:table-cell office:value-type="float" office:value="0.79225">
                <text:p>0.79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8123854891902">
                <text:p>0.778123854891902</text:p>
              </table:table-cell>
              <table:table-cell office:value-type="float" office:value="0.77425">
                <text:p>0.77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78498427672956">
                <text:p>0.778498427672956</text:p>
              </table:table-cell>
              <table:table-cell office:value-type="float" office:value="0.7825">
                <text:p>0.7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3130121926844">
                <text:p>0.783130121926844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4456146722353">
                <text:p>0.784456146722353</text:p>
              </table:table-cell>
              <table:table-cell office:value-type="float" office:value="0.78325">
                <text:p>0.78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5452322738386">
                <text:p>0.785452322738386</text:p>
              </table:table-cell>
              <table:table-cell office:value-type="float" office:value="0.78625">
                <text:p>0.78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1167582417583">
                <text:p>0.801167582417583</text:p>
              </table:table-cell>
              <table:table-cell office:value-type="float" office:value="0.77325">
                <text:p>0.773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WRP,WRD,WRN'.E7:'WRP,WRD,WRN'.E21 'WRP,WRD,WRN'.K6:'WRP,WRD,WRN'.K21" chart:data-source-has-labels="row" svg:x="1.331cm" svg:y="0.18cm" svg:width="14.349cm" svg:height="7.659cm">
          <chartooo:coordinate-region svg:x="2.429cm" svg:y="0.38cm" svg:width="12.919cm" svg:height="6.813cm"/>
          <chart:axis chart:dimension="x" chart:name="primary-x" chart:style-name="ch3">
            <chart:title svg:x="8.077cm" svg:y="8.019cm" chart:style-name="ch4">
              <text:p>WRP</text:p>
            </chart:title>
          </chart:axis>
          <chart:axis chart:dimension="y" chart:name="primary-y" chart:style-name="ch3">
            <chart:title svg:x="0.451cm" svg:y="4.45cm" chart:style-name="ch5">
              <text:p>WRN</text:p>
            </chart:title>
            <chart:grid chart:style-name="ch6" chart:class="major"/>
          </chart:axis>
          <chart:series chart:style-name="ch7" chart:values-cell-range-address="'WRP,WRD,WRN'.K7:'WRP,WRD,WRN'.K21" chart:label-cell-address="'WRP,WRD,WRN'.K6:'WRP,WRD,WRN'.K6" chart:class="chart:scatter">
            <chart:domain table:cell-range-address="'WRP,WRD,WRN'.E7:'WRP,WRD,WRN'.E21"/>
            <chart:regression-curve chart:style-name="ch8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WRN</text:p>
                <draw:g>
                  <svg:desc>'WRP,WRD,WRN'.K6:'WRP,WRD,WRN'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130389502187">
                <text:p>0.74130389502187</text:p>
                <draw:g>
                  <svg:desc>'WRP,WRD,WRN'.E7:'WRP,WRD,WRN'.E21</svg:desc>
                </draw:g>
              </table:table-cell>
              <table:table-cell office:value-type="float" office:value="0.787625">
                <text:p>0.787625</text:p>
                <draw:g>
                  <svg:desc>'WRP,WRD,WRN'.K7:'WRP,WRD,WRN'.K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221174992146">
                <text:p>0.712221174992146</text:p>
              </table:table-cell>
              <table:table-cell office:value-type="float" office:value="0.780875">
                <text:p>0.780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7633485376979">
                <text:p>0.657633485376979</text:p>
              </table:table-cell>
              <table:table-cell office:value-type="float" office:value="0.7745">
                <text:p>0.7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37996306555863">
                <text:p>0.737996306555863</text:p>
              </table:table-cell>
              <table:table-cell office:value-type="float" office:value="0.77325">
                <text:p>0.77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3141297756216">
                <text:p>0.683141297756216</text:p>
              </table:table-cell>
              <table:table-cell office:value-type="float" office:value="0.780875">
                <text:p>0.780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0733752620545">
                <text:p>0.750733752620545</text:p>
              </table:table-cell>
              <table:table-cell office:value-type="float" office:value="0.776375">
                <text:p>0.776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2709146077156">
                <text:p>0.752709146077156</text:p>
              </table:table-cell>
              <table:table-cell office:value-type="float" office:value="0.761625">
                <text:p>0.761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2631578947368">
                <text:p>0.752631578947368</text:p>
              </table:table-cell>
              <table:table-cell office:value-type="float" office:value="0.768375">
                <text:p>0.768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360959651036">
                <text:p>0.77360959651036</text:p>
              </table:table-cell>
              <table:table-cell office:value-type="float" office:value="0.79225">
                <text:p>0.79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6369085848855">
                <text:p>0.756369085848855</text:p>
              </table:table-cell>
              <table:table-cell office:value-type="float" office:value="0.77425">
                <text:p>0.77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8675196037969">
                <text:p>0.768675196037969</text:p>
              </table:table-cell>
              <table:table-cell office:value-type="float" office:value="0.7825">
                <text:p>0.7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9346841991809">
                <text:p>0.769346841991809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3613643046163">
                <text:p>0.713613643046163</text:p>
              </table:table-cell>
              <table:table-cell office:value-type="float" office:value="0.78325">
                <text:p>0.78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1054964539007">
                <text:p>0.771054964539007</text:p>
              </table:table-cell>
              <table:table-cell office:value-type="float" office:value="0.78625">
                <text:p>0.78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4332386363636">
                <text:p>0.804332386363636</text:p>
              </table:table-cell>
              <table:table-cell office:value-type="float" office:value="0.77325">
                <text:p>0.773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